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9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6.779cm"/>
    </style:style>
    <style:style style:name="co16" style:family="table-column">
      <style:table-column-properties fo:break-before="auto" style:column-width="0.882cm"/>
    </style:style>
    <style:style style:name="co17" style:family="table-column">
      <style:table-column-properties fo:break-before="auto" style:column-width="0.991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7.634cm"/>
    </style:style>
    <style:style style:name="co20" style:family="table-column">
      <style:table-column-properties fo:break-before="auto" style:column-width="3.916cm"/>
    </style:style>
    <style:style style:name="co21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6e6ff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1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  <style:map style:condition="cell-content()=1" style:apply-style-name="Sin_20_nombre2" style:base-cell-address="Hoja1.L4"/>
      <style:map style:condition="cell-content()=0" style:apply-style-name="Sin_20_nombre3" style:base-cell-address="Hoja1.L4"/>
    </style:style>
    <style:style style:name="ce12" style:family="table-cell" style:parent-style-name="Default">
      <style:table-cell-properties fo:background-color="#e6e6ff" style:diagonal-bl-tr="none" style:diagonal-tl-br="none" fo:border="0.06pt solid #000000" fo:padding="0.071cm" style:rotation-align="none"/>
      <style:text-properties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5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8" style:family="table-cell" style:parent-style-name="Default">
      <style:table-cell-properties fo:padding="0.071cm"/>
      <style:text-properties style:text-position="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15">
      <style:table-cell-properties fo:padding="0.071cm"/>
    </style:style>
    <style:style style:name="ce21" style:family="table-cell" style:parent-style-name="Default" style:data-style-name="N116">
      <style:table-cell-properties fo:padding="0.071cm"/>
    </style:style>
    <style:style style:name="ce22" style:family="table-cell" style:parent-style-name="Default">
      <style:table-cell-properties fo:background-color="#e6e6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43" table:default-cell-style-name="ce2"/>
        <table:table-column table:style-name="co10" table:number-columns-repeated="766" table:default-cell-style-name="Default"/>
        <table:table-row table:style-name="ro1">
          <table:table-cell table:style-name="ce1" office:value-type="string" table:number-columns-spanned="13" table:number-rows-spanned="1">
            <text:p>Total Keypoints train: 192</text:p>
          </table:table-cell>
          <table:covered-table-cell table:number-columns-repeated="7" table:style-name="ce5"/>
          <table:covered-table-cell table:style-name="ce7"/>
          <table:covered-table-cell table:number-columns-repeated="4" table:style-name="ce5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9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number-columns-repeated="1011"/>
        </table:table-row>
        <table:table-row table:style-name="ro1">
          <table:table-cell table:style-name="ce4" office:value-type="float" office:value="0.00228233">
            <text:p>0,00228233</text:p>
          </table:table-cell>
          <table:table-cell table:style-name="ce4" office:value-type="float" office:value="0.138066">
            <text:p>0,138066</text:p>
          </table:table-cell>
          <table:table-cell table:style-name="ce4" office:value-type="float" office:value="0.00585889">
            <text:p>0,00585889</text:p>
          </table:table-cell>
          <table:table-cell table:style-name="ce4" office:value-type="float" office:value="0.121311">
            <text:p>0,121311</text:p>
          </table:table-cell>
          <table:table-cell table:style-name="ce4" office:value-type="float" office:value="0.00000873">
            <text:p>0,000008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47186">
            <text:p>3,47186</text:p>
          </table:table-cell>
          <table:table-cell table:style-name="ce4" table:formula="of:=[.G4]" office:value-type="float" office:value="3.47186">
            <text:p>3,471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4]&lt;[.J4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4]*100/[.K4]" office:value-type="float" office:value="15.5172413793103">
            <text:p>15,5172413793</text:p>
          </table:table-cell>
          <table:table-cell table:style-name="ce1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prom</text:p>
          </table:table-cell>
          <table:table-cell table:number-columns-repeated="1006"/>
        </table:table-row>
        <table:table-row table:style-name="ro3">
          <table:table-cell table:style-name="ce4" office:value-type="float" office:value="0.00171138">
            <text:p>0,00171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23">
            <text:p>55,0723</text:p>
          </table:table-cell>
          <table:table-cell table:style-name="ce4" table:formula="of:=AVERAGE([.G4:.G5])" office:value-type="float" office:value="29.27208">
            <text:p>29,272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5]&lt;[.J5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5]*100/[.K5]" office:value-type="float" office:value="15.5172413793103">
            <text:p>15,5172413793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formula="of:=MIN([.J$4:.J$864])" office:value-type="float" office:value="11">
            <text:p>11</text:p>
          </table:table-cell>
          <table:table-cell table:formula="of:=MAX([.J$4:.J$864])" office:value-type="float" office:value="256">
            <text:p>256</text:p>
          </table:table-cell>
          <table:table-cell table:formula="of:=AVERAGE([.J$4:.J$864])" office:value-type="float" office:value="129.321718931475">
            <text:p>129,3217189315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4154">
            <text:p>0,00164154</text:p>
          </table:table-cell>
          <table:table-cell table:style-name="ce4" office:value-type="float" office:value="0.0245503">
            <text:p>0,0245503</text:p>
          </table:table-cell>
          <table:table-cell table:style-name="ce4" office:value-type="float" office:value="0.00115691">
            <text:p>0,00115691</text:p>
          </table:table-cell>
          <table:table-cell table:style-name="ce4" office:value-type="float" office:value="0.0466935">
            <text:p>0,0466935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.8959">
            <text:p>10,8959</text:p>
          </table:table-cell>
          <table:table-cell table:style-name="ce4" table:formula="of:=AVERAGE([.$G$4:.G6])" office:value-type="float" office:value="23.1466866666667">
            <text:p>23,14668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4">
            <text:p>104</text:p>
          </table:table-cell>
          <table:table-cell table:style-name="ce11" table:formula="of:=IF([.K6]&lt;[.J6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6]*100/[.K6]" office:value-type="float" office:value="28.8461538461538">
            <text:p>28,8461538462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formula="of:=MIN([.K$4:.K$864])" office:value-type="float" office:value="51">
            <text:p>51</text:p>
          </table:table-cell>
          <table:table-cell table:formula="of:=MAX([.K$4:.K$864])" office:value-type="float" office:value="125">
            <text:p>125</text:p>
          </table:table-cell>
          <table:table-cell table:formula="of:=AVERAGE([.K$4:.K$864])" office:value-type="float" office:value="89.6898954703833">
            <text:p>89,6898954704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7339">
            <text:p>0,00167339</text:p>
          </table:table-cell>
          <table:table-cell table:style-name="ce4" office:value-type="float" office:value="0.00897715">
            <text:p>0,00897715</text:p>
          </table:table-cell>
          <table:table-cell table:style-name="ce4" office:value-type="float" office:value="0.000898084">
            <text:p>0,000898084</text:p>
          </table:table-cell>
          <table:table-cell table:style-name="ce4" office:value-type="float" office:value="0.00407752">
            <text:p>0,0040775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.6721">
            <text:p>33,6721</text:p>
          </table:table-cell>
          <table:table-cell table:style-name="ce4" table:formula="of:=AVERAGE([.$G$4:.G7])" office:value-type="float" office:value="25.77804">
            <text:p>25,778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7]&lt;[.J7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]*100/[.K7]" office:value-type="float" office:value="52.8571428571429">
            <text:p>52,8571428571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formula="of:=MIN([.M$4:.M$864])" office:value-type="float" office:value="8">
            <text:p>8</text:p>
          </table:table-cell>
          <table:table-cell table:formula="of:=MAX([.M$4:.M$864])" office:value-type="float" office:value="81">
            <text:p>81</text:p>
          </table:table-cell>
          <table:table-cell table:formula="of:=AVERAGE([.M$4:.M$864])" office:value-type="float" office:value="37.4146341463415">
            <text:p>37,4146341463</text:p>
          </table:table-cell>
          <table:table-cell table:number-columns-repeated="1006"/>
        </table:table-row>
        <table:table-row table:style-name="ro1">
          <table:table-cell table:style-name="ce4" office:value-type="float" office:value="0.00168645">
            <text:p>0,001686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4971">
            <text:p>65,4971</text:p>
          </table:table-cell>
          <table:table-cell table:style-name="ce4" table:formula="of:=AVERAGE([.$G$4:.G8])" office:value-type="float" office:value="33.721852">
            <text:p>33,7218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8]&lt;[.J8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8]*100/[.K8]" office:value-type="float" office:value="52.8571428571429">
            <text:p>5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3">
            <text:p>0,0015703</text:p>
          </table:table-cell>
          <table:table-cell table:style-name="ce4" office:value-type="float" office:value="0.0554783">
            <text:p>0,0554783</text:p>
          </table:table-cell>
          <table:table-cell table:style-name="ce4" office:value-type="float" office:value="0.000985247">
            <text:p>0,000985247</text:p>
          </table:table-cell>
          <table:table-cell table:style-name="ce4" office:value-type="float" office:value="0.0355183">
            <text:p>0,03551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34999">
            <text:p>9,34999</text:p>
          </table:table-cell>
          <table:table-cell table:style-name="ce4" table:formula="of:=AVERAGE([.$G$4:.G9])" office:value-type="float" office:value="29.659875">
            <text:p>29,659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4">
            <text:p>94</text:p>
          </table:table-cell>
          <table:table-cell table:style-name="ce11" table:formula="of:=IF([.K9]&lt;[.J9];1;0)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formula="of:=[.M9]*100/[.K9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27">
            <text:p>0,00160027</text:p>
          </table:table-cell>
          <table:table-cell table:style-name="ce4" office:value-type="float" office:value="0.0626052">
            <text:p>0,0626052</text:p>
          </table:table-cell>
          <table:table-cell table:style-name="ce4" office:value-type="float" office:value="0.00148168">
            <text:p>0,00148168</text:p>
          </table:table-cell>
          <table:table-cell table:style-name="ce4" office:value-type="float" office:value="0.0368507">
            <text:p>0,036850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3416">
            <text:p>8,63416</text:p>
          </table:table-cell>
          <table:table-cell table:style-name="ce4" table:formula="of:=AVERAGE([.$G$4:.G10])" office:value-type="float" office:value="26.6562014285714">
            <text:p>26,6562014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2">
            <text:p>72</text:p>
          </table:table-cell>
          <table:table-cell table:style-name="ce11" table:formula="of:=IF([.K10]&lt;[.J10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10]*100/[.K10]" office:value-type="float" office:value="30.5555555555556">
            <text:p>30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303">
            <text:p>0,00184303</text:p>
          </table:table-cell>
          <table:table-cell table:style-name="ce4" office:value-type="float" office:value="0.0786802">
            <text:p>0,0786802</text:p>
          </table:table-cell>
          <table:table-cell table:style-name="ce4" office:value-type="float" office:value="0.0018732">
            <text:p>0,0018732</text:p>
          </table:table-cell>
          <table:table-cell table:style-name="ce4" office:value-type="float" office:value="0.121583">
            <text:p>0,12158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539">
            <text:p>4,539</text:p>
          </table:table-cell>
          <table:table-cell table:style-name="ce4" table:formula="of:=AVERAGE([.$G$4:.G11])" office:value-type="float" office:value="23.89155125">
            <text:p>23,891551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96">
            <text:p>96</text:p>
          </table:table-cell>
          <table:table-cell table:style-name="ce11" table:formula="of:=IF([.K11]&lt;[.J1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11]*100/[.K11]" office:value-type="float" office:value="20.8333333333333">
            <text:p>20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256">
            <text:p>0,00155256</text:p>
          </table:table-cell>
          <table:table-cell table:style-name="ce4" office:value-type="float" office:value="0.0896449">
            <text:p>0,0896449</text:p>
          </table:table-cell>
          <table:table-cell table:style-name="ce4" office:value-type="float" office:value="0.00301818">
            <text:p>0,00301818</text:p>
          </table:table-cell>
          <table:table-cell table:style-name="ce4" office:value-type="float" office:value="0.122081">
            <text:p>0,1220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4966">
            <text:p>4,34966</text:p>
          </table:table-cell>
          <table:table-cell table:style-name="ce4" table:formula="of:=AVERAGE([.$G$4:.G12])" office:value-type="float" office:value="21.72023">
            <text:p>21,720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0">
            <text:p>80</text:p>
          </table:table-cell>
          <table:table-cell table:style-name="ce11" table:formula="of:=IF([.K12]&lt;[.J1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12]*100/[.K12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$G$4:.G13])" office:value-type="float" office:value="20.060718">
            <text:p>20,0607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11" table:formula="of:=IF([.K13]&lt;[.J13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13]*100/[.K13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G$4:.G14])" office:value-type="float" office:value="18.8038872727273">
            <text:p>18,80388727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11" table:formula="of:=IF([.K14]&lt;[.J1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14]*100/[.K14]" office:value-type="float" office:value="32.5842696629214">
            <text:p>32,58426966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G$4:.G15])" office:value-type="float" office:value="17.8208191666667">
            <text:p>17,8208191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11" table:formula="of:=IF([.K15]&lt;[.J1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15]*100/[.K15]" office:value-type="float" office:value="52.3255813953488">
            <text:p>52,32558139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G$4:.G16])" office:value-type="float" office:value="16.9404861538462">
            <text:p>16,94048615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11" table:formula="of:=IF([.K16]&lt;[.J1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16]*100/[.K16]" office:value-type="float" office:value="40.2298850574713">
            <text:p>40,22988505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G$4:.G17])" office:value-type="float" office:value="16.4294442857143">
            <text:p>16,4294442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7]&lt;[.J17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7]*100/[.K17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39">
            <text:p>0,001629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6125">
            <text:p>56,6125</text:p>
          </table:table-cell>
          <table:table-cell table:style-name="ce4" table:formula="of:=AVERAGE([.$G$4:.G18])" office:value-type="float" office:value="19.1083146666667">
            <text:p>19,108314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8]&lt;[.J1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8]*100/[.K18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453">
            <text:p>52,7453</text:p>
          </table:table-cell>
          <table:table-cell table:style-name="ce4" table:formula="of:=AVERAGE([.$G$4:.G19])" office:value-type="float" office:value="21.21062625">
            <text:p>21,21062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9]&lt;[.J1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9]*100/[.K19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G$4:.G20])" office:value-type="float" office:value="20.47055">
            <text:p>20,470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11" table:formula="of:=IF([.K20]&lt;[.J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]*100/[.K20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G$4:.G21])" office:value-type="float" office:value="19.7002138888889">
            <text:p>19,70021388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1]&lt;[.J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]*100/[.K21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1297">
            <text:p>59,1297</text:p>
          </table:table-cell>
          <table:table-cell table:style-name="ce4" table:formula="of:=AVERAGE([.$G$4:.G22])" office:value-type="float" office:value="21.77545">
            <text:p>21,775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2]&lt;[.J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]*100/[.K22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43">
            <text:p>0,001643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6842">
            <text:p>59,6842</text:p>
          </table:table-cell>
          <table:table-cell table:style-name="ce4" table:formula="of:=AVERAGE([.$G$4:.G23])" office:value-type="float" office:value="23.6708875">
            <text:p>23,6708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3]&lt;[.J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3]*100/[.K23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548">
            <text:p>0,00217548</text:p>
          </table:table-cell>
          <table:table-cell table:style-name="ce4" office:value-type="float" office:value="0.0337899">
            <text:p>0,0337899</text:p>
          </table:table-cell>
          <table:table-cell table:style-name="ce4" office:value-type="float" office:value="0.00413151">
            <text:p>0,00413151</text:p>
          </table:table-cell>
          <table:table-cell table:style-name="ce4" office:value-type="float" office:value="0.124464">
            <text:p>0,12446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53213">
            <text:p>5,53213</text:p>
          </table:table-cell>
          <table:table-cell table:style-name="ce4" table:formula="of:=AVERAGE([.$G$4:.G24])" office:value-type="float" office:value="22.8071371428571">
            <text:p>22,80713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4]&lt;[.J24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4]*100/[.K24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62">
            <text:p>0,001672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5199">
            <text:p>61,5199</text:p>
          </table:table-cell>
          <table:table-cell table:style-name="ce4" table:formula="of:=AVERAGE([.$G$4:.G25])" office:value-type="float" office:value="24.5668081818182">
            <text:p>24,5668081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5]&lt;[.J25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5]*100/[.K25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508">
            <text:p>0,002045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328">
            <text:p>57,0328</text:p>
          </table:table-cell>
          <table:table-cell table:style-name="ce4" table:formula="of:=AVERAGE([.$G$4:.G26])" office:value-type="float" office:value="25.9783730434783">
            <text:p>25,9783730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6]&lt;[.J26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6]*100/[.K26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07">
            <text:p>0,001634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63">
            <text:p>54,463</text:p>
          </table:table-cell>
          <table:table-cell table:style-name="ce4" table:formula="of:=AVERAGE([.$G$4:.G27])" office:value-type="float" office:value="27.1652325">
            <text:p>27,1652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7]&lt;[.J27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7]*100/[.K27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881">
            <text:p>48,2881</text:p>
          </table:table-cell>
          <table:table-cell table:style-name="ce4" table:formula="of:=AVERAGE([.$G$4:.G28])" office:value-type="float" office:value="28.0101472">
            <text:p>28,0101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8]&lt;[.J28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8]*100/[.K28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1">
            <text:p>0,0021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15">
            <text:p>49,2515</text:p>
          </table:table-cell>
          <table:table-cell table:style-name="ce4" table:formula="of:=AVERAGE([.$G$4:.G29])" office:value-type="float" office:value="28.8271223076923">
            <text:p>28,82712230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9]&lt;[.J29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9]*100/[.K29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0586">
            <text:p>0,00280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4051">
            <text:p>57,4051</text:p>
          </table:table-cell>
          <table:table-cell table:style-name="ce4" table:formula="of:=AVERAGE([.$G$4:.G30])" office:value-type="float" office:value="29.8855659259259">
            <text:p>29,885565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0]&lt;[.J30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0]*100/[.K30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7033">
            <text:p>0,002970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7873">
            <text:p>45,7873</text:p>
          </table:table-cell>
          <table:table-cell table:style-name="ce4" table:formula="of:=AVERAGE([.$G$4:.G31])" office:value-type="float" office:value="30.453485">
            <text:p>30,4534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1]&lt;[.J31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1]*100/[.K31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95">
            <text:p>0,002116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866">
            <text:p>50,2866</text:p>
          </table:table-cell>
          <table:table-cell table:style-name="ce4" table:formula="of:=AVERAGE([.$G$4:.G32])" office:value-type="float" office:value="31.1373855172414">
            <text:p>31,13738551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2]&lt;[.J32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2]*100/[.K32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64">
            <text:p>0,00169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008">
            <text:p>51,3008</text:p>
          </table:table-cell>
          <table:table-cell table:style-name="ce4" table:formula="of:=AVERAGE([.$G$4:.G33])" office:value-type="float" office:value="31.8094993333333">
            <text:p>31,809499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3]&lt;[.J33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3]*100/[.K33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G$4:.G34])" office:value-type="float" office:value="30.949055483871">
            <text:p>30,94905548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4]&lt;[.J34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4]*100/[.K34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15">
            <text:p>0,00164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592">
            <text:p>59,2592</text:p>
          </table:table-cell>
          <table:table-cell table:style-name="ce4" table:formula="of:=AVERAGE([.$G$4:.G35])" office:value-type="float" office:value="31.8337475">
            <text:p>31,8337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5]&lt;[.J35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5]*100/[.K35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04">
            <text:p>0,001607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185">
            <text:p>55,3185</text:p>
          </table:table-cell>
          <table:table-cell table:style-name="ce4" table:formula="of:=AVERAGE([.$G$4:.G36])" office:value-type="float" office:value="32.5454066666667">
            <text:p>32,54540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6]&lt;[.J3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6]*100/[.K36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81">
            <text:p>0,00165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9497">
            <text:p>36,9497</text:p>
          </table:table-cell>
          <table:table-cell table:style-name="ce4" table:formula="of:=AVERAGE([.$G$4:.G37])" office:value-type="float" office:value="32.6749447058823">
            <text:p>32,67494470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7]&lt;[.J3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7]*100/[.K37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G$4:.G38])" office:value-type="float" office:value="31.9257034285714">
            <text:p>31,92570342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11" table:formula="of:=IF([.K38]&lt;[.J3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8]*100/[.K38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G$4:.G39])" office:value-type="float" office:value="31.1912472222222">
            <text:p>31,19124722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39]&lt;[.J3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9]*100/[.K3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282">
            <text:p>62,2282</text:p>
          </table:table-cell>
          <table:table-cell table:style-name="ce4" table:formula="of:=AVERAGE([.$G$4:.G40])" office:value-type="float" office:value="32.0300837837838">
            <text:p>32,03008378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0]&lt;[.J4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0]*100/[.K4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13">
            <text:p>0,001691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15">
            <text:p>51,7515</text:p>
          </table:table-cell>
          <table:table-cell table:style-name="ce4" table:formula="of:=AVERAGE([.$G$4:.G41])" office:value-type="float" office:value="32.5490684210526">
            <text:p>32,549068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1]&lt;[.J4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1]*100/[.K4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51">
            <text:p>0,00203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42])" office:value-type="float" office:value="33.1828666666667">
            <text:p>33,1828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2]&lt;[.J4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2]*100/[.K4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318">
            <text:p>0,001673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8672">
            <text:p>50,8672</text:p>
          </table:table-cell>
          <table:table-cell table:style-name="ce4" table:formula="of:=AVERAGE([.$G$4:.G43])" office:value-type="float" office:value="33.624975">
            <text:p>33,6249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3]&lt;[.J4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3]*100/[.K4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855">
            <text:p>60,4855</text:p>
          </table:table-cell>
          <table:table-cell table:style-name="ce4" table:formula="of:=AVERAGE([.$G$4:.G44])" office:value-type="float" office:value="34.2801097560976">
            <text:p>34,28010975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4]&lt;[.J4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4]*100/[.K4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53">
            <text:p>53,1153</text:p>
          </table:table-cell>
          <table:table-cell table:style-name="ce4" table:formula="of:=AVERAGE([.$G$4:.G45])" office:value-type="float" office:value="34.7285666666667">
            <text:p>34,7285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5]&lt;[.J4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5]*100/[.K4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56">
            <text:p>0,001574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871">
            <text:p>57,7871</text:p>
          </table:table-cell>
          <table:table-cell table:style-name="ce4" table:formula="of:=AVERAGE([.$G$4:.G46])" office:value-type="float" office:value="35.264811627907">
            <text:p>35,26481162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6]&lt;[.J4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6]*100/[.K4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06">
            <text:p>0,00169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849">
            <text:p>40,8849</text:p>
          </table:table-cell>
          <table:table-cell table:style-name="ce4" table:formula="of:=AVERAGE([.$G$4:.G47])" office:value-type="float" office:value="35.3925409090909">
            <text:p>35,3925409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7]&lt;[.J4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7]*100/[.K4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82">
            <text:p>0,001600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15">
            <text:p>49,0315</text:p>
          </table:table-cell>
          <table:table-cell table:style-name="ce4" table:formula="of:=AVERAGE([.$G$4:.G48])" office:value-type="float" office:value="35.6956288888889">
            <text:p>35,695628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8]&lt;[.J4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8]*100/[.K4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39">
            <text:p>54,239</text:p>
          </table:table-cell>
          <table:table-cell table:style-name="ce4" table:formula="of:=AVERAGE([.$G$4:.G49])" office:value-type="float" office:value="36.0987456521739">
            <text:p>36,09874565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9]&lt;[.J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9]*100/[.K4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299">
            <text:p>57,1299</text:p>
          </table:table-cell>
          <table:table-cell table:style-name="ce4" table:formula="of:=AVERAGE([.$G$4:.G50])" office:value-type="float" office:value="36.5462170212766">
            <text:p>36,54621702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0]&lt;[.J5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0]*100/[.K5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13">
            <text:p>0,00160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189">
            <text:p>54,8189</text:p>
          </table:table-cell>
          <table:table-cell table:style-name="ce4" table:formula="of:=AVERAGE([.$G$4:.G51])" office:value-type="float" office:value="36.9268979166667">
            <text:p>36,9268979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1]&lt;[.J5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1]*100/[.K5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46">
            <text:p>0,001582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427">
            <text:p>55,2427</text:p>
          </table:table-cell>
          <table:table-cell table:style-name="ce4" table:formula="of:=AVERAGE([.$G$4:.G52])" office:value-type="float" office:value="37.3006897959184">
            <text:p>37,3006897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2]&lt;[.J5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2]*100/[.K5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823">
            <text:p>57,3823</text:p>
          </table:table-cell>
          <table:table-cell table:style-name="ce4" table:formula="of:=AVERAGE([.$G$4:.G53])" office:value-type="float" office:value="37.702322">
            <text:p>37,702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3]&lt;[.J5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3]*100/[.K5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8">
            <text:p>0,00168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179">
            <text:p>56,2179</text:p>
          </table:table-cell>
          <table:table-cell table:style-name="ce4" table:formula="of:=AVERAGE([.$G$4:.G54])" office:value-type="float" office:value="38.0653725490196">
            <text:p>38,0653725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4]&lt;[.J5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4]*100/[.K5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672">
            <text:p>54,5672</text:p>
          </table:table-cell>
          <table:table-cell table:style-name="ce4" table:formula="of:=AVERAGE([.$G$4:.G55])" office:value-type="float" office:value="38.3827153846154">
            <text:p>38,38271538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5]&lt;[.J5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5]*100/[.K5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871">
            <text:p>50,7871</text:p>
          </table:table-cell>
          <table:table-cell table:style-name="ce4" table:formula="of:=AVERAGE([.$G$4:.G56])" office:value-type="float" office:value="38.6167603773585">
            <text:p>38,61676037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6]&lt;[.J5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6]*100/[.K5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4">
            <text:p>0,001565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57])" office:value-type="float" office:value="38.9628037037037">
            <text:p>38,96280370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7]&lt;[.J5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7]*100/[.K5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1789">
            <text:p>0,002417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075">
            <text:p>52,0075</text:p>
          </table:table-cell>
          <table:table-cell table:style-name="ce4" table:formula="of:=AVERAGE([.$G$4:.G58])" office:value-type="float" office:value="39.19998">
            <text:p>39,19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8]&lt;[.J5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8]*100/[.K5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71">
            <text:p>0,001649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288">
            <text:p>53,1288</text:p>
          </table:table-cell>
          <table:table-cell table:style-name="ce4" table:formula="of:=AVERAGE([.$G$4:.G59])" office:value-type="float" office:value="39.4487089285714">
            <text:p>39,4487089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9]&lt;[.J5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9]*100/[.K5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">
            <text:p>0,001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18">
            <text:p>53,7318</text:p>
          </table:table-cell>
          <table:table-cell table:style-name="ce4" table:formula="of:=AVERAGE([.$G$4:.G60])" office:value-type="float" office:value="39.6992894736842">
            <text:p>39,6992894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0]&lt;[.J6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0]*100/[.K6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188">
            <text:p>55,9188</text:p>
          </table:table-cell>
          <table:table-cell table:style-name="ce4" table:formula="of:=AVERAGE([.$G$4:.G61])" office:value-type="float" office:value="39.9789362068965">
            <text:p>39,97893620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1]&lt;[.J6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1]*100/[.K6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G$4:.G62])" office:value-type="float" office:value="39.3890247457627">
            <text:p>39,38902474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2]&lt;[.J6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2]*100/[.K6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52">
            <text:p>0,001623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213">
            <text:p>53,5213</text:p>
          </table:table-cell>
          <table:table-cell table:style-name="ce4" table:formula="of:=AVERAGE([.$G$4:.G63])" office:value-type="float" office:value="39.6245626666667">
            <text:p>39,62456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3]&lt;[.J6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3]*100/[.K6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138">
            <text:p>0,00166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79">
            <text:p>53,479</text:p>
          </table:table-cell>
          <table:table-cell table:style-name="ce4" table:formula="of:=AVERAGE([.$G$4:.G64])" office:value-type="float" office:value="39.8516845901639">
            <text:p>39,85168459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4]&lt;[.J64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4]*100/[.K64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91">
            <text:p>0,001596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044">
            <text:p>57,9044</text:p>
          </table:table-cell>
          <table:table-cell table:style-name="ce4" table:formula="of:=AVERAGE([.$G$4:.G65])" office:value-type="float" office:value="40.1428574193548">
            <text:p>40,14285741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5]&lt;[.J65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5]*100/[.K65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043">
            <text:p>0,001800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794">
            <text:p>51,3794</text:p>
          </table:table-cell>
          <table:table-cell table:style-name="ce4" table:formula="of:=AVERAGE([.$G$4:.G66])" office:value-type="float" office:value="40.3212152380952">
            <text:p>40,32121523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6]&lt;[.J6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6]*100/[.K66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86">
            <text:p>0,00165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256">
            <text:p>56,0256</text:p>
          </table:table-cell>
          <table:table-cell table:style-name="ce4" table:formula="of:=AVERAGE([.$G$4:.G67])" office:value-type="float" office:value="40.56659625">
            <text:p>40,56659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7]&lt;[.J6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7]*100/[.K67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736">
            <text:p>0,001907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239">
            <text:p>56,2239</text:p>
          </table:table-cell>
          <table:table-cell table:style-name="ce4" table:formula="of:=AVERAGE([.$G$4:.G68])" office:value-type="float" office:value="40.8074778461538">
            <text:p>40,8074778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8]&lt;[.J68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8]*100/[.K68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27">
            <text:p>53,1827</text:p>
          </table:table-cell>
          <table:table-cell table:style-name="ce4" table:formula="of:=AVERAGE([.$G$4:.G69])" office:value-type="float" office:value="40.9949812121212">
            <text:p>40,99498121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9]&lt;[.J69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9]*100/[.K69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047">
            <text:p>49,3047</text:p>
          </table:table-cell>
          <table:table-cell table:style-name="ce4" table:formula="of:=AVERAGE([.$G$4:.G70])" office:value-type="float" office:value="41.1190068656716">
            <text:p>41,11900686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0]&lt;[.J70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0]*100/[.K70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3">
            <text:p>0,00201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37">
            <text:p>48,237</text:p>
          </table:table-cell>
          <table:table-cell table:style-name="ce4" table:formula="of:=AVERAGE([.$G$4:.G71])" office:value-type="float" office:value="41.2236832352941">
            <text:p>41,22368323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1]&lt;[.J71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1]*100/[.K71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36">
            <text:p>0,00160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785">
            <text:p>55,9785</text:p>
          </table:table-cell>
          <table:table-cell table:style-name="ce4" table:formula="of:=AVERAGE([.$G$4:.G72])" office:value-type="float" office:value="41.4375211594203">
            <text:p>41,43752115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2]&lt;[.J7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2]*100/[.K7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85">
            <text:p>0,001624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221">
            <text:p>51,7221</text:p>
          </table:table-cell>
          <table:table-cell table:style-name="ce4" table:formula="of:=AVERAGE([.$G$4:.G73])" office:value-type="float" office:value="41.5844437142857">
            <text:p>41,58444371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3]&lt;[.J7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3]*100/[.K7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359">
            <text:p>0,00190359</text:p>
          </table:table-cell>
          <table:table-cell table:style-name="ce4" office:value-type="float" office:value="0.0305069">
            <text:p>0,0305069</text:p>
          </table:table-cell>
          <table:table-cell table:style-name="ce4" office:value-type="float" office:value="0.00421993">
            <text:p>0,00421993</text:p>
          </table:table-cell>
          <table:table-cell table:style-name="ce4" office:value-type="float" office:value="0.121659">
            <text:p>0,121659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3">
            <text:p>5,73253</text:p>
          </table:table-cell>
          <table:table-cell table:style-name="ce4" table:formula="of:=AVERAGE([.$G$4:.G74])" office:value-type="float" office:value="41.0794871830986">
            <text:p>41,07948718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4]&lt;[.J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4]*100/[.K74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38">
            <text:p>0,0015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78">
            <text:p>53,778</text:p>
          </table:table-cell>
          <table:table-cell table:style-name="ce4" table:formula="of:=AVERAGE([.$G$4:.G75])" office:value-type="float" office:value="41.2558554166667">
            <text:p>41,2558554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5]&lt;[.J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5]*100/[.K75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9">
            <text:p>0,00170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389">
            <text:p>49,3389</text:p>
          </table:table-cell>
          <table:table-cell table:style-name="ce4" table:formula="of:=AVERAGE([.$G$4:.G76])" office:value-type="float" office:value="41.3665820547945">
            <text:p>41,36658205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6]&lt;[.J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6]*100/[.K76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55">
            <text:p>0,001565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86">
            <text:p>60,0886</text:p>
          </table:table-cell>
          <table:table-cell table:style-name="ce4" table:formula="of:=AVERAGE([.$G$4:.G77])" office:value-type="float" office:value="41.6195822972973">
            <text:p>41,61958229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7]&lt;[.J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]*100/[.K77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61">
            <text:p>0,00163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742">
            <text:p>50,6742</text:p>
          </table:table-cell>
          <table:table-cell table:style-name="ce4" table:formula="of:=AVERAGE([.$G$4:.G78])" office:value-type="float" office:value="41.7403105333333">
            <text:p>41,7403105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8]&lt;[.J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8]*100/[.K78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G$4:.G79])" office:value-type="float" office:value="41.2872969736842">
            <text:p>41,28729697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79]&lt;[.J7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79]*100/[.K79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48">
            <text:p>0,00157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466">
            <text:p>54,7466</text:p>
          </table:table-cell>
          <table:table-cell table:style-name="ce4" table:formula="of:=AVERAGE([.$G$4:.G80])" office:value-type="float" office:value="41.4620931168831">
            <text:p>41,4620931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0]&lt;[.J8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0]*100/[.K80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29">
            <text:p>0,001665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5531">
            <text:p>48,5531</text:p>
          </table:table-cell>
          <table:table-cell table:style-name="ce4" table:formula="of:=AVERAGE([.$G$4:.G81])" office:value-type="float" office:value="41.5530034615385">
            <text:p>41,553003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1]&lt;[.J81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1]*100/[.K81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106">
            <text:p>0,00174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946">
            <text:p>56,0946</text:p>
          </table:table-cell>
          <table:table-cell table:style-name="ce4" table:formula="of:=AVERAGE([.$G$4:.G82])" office:value-type="float" office:value="41.7370743037975">
            <text:p>41,73707430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2]&lt;[.J8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2]*100/[.K8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G$4:.G83])" office:value-type="float" office:value="41.3112595">
            <text:p>41,31125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3]&lt;[.J8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3]*100/[.K8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1">
            <text:p>0,001658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346">
            <text:p>55,5346</text:p>
          </table:table-cell>
          <table:table-cell table:style-name="ce4" table:formula="of:=AVERAGE([.$G$4:.G84])" office:value-type="float" office:value="41.4868562962963">
            <text:p>41,48685629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4]&lt;[.J8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4]*100/[.K8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2">
            <text:p>0,001702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51">
            <text:p>52,2551</text:p>
          </table:table-cell>
          <table:table-cell table:style-name="ce4" table:formula="of:=AVERAGE([.$G$4:.G85])" office:value-type="float" office:value="41.6181763414634">
            <text:p>41,61817634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5]&lt;[.J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5]*100/[.K8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109">
            <text:p>49,109</text:p>
          </table:table-cell>
          <table:table-cell table:style-name="ce4" table:formula="of:=AVERAGE([.$G$4:.G86])" office:value-type="float" office:value="41.7084272289157">
            <text:p>41,7084272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6]&lt;[.J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6]*100/[.K8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">
            <text:p>0,001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168">
            <text:p>55,7168</text:p>
          </table:table-cell>
          <table:table-cell table:style-name="ce4" table:formula="of:=AVERAGE([.$G$4:.G87])" office:value-type="float" office:value="41.8751935714286">
            <text:p>41,87519357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7]&lt;[.J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7]*100/[.K8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34">
            <text:p>0,0019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48">
            <text:p>54,1648</text:p>
          </table:table-cell>
          <table:table-cell table:style-name="ce4" table:formula="of:=AVERAGE([.$G$4:.G88])" office:value-type="float" office:value="42.0197771764706">
            <text:p>42,01977717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8]&lt;[.J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8]*100/[.K8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517">
            <text:p>55,6517</text:p>
          </table:table-cell>
          <table:table-cell table:style-name="ce4" table:formula="of:=AVERAGE([.$G$4:.G89])" office:value-type="float" office:value="42.1782879069767">
            <text:p>42,1782879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9]&lt;[.J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9]*100/[.K8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65">
            <text:p>0,001925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104">
            <text:p>53,3104</text:p>
          </table:table-cell>
          <table:table-cell table:style-name="ce4" table:formula="of:=AVERAGE([.$G$4:.G90])" office:value-type="float" office:value="42.3062432183908">
            <text:p>42,30624321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0]&lt;[.J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0]*100/[.K9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17">
            <text:p>0,002016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502">
            <text:p>49,6502</text:p>
          </table:table-cell>
          <table:table-cell table:style-name="ce4" table:formula="of:=AVERAGE([.$G$4:.G91])" office:value-type="float" office:value="42.3896972727273">
            <text:p>42,389697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1]&lt;[.J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1]*100/[.K9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94">
            <text:p>0,001623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5756">
            <text:p>58,5756</text:p>
          </table:table-cell>
          <table:table-cell table:style-name="ce4" table:formula="of:=AVERAGE([.$G$4:.G92])" office:value-type="float" office:value="42.5715613483146">
            <text:p>42,57156134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2]&lt;[.J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2]*100/[.K9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">
            <text:p>0,00160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966">
            <text:p>51,9966</text:p>
          </table:table-cell>
          <table:table-cell table:style-name="ce4" table:formula="of:=AVERAGE([.$G$4:.G93])" office:value-type="float" office:value="42.676284">
            <text:p>42,6762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3]&lt;[.J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3]*100/[.K9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">
            <text:p>0,0015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957">
            <text:p>56,7957</text:p>
          </table:table-cell>
          <table:table-cell table:style-name="ce4" table:formula="of:=AVERAGE([.$G$4:.G94])" office:value-type="float" office:value="42.8314424175824">
            <text:p>42,83144241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4]&lt;[.J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4]*100/[.K9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07">
            <text:p>0,001722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37">
            <text:p>52,8237</text:p>
          </table:table-cell>
          <table:table-cell table:style-name="ce4" table:formula="of:=AVERAGE([.$G$4:.G95])" office:value-type="float" office:value="42.9400539130435">
            <text:p>42,9400539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5]&lt;[.J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5]*100/[.K9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117945">
            <text:p>0,0117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3583">
            <text:p>29,3583</text:p>
          </table:table-cell>
          <table:table-cell table:style-name="ce4" table:formula="of:=AVERAGE([.$G$4:.G96])" office:value-type="float" office:value="42.7940135483871">
            <text:p>42,7940135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6]&lt;[.J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6]*100/[.K9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52">
            <text:p>0,001667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959">
            <text:p>53,3959</text:p>
          </table:table-cell>
          <table:table-cell table:style-name="ce4" table:formula="of:=AVERAGE([.$G$4:.G97])" office:value-type="float" office:value="42.9067995744681">
            <text:p>42,90679957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7]&lt;[.J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7]*100/[.K9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28">
            <text:p>0,001634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17">
            <text:p>55,0817</text:p>
          </table:table-cell>
          <table:table-cell table:style-name="ce4" table:formula="of:=AVERAGE([.$G$4:.G98])" office:value-type="float" office:value="43.0349564210526">
            <text:p>43,034956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8]&lt;[.J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8]*100/[.K9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11">
            <text:p>0,00156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038">
            <text:p>57,6038</text:p>
          </table:table-cell>
          <table:table-cell table:style-name="ce4" table:formula="of:=AVERAGE([.$G$4:.G99])" office:value-type="float" office:value="43.1867152083333">
            <text:p>43,18671520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9]&lt;[.J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9]*100/[.K9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46">
            <text:p>0,001563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025">
            <text:p>58,1025</text:p>
          </table:table-cell>
          <table:table-cell table:style-name="ce4" table:formula="of:=AVERAGE([.$G$4:.G100])" office:value-type="float" office:value="43.340486185567">
            <text:p>43,34048618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0]&lt;[.J10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0]*100/[.K10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2">
            <text:p>0,001630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3.1748">
            <text:p>63,1748</text:p>
          </table:table-cell>
          <table:table-cell table:style-name="ce4" table:formula="of:=AVERAGE([.$G$4:.G101])" office:value-type="float" office:value="43.5428771428571">
            <text:p>43,54287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1]&lt;[.J10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1]*100/[.K10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81">
            <text:p>0,001852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04">
            <text:p>54,104</text:p>
          </table:table-cell>
          <table:table-cell table:style-name="ce4" table:formula="of:=AVERAGE([.$G$4:.G102])" office:value-type="float" office:value="43.6495551515151">
            <text:p>43,64955515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2]&lt;[.J10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2]*100/[.K10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59">
            <text:p>0,00161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388">
            <text:p>54,9388</text:p>
          </table:table-cell>
          <table:table-cell table:style-name="ce4" table:formula="of:=AVERAGE([.$G$4:.G103])" office:value-type="float" office:value="43.7624476">
            <text:p>43,76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3]&lt;[.J10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3]*100/[.K10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402">
            <text:p>0,00200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125">
            <text:p>53,8125</text:p>
          </table:table-cell>
          <table:table-cell table:style-name="ce4" table:formula="of:=AVERAGE([.$G$4:.G104])" office:value-type="float" office:value="43.8619530693069">
            <text:p>43,8619530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4]&lt;[.J1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4]*100/[.K10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G$4:.G105])" office:value-type="float" office:value="43.5005556862745">
            <text:p>43,50055568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5]&lt;[.J10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5]*100/[.K10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41">
            <text:p>0,0015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649">
            <text:p>58,6649</text:p>
          </table:table-cell>
          <table:table-cell table:style-name="ce4" table:formula="of:=AVERAGE([.$G$4:.G106])" office:value-type="float" office:value="43.6477823300971">
            <text:p>43,64778233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6]&lt;[.J10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6]*100/[.K10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68">
            <text:p>0,00157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84">
            <text:p>54,0684</text:p>
          </table:table-cell>
          <table:table-cell table:style-name="ce4" table:formula="of:=AVERAGE([.$G$4:.G107])" office:value-type="float" office:value="43.7479805769231">
            <text:p>43,74798057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7]&lt;[.J1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7]*100/[.K10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72944">
            <text:p>0,00372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042">
            <text:p>48,3042</text:p>
          </table:table-cell>
          <table:table-cell table:style-name="ce4" table:formula="of:=AVERAGE([.$G$4:.G108])" office:value-type="float" office:value="43.7913731428571">
            <text:p>43,791373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8]&lt;[.J1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8]*100/[.K10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41">
            <text:p>0,001732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2613">
            <text:p>51,2613</text:p>
          </table:table-cell>
          <table:table-cell table:style-name="ce4" table:formula="of:=AVERAGE([.$G$4:.G109])" office:value-type="float" office:value="43.8618441509434">
            <text:p>43,8618441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9]&lt;[.J1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9]*100/[.K109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66">
            <text:p>0,00159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447">
            <text:p>54,0447</text:p>
          </table:table-cell>
          <table:table-cell table:style-name="ce4" table:formula="of:=AVERAGE([.$G$4:.G110])" office:value-type="float" office:value="43.9570110280374">
            <text:p>43,9570110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0]&lt;[.J1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0]*100/[.K110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727">
            <text:p>55,8727</text:p>
          </table:table-cell>
          <table:table-cell table:style-name="ce4" table:formula="of:=AVERAGE([.$G$4:.G111])" office:value-type="float" office:value="44.0673414814815">
            <text:p>44,0673414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1]&lt;[.J1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1]*100/[.K111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64">
            <text:p>0,001668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3841">
            <text:p>45,3841</text:p>
          </table:table-cell>
          <table:table-cell table:style-name="ce4" table:formula="of:=AVERAGE([.$G$4:.G112])" office:value-type="float" office:value="44.0794218348624">
            <text:p>44,0794218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2]&lt;[.J1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2]*100/[.K112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81">
            <text:p>0,00159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5544">
            <text:p>56,5544</text:p>
          </table:table-cell>
          <table:table-cell table:style-name="ce4" table:formula="of:=AVERAGE([.$G$4:.G113])" office:value-type="float" office:value="44.1928307272727">
            <text:p>44,19283072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3]&lt;[.J1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3]*100/[.K113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114])" office:value-type="float" office:value="44.3392106306306">
            <text:p>44,33921063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4]&lt;[.J1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4]*100/[.K114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676">
            <text:p>0,001826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8329">
            <text:p>48,8329</text:p>
          </table:table-cell>
          <table:table-cell table:style-name="ce4" table:formula="of:=AVERAGE([.$G$4:.G115])" office:value-type="float" office:value="44.3793328571429">
            <text:p>44,37933285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5]&lt;[.J1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5]*100/[.K11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23">
            <text:p>0,001592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844">
            <text:p>50,5844</text:p>
          </table:table-cell>
          <table:table-cell table:style-name="ce4" table:formula="of:=AVERAGE([.$G$4:.G116])" office:value-type="float" office:value="44.4342449557522">
            <text:p>44,4342449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6]&lt;[.J1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6]*100/[.K11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">
            <text:p>0,001595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333">
            <text:p>55,2333</text:p>
          </table:table-cell>
          <table:table-cell table:style-name="ce4" table:formula="of:=AVERAGE([.$G$4:.G117])" office:value-type="float" office:value="44.5289735087719">
            <text:p>44,5289735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7]&lt;[.J1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7]*100/[.K11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8379">
            <text:p>62,8379</text:p>
          </table:table-cell>
          <table:table-cell table:style-name="ce4" table:formula="of:=AVERAGE([.$G$4:.G118])" office:value-type="float" office:value="44.6881815652174">
            <text:p>44,68818156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8]&lt;[.J11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8]*100/[.K11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59">
            <text:p>0,00157659</text:p>
          </table:table-cell>
          <table:table-cell table:style-name="ce4" office:value-type="float" office:value="0.0331024">
            <text:p>0,0331024</text:p>
          </table:table-cell>
          <table:table-cell table:style-name="ce4" office:value-type="float" office:value="0.00449664">
            <text:p>0,00449664</text:p>
          </table:table-cell>
          <table:table-cell table:style-name="ce4" office:value-type="float" office:value="0.122516">
            <text:p>0,122516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285">
            <text:p>5,65285</text:p>
          </table:table-cell>
          <table:table-cell table:style-name="ce4" table:formula="of:=AVERAGE([.$G$4:.G119])" office:value-type="float" office:value="44.3516700862069">
            <text:p>44,35167008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19]&lt;[.J11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19]*100/[.K119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82">
            <text:p>0,001949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077">
            <text:p>52,1077</text:p>
          </table:table-cell>
          <table:table-cell table:style-name="ce4" table:formula="of:=AVERAGE([.$G$4:.G120])" office:value-type="float" office:value="44.4179609401709">
            <text:p>44,41796094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0]&lt;[.J12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0]*100/[.K120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91">
            <text:p>0,00203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56">
            <text:p>54,0656</text:p>
          </table:table-cell>
          <table:table-cell table:style-name="ce4" table:formula="of:=AVERAGE([.$G$4:.G121])" office:value-type="float" office:value="44.4997205932203">
            <text:p>44,4997205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1]&lt;[.J12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1]*100/[.K121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21">
            <text:p>0,001637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546">
            <text:p>47,0546</text:p>
          </table:table-cell>
          <table:table-cell table:style-name="ce4" table:formula="of:=AVERAGE([.$G$4:.G122])" office:value-type="float" office:value="44.5211901680672">
            <text:p>44,52119016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2]&lt;[.J12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2]*100/[.K122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73">
            <text:p>0,001796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584">
            <text:p>48,1584</text:p>
          </table:table-cell>
          <table:table-cell table:style-name="ce4" table:formula="of:=AVERAGE([.$G$4:.G123])" office:value-type="float" office:value="44.55150025">
            <text:p>44,55150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3]&lt;[.J12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3]*100/[.K123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7">
            <text:p>0,001608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89">
            <text:p>56,3289</text:p>
          </table:table-cell>
          <table:table-cell table:style-name="ce4" table:formula="of:=AVERAGE([.$G$4:.G124])" office:value-type="float" office:value="44.6488341322314">
            <text:p>44,6488341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4]&lt;[.J12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4]*100/[.K124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586867">
            <text:p>0,00586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6008">
            <text:p>44,6008</text:p>
          </table:table-cell>
          <table:table-cell table:style-name="ce4" table:formula="of:=AVERAGE([.$G$4:.G125])" office:value-type="float" office:value="44.6484404098361">
            <text:p>44,64844040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5]&lt;[.J12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5]*100/[.K125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59">
            <text:p>0,00166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968">
            <text:p>50,2968</text:p>
          </table:table-cell>
          <table:table-cell table:style-name="ce4" table:formula="of:=AVERAGE([.$G$4:.G126])" office:value-type="float" office:value="44.6943620325203">
            <text:p>44,6943620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6]&lt;[.J12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6]*100/[.K126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973">
            <text:p>0,00163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97">
            <text:p>36,5297</text:p>
          </table:table-cell>
          <table:table-cell table:style-name="ce4" table:formula="of:=AVERAGE([.$G$4:.G127])" office:value-type="float" office:value="44.628517983871">
            <text:p>44,6285179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7]&lt;[.J12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7]*100/[.K127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9">
            <text:p>0,00171599</text:p>
          </table:table-cell>
          <table:table-cell table:style-name="ce4" office:value-type="float" office:value="0.0294113">
            <text:p>0,0294113</text:p>
          </table:table-cell>
          <table:table-cell table:style-name="ce4" office:value-type="float" office:value="0.00439062">
            <text:p>0,00439062</text:p>
          </table:table-cell>
          <table:table-cell table:style-name="ce4" office:value-type="float" office:value="0.132771">
            <text:p>0,13277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5337">
            <text:p>5,25337</text:p>
          </table:table-cell>
          <table:table-cell table:style-name="ce4" table:formula="of:=AVERAGE([.$G$4:.G128])" office:value-type="float" office:value="44.3135168">
            <text:p>44,31351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8]&lt;[.J12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8]*100/[.K128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155">
            <text:p>50,0155</text:p>
          </table:table-cell>
          <table:table-cell table:style-name="ce4" table:formula="of:=AVERAGE([.$G$4:.G129])" office:value-type="float" office:value="44.3587706349206">
            <text:p>44,3587706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9]&lt;[.J12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9]*100/[.K129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91">
            <text:p>0,00165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7515">
            <text:p>49,7515</text:p>
          </table:table-cell>
          <table:table-cell table:style-name="ce4" table:formula="of:=AVERAGE([.$G$4:.G130])" office:value-type="float" office:value="44.4012330708662">
            <text:p>44,4012330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0]&lt;[.J13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0]*100/[.K130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309">
            <text:p>0,001743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628">
            <text:p>60,628</text:p>
          </table:table-cell>
          <table:table-cell table:style-name="ce4" table:formula="of:=AVERAGE([.$G$4:.G131])" office:value-type="float" office:value="44.5280046875">
            <text:p>44,5280046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1]&lt;[.J13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1]*100/[.K131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G$4:.G132])" office:value-type="float" office:value="44.2318744186047">
            <text:p>44,23187441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2]&lt;[.J13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2]*100/[.K13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47">
            <text:p>0,001679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481">
            <text:p>56,0481</text:p>
          </table:table-cell>
          <table:table-cell table:style-name="ce4" table:formula="of:=AVERAGE([.$G$4:.G133])" office:value-type="float" office:value="44.3227684615385">
            <text:p>44,322768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3]&lt;[.J13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3]*100/[.K133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24">
            <text:p>0,00201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55">
            <text:p>50,9555</text:p>
          </table:table-cell>
          <table:table-cell table:style-name="ce4" table:formula="of:=AVERAGE([.$G$4:.G134])" office:value-type="float" office:value="44.3734">
            <text:p>44,3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4]&lt;[.J13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4]*100/[.K134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G$4:.G135])" office:value-type="float" office:value="44.0767160606061">
            <text:p>44,0767160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5]&lt;[.J135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5]*100/[.K135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03">
            <text:p>0,001595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956">
            <text:p>50,0956</text:p>
          </table:table-cell>
          <table:table-cell table:style-name="ce4" table:formula="of:=AVERAGE([.$G$4:.G136])" office:value-type="float" office:value="44.1219708270677">
            <text:p>44,12197082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6]&lt;[.J136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6]*100/[.K136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86">
            <text:p>0,00176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577">
            <text:p>55,1577</text:p>
          </table:table-cell>
          <table:table-cell table:style-name="ce4" table:formula="of:=AVERAGE([.$G$4:.G137])" office:value-type="float" office:value="44.2043270149254">
            <text:p>44,20432701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7]&lt;[.J13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7]*100/[.K137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G$4:.G138])" office:value-type="float" office:value="43.9201692592593">
            <text:p>43,92016925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8]&lt;[.J13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8]*100/[.K138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96">
            <text:p>0,001685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808">
            <text:p>51,8808</text:p>
          </table:table-cell>
          <table:table-cell table:style-name="ce4" table:formula="of:=AVERAGE([.$G$4:.G139])" office:value-type="float" office:value="43.9787033088235">
            <text:p>43,9787033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9]&lt;[.J139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9]*100/[.K139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G$4:.G140])" office:value-type="float" office:value="43.7014341605839">
            <text:p>43,7014341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0]&lt;[.J14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0]*100/[.K140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9">
            <text:p>0,00167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9664">
            <text:p>37,9664</text:p>
          </table:table-cell>
          <table:table-cell table:style-name="ce4" table:formula="of:=AVERAGE([.$G$4:.G141])" office:value-type="float" office:value="43.659875942029">
            <text:p>43,6598759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1]&lt;[.J14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1]*100/[.K141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9">
            <text:p>0,001963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498">
            <text:p>47,1498</text:p>
          </table:table-cell>
          <table:table-cell table:style-name="ce4" table:formula="of:=AVERAGE([.$G$4:.G142])" office:value-type="float" office:value="43.6849833093525">
            <text:p>43,68498330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2]&lt;[.J14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2]*100/[.K142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1">
            <text:p>0,001631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184">
            <text:p>54,3184</text:p>
          </table:table-cell>
          <table:table-cell table:style-name="ce4" table:formula="of:=AVERAGE([.$G$4:.G143])" office:value-type="float" office:value="43.7609362857143">
            <text:p>43,7609362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3]&lt;[.J14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3]*100/[.K14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511">
            <text:p>0,001645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15">
            <text:p>49,915</text:p>
          </table:table-cell>
          <table:table-cell table:style-name="ce4" table:formula="of:=AVERAGE([.$G$4:.G144])" office:value-type="float" office:value="43.8045821276596">
            <text:p>43,80458212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4]&lt;[.J14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4]*100/[.K144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2">
            <text:p>0,00157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7712">
            <text:p>60,7712</text:p>
          </table:table-cell>
          <table:table-cell table:style-name="ce4" table:formula="of:=AVERAGE([.$G$4:.G145])" office:value-type="float" office:value="43.9240653521127">
            <text:p>43,9240653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5]&lt;[.J145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5]*100/[.K145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673">
            <text:p>51,8673</text:p>
          </table:table-cell>
          <table:table-cell table:style-name="ce4" table:formula="of:=AVERAGE([.$G$4:.G146])" office:value-type="float" office:value="43.9796124475525">
            <text:p>43,97961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6]&lt;[.J146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6]*100/[.K14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G$4:.G147])" office:value-type="float" office:value="43.7073446527778">
            <text:p>43,7073446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7]&lt;[.J147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7]*100/[.K147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05">
            <text:p>0,001682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998">
            <text:p>54,5998</text:p>
          </table:table-cell>
          <table:table-cell table:style-name="ce4" table:formula="of:=AVERAGE([.$G$4:.G148])" office:value-type="float" office:value="43.7824650344828">
            <text:p>43,78246503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8]&lt;[.J148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8]*100/[.K148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08">
            <text:p>0,001646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042">
            <text:p>52,7042</text:p>
          </table:table-cell>
          <table:table-cell table:style-name="ce4" table:formula="of:=AVERAGE([.$G$4:.G149])" office:value-type="float" office:value="43.8435728082192">
            <text:p>43,843572808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9]&lt;[.J149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9]*100/[.K149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5377">
            <text:p>46,5377</text:p>
          </table:table-cell>
          <table:table-cell table:style-name="ce4" table:formula="of:=AVERAGE([.$G$4:.G150])" office:value-type="float" office:value="43.8619002040816">
            <text:p>43,86190020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0]&lt;[.J15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0]*100/[.K150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21">
            <text:p>0,001640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964">
            <text:p>56,2964</text:p>
          </table:table-cell>
          <table:table-cell table:style-name="ce4" table:formula="of:=AVERAGE([.$G$4:.G151])" office:value-type="float" office:value="43.9459170945946">
            <text:p>43,9459170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1]&lt;[.J15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1]*100/[.K151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55">
            <text:p>0,00165355</text:p>
          </table:table-cell>
          <table:table-cell table:style-name="ce4" office:value-type="float" office:value="0.0311372">
            <text:p>0,0311372</text:p>
          </table:table-cell>
          <table:table-cell table:style-name="ce4" office:value-type="float" office:value="0.00464715">
            <text:p>0,00464715</text:p>
          </table:table-cell>
          <table:table-cell table:style-name="ce4" office:value-type="float" office:value="0.124852">
            <text:p>0,124852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0402">
            <text:p>5,60402</text:p>
          </table:table-cell>
          <table:table-cell table:style-name="ce4" table:formula="of:=AVERAGE([.$G$4:.G152])" office:value-type="float" office:value="43.6885889261745">
            <text:p>43,6885889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2]&lt;[.J15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2]*100/[.K15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69">
            <text:p>0,00163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6056">
            <text:p>38,6056</text:p>
          </table:table-cell>
          <table:table-cell table:style-name="ce4" table:formula="of:=AVERAGE([.$G$4:.G153])" office:value-type="float" office:value="43.6547023333333">
            <text:p>43,654702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3]&lt;[.J15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3]*100/[.K15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603">
            <text:p>56,7603</text:p>
          </table:table-cell>
          <table:table-cell table:style-name="ce4" table:formula="of:=AVERAGE([.$G$4:.G154])" office:value-type="float" office:value="43.7414943708609">
            <text:p>43,7414943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4]&lt;[.J1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4]*100/[.K15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32">
            <text:p>0,0016073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881">
            <text:p>53,2881</text:p>
          </table:table-cell>
          <table:table-cell table:style-name="ce4" table:formula="of:=AVERAGE([.$G$4:.G155])" office:value-type="float" office:value="43.8043009868421">
            <text:p>43,80430098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5]&lt;[.J1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5]*100/[.K155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67">
            <text:p>0,00211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968">
            <text:p>59,3968</text:p>
          </table:table-cell>
          <table:table-cell table:style-name="ce4" table:formula="of:=AVERAGE([.$G$4:.G156])" office:value-type="float" office:value="43.906212745098">
            <text:p>43,906212745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6]&lt;[.J1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6]*100/[.K15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82">
            <text:p>0,001682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8359">
            <text:p>41,8359</text:p>
          </table:table-cell>
          <table:table-cell table:style-name="ce4" table:formula="of:=AVERAGE([.$G$4:.G157])" office:value-type="float" office:value="43.8927691558442">
            <text:p>43,8927691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7]&lt;[.J157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7]*100/[.K15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943">
            <text:p>0,00192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17">
            <text:p>60,0817</text:p>
          </table:table-cell>
          <table:table-cell table:style-name="ce4" table:formula="of:=AVERAGE([.$G$4:.G158])" office:value-type="float" office:value="43.9972138709677">
            <text:p>43,9972138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8]&lt;[.J158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8]*100/[.K15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66">
            <text:p>56,366</text:p>
          </table:table-cell>
          <table:table-cell table:style-name="ce4" table:formula="of:=AVERAGE([.$G$4:.G159])" office:value-type="float" office:value="44.0765009615385">
            <text:p>44,0765009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9]&lt;[.J159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9]*100/[.K15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01">
            <text:p>0,001599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8361">
            <text:p>49,8361</text:p>
          </table:table-cell>
          <table:table-cell table:style-name="ce4" table:formula="of:=AVERAGE([.$G$4:.G160])" office:value-type="float" office:value="44.1131863057325">
            <text:p>44,11318630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0]&lt;[.J160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0]*100/[.K16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09">
            <text:p>0,00165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161])" office:value-type="float" office:value="44.1629794303798">
            <text:p>44,1629794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1]&lt;[.J161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1]*100/[.K16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202">
            <text:p>52,3202</text:p>
          </table:table-cell>
          <table:table-cell table:style-name="ce4" table:formula="of:=AVERAGE([.$G$4:.G162])" office:value-type="float" office:value="44.2142827044025">
            <text:p>44,21428270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2]&lt;[.J16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2]*100/[.K16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501">
            <text:p>53,0501</text:p>
          </table:table-cell>
          <table:table-cell table:style-name="ce4" table:formula="of:=AVERAGE([.$G$4:.G163])" office:value-type="float" office:value="44.2695065625">
            <text:p>44,2695065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3]&lt;[.J16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3]*100/[.K16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45">
            <text:p>0,001601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51">
            <text:p>56,3251</text:p>
          </table:table-cell>
          <table:table-cell table:style-name="ce4" table:formula="of:=AVERAGE([.$G$4:.G164])" office:value-type="float" office:value="44.3443860248447">
            <text:p>44,3443860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4]&lt;[.J16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4]*100/[.K16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G$4:.G165])" office:value-type="float" office:value="44.1203380864198">
            <text:p>44,12033808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5]&lt;[.J16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5]*100/[.K16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1">
            <text:p>0,001566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586">
            <text:p>56,2586</text:p>
          </table:table-cell>
          <table:table-cell table:style-name="ce4" table:formula="of:=AVERAGE([.$G$4:.G166])" office:value-type="float" office:value="44.1948059509202">
            <text:p>44,1948059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6]&lt;[.J16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6]*100/[.K16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9">
            <text:p>0,00160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81">
            <text:p>53,0481</text:p>
          </table:table-cell>
          <table:table-cell table:style-name="ce4" table:formula="of:=AVERAGE([.$G$4:.G167])" office:value-type="float" office:value="44.2487894512195">
            <text:p>44,2487894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7]&lt;[.J16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7]*100/[.K16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466">
            <text:p>0,001774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315">
            <text:p>59,2315</text:p>
          </table:table-cell>
          <table:table-cell table:style-name="ce4" table:formula="of:=AVERAGE([.$G$4:.G168])" office:value-type="float" office:value="44.3395937575758">
            <text:p>44,33959375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8]&lt;[.J16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8]*100/[.K16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34">
            <text:p>0,001581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162">
            <text:p>62,2162</text:p>
          </table:table-cell>
          <table:table-cell table:style-name="ce4" table:formula="of:=AVERAGE([.$G$4:.G169])" office:value-type="float" office:value="44.4472841566265">
            <text:p>44,4472841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9]&lt;[.J16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9]*100/[.K16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7">
            <text:p>0,00157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52">
            <text:p>59,952</text:p>
          </table:table-cell>
          <table:table-cell table:style-name="ce4" table:formula="of:=AVERAGE([.$G$4:.G170])" office:value-type="float" office:value="44.5401267664671">
            <text:p>44,54012676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0]&lt;[.J170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0]*100/[.K170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173">
            <text:p>0,001711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1038">
            <text:p>62,1038</text:p>
          </table:table-cell>
          <table:table-cell table:style-name="ce4" table:formula="of:=AVERAGE([.$G$4:.G171])" office:value-type="float" office:value="44.6446724404762">
            <text:p>44,64467244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1]&lt;[.J171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1]*100/[.K171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826">
            <text:p>0,001748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8377">
            <text:p>58,8377</text:p>
          </table:table-cell>
          <table:table-cell table:style-name="ce4" table:formula="of:=AVERAGE([.$G$4:.G172])" office:value-type="float" office:value="44.728654852071">
            <text:p>44,7286548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2]&lt;[.J172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2]*100/[.K172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42">
            <text:p>0,00166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8733">
            <text:p>59,8733</text:p>
          </table:table-cell>
          <table:table-cell table:style-name="ce4" table:formula="of:=AVERAGE([.$G$4:.G173])" office:value-type="float" office:value="44.817741">
            <text:p>44,8177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3]&lt;[.J173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3]*100/[.K173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05677">
            <text:p>0,005056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56">
            <text:p>36,5256</text:p>
          </table:table-cell>
          <table:table-cell table:style-name="ce4" table:formula="of:=AVERAGE([.$G$4:.G174])" office:value-type="float" office:value="44.7692489473684">
            <text:p>44,76924894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4]&lt;[.J17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4]*100/[.K174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032">
            <text:p>59,0032</text:p>
          </table:table-cell>
          <table:table-cell table:style-name="ce4" table:formula="of:=AVERAGE([.$G$4:.G175])" office:value-type="float" office:value="44.8520044767442">
            <text:p>44,8520044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5]&lt;[.J1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5]*100/[.K17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82">
            <text:p>0,00168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111">
            <text:p>55,6111</text:p>
          </table:table-cell>
          <table:table-cell table:style-name="ce4" table:formula="of:=AVERAGE([.$G$4:.G176])" office:value-type="float" office:value="44.9141957803468">
            <text:p>44,914195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6]&lt;[.J17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6]*100/[.K17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575">
            <text:p>0,001745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446">
            <text:p>54,6446</text:p>
          </table:table-cell>
          <table:table-cell table:style-name="ce4" table:formula="of:=AVERAGE([.$G$4:.G177])" office:value-type="float" office:value="44.9701176436782">
            <text:p>44,97011764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7]&lt;[.J17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7]*100/[.K17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2">
            <text:p>0,00196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757">
            <text:p>52,1757</text:p>
          </table:table-cell>
          <table:table-cell table:style-name="ce4" table:formula="of:=AVERAGE([.$G$4:.G178])" office:value-type="float" office:value="45.0112924">
            <text:p>45,01129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8]&lt;[.J17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8]*100/[.K17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41">
            <text:p>0,001977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464">
            <text:p>48,2464</text:p>
          </table:table-cell>
          <table:table-cell table:style-name="ce4" table:formula="of:=AVERAGE([.$G$4:.G179])" office:value-type="float" office:value="45.0296736931818">
            <text:p>45,0296736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9]&lt;[.J17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9]*100/[.K17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69">
            <text:p>0,00208769</text:p>
          </table:table-cell>
          <table:table-cell table:style-name="ce4" office:value-type="float" office:value="0.0283498">
            <text:p>0,0283498</text:p>
          </table:table-cell>
          <table:table-cell table:style-name="ce4" office:value-type="float" office:value="0.00439439">
            <text:p>0,00439439</text:p>
          </table:table-cell>
          <table:table-cell table:style-name="ce4" office:value-type="float" office:value="0.0627232">
            <text:p>0,062723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6312">
            <text:p>8,56312</text:p>
          </table:table-cell>
          <table:table-cell table:style-name="ce4" table:formula="of:=AVERAGE([.$G$4:.G180])" office:value-type="float" office:value="44.8236479661017">
            <text:p>44,82364796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0]&lt;[.J18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0]*100/[.K180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96">
            <text:p>0,00194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94">
            <text:p>54,2594</text:p>
          </table:table-cell>
          <table:table-cell table:style-name="ce4" table:formula="of:=AVERAGE([.$G$4:.G181])" office:value-type="float" office:value="44.8766578089888">
            <text:p>44,8766578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1]&lt;[.J18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1]*100/[.K181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31">
            <text:p>0,001689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6427">
            <text:p>52,6427</text:p>
          </table:table-cell>
          <table:table-cell table:style-name="ce4" table:formula="of:=AVERAGE([.$G$4:.G182])" office:value-type="float" office:value="44.9200435195531">
            <text:p>44,92004351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2]&lt;[.J182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2]*100/[.K182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897">
            <text:p>0,002068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26">
            <text:p>47,726</text:p>
          </table:table-cell>
          <table:table-cell table:style-name="ce4" table:formula="of:=AVERAGE([.$G$4:.G183])" office:value-type="float" office:value="44.9356321666667">
            <text:p>44,935632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3]&lt;[.J183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3]*100/[.K183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951">
            <text:p>0,002029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506">
            <text:p>59,3506</text:p>
          </table:table-cell>
          <table:table-cell table:style-name="ce4" table:formula="of:=AVERAGE([.$G$4:.G184])" office:value-type="float" office:value="45.0152728729282">
            <text:p>45,01527287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4]&lt;[.J184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4]*100/[.K184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G$4:.G185])" office:value-type="float" office:value="44.8055460989011">
            <text:p>44,80554609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5]&lt;[.J1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5]*100/[.K18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003">
            <text:p>61,9003</text:p>
          </table:table-cell>
          <table:table-cell table:style-name="ce4" table:formula="of:=AVERAGE([.$G$4:.G186])" office:value-type="float" office:value="44.8989600546448">
            <text:p>44,89896005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6]&lt;[.J1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6]*100/[.K18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95">
            <text:p>0,00171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132">
            <text:p>55,8132</text:p>
          </table:table-cell>
          <table:table-cell table:style-name="ce4" table:formula="of:=AVERAGE([.$G$4:.G187])" office:value-type="float" office:value="44.958276576087">
            <text:p>44,95827657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7]&lt;[.J1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7]*100/[.K18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74">
            <text:p>0,001629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36">
            <text:p>55,5736</text:p>
          </table:table-cell>
          <table:table-cell table:style-name="ce4" table:formula="of:=AVERAGE([.$G$4:.G188])" office:value-type="float" office:value="45.0156567027027">
            <text:p>45,01565670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8]&lt;[.J1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8]*100/[.K18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04">
            <text:p>0,001629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116">
            <text:p>58,4116</text:p>
          </table:table-cell>
          <table:table-cell table:style-name="ce4" table:formula="of:=AVERAGE([.$G$4:.G189])" office:value-type="float" office:value="45.0876779032258">
            <text:p>45,08767790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9]&lt;[.J1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9]*100/[.K18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771">
            <text:p>0,001687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542">
            <text:p>58,6542</text:p>
          </table:table-cell>
          <table:table-cell table:style-name="ce4" table:formula="of:=AVERAGE([.$G$4:.G190])" office:value-type="float" office:value="45.1602261497326">
            <text:p>45,16022614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0]&lt;[.J1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0]*100/[.K190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34">
            <text:p>0,00160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698">
            <text:p>65,5698</text:p>
          </table:table-cell>
          <table:table-cell table:style-name="ce4" table:formula="of:=AVERAGE([.$G$4:.G191])" office:value-type="float" office:value="45.2687877127659">
            <text:p>45,26878771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1]&lt;[.J1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1]*100/[.K191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623">
            <text:p>60,5623</text:p>
          </table:table-cell>
          <table:table-cell table:style-name="ce4" table:formula="of:=AVERAGE([.$G$4:.G192])" office:value-type="float" office:value="45.3497057671958">
            <text:p>45,34970576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2]&lt;[.J1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2]*100/[.K192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04">
            <text:p>0,00169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08">
            <text:p>61,08</text:p>
          </table:table-cell>
          <table:table-cell table:style-name="ce4" table:formula="of:=AVERAGE([.$G$4:.G193])" office:value-type="float" office:value="45.4324967894737">
            <text:p>45,4324967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3]&lt;[.J1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3]*100/[.K193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73">
            <text:p>0,001623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645">
            <text:p>52,7645</text:p>
          </table:table-cell>
          <table:table-cell table:style-name="ce4" table:formula="of:=AVERAGE([.$G$4:.G194])" office:value-type="float" office:value="45.4708842408377">
            <text:p>45,47088424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4]&lt;[.J1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4]*100/[.K194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6942">
            <text:p>0,002869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196">
            <text:p>51,7196</text:p>
          </table:table-cell>
          <table:table-cell table:style-name="ce4" table:formula="of:=AVERAGE([.$G$4:.G195])" office:value-type="float" office:value="45.5034296354167">
            <text:p>45,50342963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5]&lt;[.J1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5]*100/[.K19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689">
            <text:p>0,00199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068">
            <text:p>55,3068</text:p>
          </table:table-cell>
          <table:table-cell table:style-name="ce4" table:formula="of:=AVERAGE([.$G$4:.G196])" office:value-type="float" office:value="45.5542243005181">
            <text:p>45,5542243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6]&lt;[.J1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6]*100/[.K19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779">
            <text:p>0,002007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65">
            <text:p>52,9965</text:p>
          </table:table-cell>
          <table:table-cell table:style-name="ce4" table:formula="of:=AVERAGE([.$G$4:.G197])" office:value-type="float" office:value="45.5925865463918">
            <text:p>45,5925865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7]&lt;[.J1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7]*100/[.K19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265">
            <text:p>0,002032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288">
            <text:p>54,5288</text:p>
          </table:table-cell>
          <table:table-cell table:style-name="ce4" table:formula="of:=AVERAGE([.$G$4:.G198])" office:value-type="float" office:value="45.6384132820513">
            <text:p>45,638413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8]&lt;[.J1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8]*100/[.K19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199])" office:value-type="float" office:value="45.6849749489796">
            <text:p>45,6849749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9]&lt;[.J1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9]*100/[.K19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G$4:.G200])" office:value-type="float" office:value="45.4926010659898">
            <text:p>45,4926010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0]&lt;[.J20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0]*100/[.K20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568">
            <text:p>57,6568</text:p>
          </table:table-cell>
          <table:table-cell table:style-name="ce4" table:formula="of:=AVERAGE([.$G$4:.G201])" office:value-type="float" office:value="45.5540364141414">
            <text:p>45,55403641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1]&lt;[.J20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1]*100/[.K20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68">
            <text:p>54,6268</text:p>
          </table:table-cell>
          <table:table-cell table:style-name="ce4" table:formula="of:=AVERAGE([.$G$4:.G202])" office:value-type="float" office:value="45.5996281909548">
            <text:p>45,5996281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2]&lt;[.J20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2]*100/[.K20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12">
            <text:p>55,0412</text:p>
          </table:table-cell>
          <table:table-cell table:style-name="ce4" table:formula="of:=AVERAGE([.$G$4:.G203])" office:value-type="float" office:value="45.64683605">
            <text:p>45,646836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3]&lt;[.J20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3]*100/[.K20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607">
            <text:p>53,7607</text:p>
          </table:table-cell>
          <table:table-cell table:style-name="ce4" table:formula="of:=AVERAGE([.$G$4:.G204])" office:value-type="float" office:value="45.6872035323383">
            <text:p>45,68720353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4]&lt;[.J20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4]*100/[.K20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92">
            <text:p>0,00204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4403">
            <text:p>46,4403</text:p>
          </table:table-cell>
          <table:table-cell table:style-name="ce4" table:formula="of:=AVERAGE([.$G$4:.G205])" office:value-type="float" office:value="45.6909317326733">
            <text:p>45,69093173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5]&lt;[.J20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5]*100/[.K20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7807">
            <text:p>0,00227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">
            <text:p>53,18</text:p>
          </table:table-cell>
          <table:table-cell table:style-name="ce4" table:formula="of:=AVERAGE([.$G$4:.G206])" office:value-type="float" office:value="45.7278236945813">
            <text:p>45,7278236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6]&lt;[.J20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6]*100/[.K20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1">
            <text:p>0,001603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483">
            <text:p>57,0483</text:p>
          </table:table-cell>
          <table:table-cell table:style-name="ce4" table:formula="of:=AVERAGE([.$G$4:.G207])" office:value-type="float" office:value="45.7833162254902">
            <text:p>45,78331622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7]&lt;[.J20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7]*100/[.K20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2">
            <text:p>0,00160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33">
            <text:p>49,6033</text:p>
          </table:table-cell>
          <table:table-cell table:style-name="ce4" table:formula="of:=AVERAGE([.$G$4:.G208])" office:value-type="float" office:value="45.8019502926829">
            <text:p>45,80195029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8]&lt;[.J20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8]*100/[.K20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747">
            <text:p>0,001657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321">
            <text:p>52,0321</text:p>
          </table:table-cell>
          <table:table-cell table:style-name="ce4" table:formula="of:=AVERAGE([.$G$4:.G209])" office:value-type="float" office:value="45.8321937378641">
            <text:p>45,83219373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9]&lt;[.J20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9]*100/[.K20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608">
            <text:p>57,6608</text:p>
          </table:table-cell>
          <table:table-cell table:style-name="ce4" table:formula="of:=AVERAGE([.$G$4:.G210])" office:value-type="float" office:value="45.889336763285">
            <text:p>45,88933676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0]&lt;[.J21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0]*100/[.K21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1791">
            <text:p>0,002517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355">
            <text:p>55,4355</text:p>
          </table:table-cell>
          <table:table-cell table:style-name="ce4" table:formula="of:=AVERAGE([.$G$4:.G211])" office:value-type="float" office:value="45.9352317788462">
            <text:p>45,93523177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1]&lt;[.J21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1]*100/[.K21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9">
            <text:p>0,001630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579">
            <text:p>54,5579</text:p>
          </table:table-cell>
          <table:table-cell table:style-name="ce4" table:formula="of:=AVERAGE([.$G$4:.G212])" office:value-type="float" office:value="45.9764885645933">
            <text:p>45,97648856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2]&lt;[.J21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2]*100/[.K21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961">
            <text:p>0,0017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25">
            <text:p>57,225</text:p>
          </table:table-cell>
          <table:table-cell table:style-name="ce4" table:formula="of:=AVERAGE([.$G$4:.G213])" office:value-type="float" office:value="46.0300529047619">
            <text:p>46,0300529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3]&lt;[.J21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3]*100/[.K21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23">
            <text:p>0,00176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881">
            <text:p>54,7881</text:p>
          </table:table-cell>
          <table:table-cell table:style-name="ce4" table:formula="of:=AVERAGE([.$G$4:.G214])" office:value-type="float" office:value="46.0715602369668">
            <text:p>46,0715602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4]&lt;[.J21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4]*100/[.K21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35">
            <text:p>0,002008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215])" office:value-type="float" office:value="46.1064335377358">
            <text:p>46,10643353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5]&lt;[.J21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5]*100/[.K21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94">
            <text:p>0,002016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886">
            <text:p>54,1886</text:p>
          </table:table-cell>
          <table:table-cell table:style-name="ce4" table:formula="of:=AVERAGE([.$G$4:.G216])" office:value-type="float" office:value="46.1443779812207">
            <text:p>46,1443779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6]&lt;[.J21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6]*100/[.K21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848">
            <text:p>0,00195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22">
            <text:p>53,8622</text:p>
          </table:table-cell>
          <table:table-cell table:style-name="ce4" table:formula="of:=AVERAGE([.$G$4:.G217])" office:value-type="float" office:value="46.1804425700935">
            <text:p>46,18044257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7]&lt;[.J21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7]*100/[.K21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403">
            <text:p>47,8403</text:p>
          </table:table-cell>
          <table:table-cell table:style-name="ce4" table:formula="of:=AVERAGE([.$G$4:.G218])" office:value-type="float" office:value="46.1881628372093">
            <text:p>46,18816283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8]&lt;[.J21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8]*100/[.K21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66">
            <text:p>0,001601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719">
            <text:p>53,1719</text:p>
          </table:table-cell>
          <table:table-cell table:style-name="ce4" table:formula="of:=AVERAGE([.$G$4:.G219])" office:value-type="float" office:value="46.2204949537037">
            <text:p>46,2204949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9]&lt;[.J21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9]*100/[.K21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7">
            <text:p>0,001595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48">
            <text:p>55,0448</text:p>
          </table:table-cell>
          <table:table-cell table:style-name="ce4" table:formula="of:=AVERAGE([.$G$4:.G220])" office:value-type="float" office:value="46.261159953917">
            <text:p>46,26115995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0]&lt;[.J2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0]*100/[.K22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601">
            <text:p>56,0601</text:p>
          </table:table-cell>
          <table:table-cell table:style-name="ce4" table:formula="of:=AVERAGE([.$G$4:.G221])" office:value-type="float" office:value="46.3061092201835">
            <text:p>46,3061092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1]&lt;[.J2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1]*100/[.K22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55">
            <text:p>52,3555</text:p>
          </table:table-cell>
          <table:table-cell table:style-name="ce4" table:formula="of:=AVERAGE([.$G$4:.G222])" office:value-type="float" office:value="46.3337320091324">
            <text:p>46,3337320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2]&lt;[.J2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2]*100/[.K22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24">
            <text:p>0,00199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66">
            <text:p>54,2566</text:p>
          </table:table-cell>
          <table:table-cell table:style-name="ce4" table:formula="of:=AVERAGE([.$G$4:.G223])" office:value-type="float" office:value="46.3697450454545">
            <text:p>46,36974504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3]&lt;[.J2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3]*100/[.K22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62">
            <text:p>0,001578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224])" office:value-type="float" office:value="46.3989724434389">
            <text:p>46,39897244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4]&lt;[.J22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4]*100/[.K22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54">
            <text:p>0,001701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92">
            <text:p>50,792</text:p>
          </table:table-cell>
          <table:table-cell table:style-name="ce4" table:formula="of:=AVERAGE([.$G$4:.G225])" office:value-type="float" office:value="46.4187608558559">
            <text:p>46,41876085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5]&lt;[.J22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5]*100/[.K22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G$4:.G226])" office:value-type="float" office:value="46.2409324215247">
            <text:p>46,24093242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6]&lt;[.J22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6]*100/[.K22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4114">
            <text:p>56,4114</text:p>
          </table:table-cell>
          <table:table-cell table:style-name="ce4" table:formula="of:=AVERAGE([.$G$4:.G227])" office:value-type="float" office:value="46.2863362946429">
            <text:p>46,2863362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7]&lt;[.J22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7]*100/[.K22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3">
            <text:p>0,001565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479">
            <text:p>58,7479</text:p>
          </table:table-cell>
          <table:table-cell table:style-name="ce4" table:formula="of:=AVERAGE([.$G$4:.G228])" office:value-type="float" office:value="46.3417210222222">
            <text:p>46,3417210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8]&lt;[.J22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8]*100/[.K22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29">
            <text:p>0,001671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75">
            <text:p>53,0475</text:p>
          </table:table-cell>
          <table:table-cell table:style-name="ce4" table:formula="of:=AVERAGE([.$G$4:.G229])" office:value-type="float" office:value="46.3713926106195">
            <text:p>46,37139261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9]&lt;[.J22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9]*100/[.K22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86">
            <text:p>0,001652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8">
            <text:p>53,118</text:p>
          </table:table-cell>
          <table:table-cell table:style-name="ce4" table:formula="of:=AVERAGE([.$G$4:.G230])" office:value-type="float" office:value="46.4011133480176">
            <text:p>46,40111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0]&lt;[.J2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0]*100/[.K23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733">
            <text:p>0,002697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208">
            <text:p>54,9208</text:p>
          </table:table-cell>
          <table:table-cell table:style-name="ce4" table:formula="of:=AVERAGE([.$G$4:.G231])" office:value-type="float" office:value="46.4384803947368">
            <text:p>46,43848039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1]&lt;[.J23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1]*100/[.K23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38">
            <text:p>0,001664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388">
            <text:p>54,3388</text:p>
          </table:table-cell>
          <table:table-cell table:style-name="ce4" table:formula="of:=AVERAGE([.$G$4:.G232])" office:value-type="float" office:value="46.4729796069869">
            <text:p>46,472979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2]&lt;[.J23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2]*100/[.K23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1">
            <text:p>0,001602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91">
            <text:p>54,0691</text:p>
          </table:table-cell>
          <table:table-cell table:style-name="ce4" table:formula="of:=AVERAGE([.$G$4:.G233])" office:value-type="float" office:value="46.5060062173913">
            <text:p>46,5060062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3]&lt;[.J23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3]*100/[.K23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75">
            <text:p>0,001644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124">
            <text:p>54,1124</text:p>
          </table:table-cell>
          <table:table-cell table:style-name="ce4" table:formula="of:=AVERAGE([.$G$4:.G234])" office:value-type="float" office:value="46.5389343290043">
            <text:p>46,538934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4]&lt;[.J23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4]*100/[.K23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239">
            <text:p>0,00191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092">
            <text:p>48,1092</text:p>
          </table:table-cell>
          <table:table-cell table:style-name="ce4" table:formula="of:=AVERAGE([.$G$4:.G235])" office:value-type="float" office:value="46.5457027155173">
            <text:p>46,5457027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5]&lt;[.J23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5]*100/[.K23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714">
            <text:p>58,6714</text:p>
          </table:table-cell>
          <table:table-cell table:style-name="ce4" table:formula="of:=AVERAGE([.$G$4:.G236])" office:value-type="float" office:value="46.597744334764">
            <text:p>46,597744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6]&lt;[.J23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6]*100/[.K23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99">
            <text:p>0,0016439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483">
            <text:p>54,8483</text:p>
          </table:table-cell>
          <table:table-cell table:style-name="ce4" table:formula="of:=AVERAGE([.$G$4:.G237])" office:value-type="float" office:value="46.6330031196581">
            <text:p>46,63300311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7]&lt;[.J23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7]*100/[.K23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72">
            <text:p>0,001655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822">
            <text:p>50,6822</text:p>
          </table:table-cell>
          <table:table-cell table:style-name="ce4" table:formula="of:=AVERAGE([.$G$4:.G238])" office:value-type="float" office:value="46.6502337446809">
            <text:p>46,65023374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8]&lt;[.J2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8]*100/[.K23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8">
            <text:p>0,00173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4313">
            <text:p>47,4313</text:p>
          </table:table-cell>
          <table:table-cell table:style-name="ce4" table:formula="of:=AVERAGE([.$G$4:.G239])" office:value-type="float" office:value="46.6535433474576">
            <text:p>46,6535433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9]&lt;[.J23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9]*100/[.K23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96">
            <text:p>0,00156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902">
            <text:p>57,0902</text:p>
          </table:table-cell>
          <table:table-cell table:style-name="ce4" table:formula="of:=AVERAGE([.$G$4:.G240])" office:value-type="float" office:value="46.6975798734177">
            <text:p>46,6975798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0]&lt;[.J24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0]*100/[.K24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436">
            <text:p>0,002064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129">
            <text:p>52,1129</text:p>
          </table:table-cell>
          <table:table-cell table:style-name="ce4" table:formula="of:=AVERAGE([.$G$4:.G241])" office:value-type="float" office:value="46.7203333193277">
            <text:p>46,72033331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1]&lt;[.J24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1]*100/[.K24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168">
            <text:p>0,001751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536">
            <text:p>54,3536</text:p>
          </table:table-cell>
          <table:table-cell table:style-name="ce4" table:formula="of:=AVERAGE([.$G$4:.G242])" office:value-type="float" office:value="46.7522716736402">
            <text:p>46,75227167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2]&lt;[.J24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2]*100/[.K24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97">
            <text:p>0,001977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947">
            <text:p>50,5947</text:p>
          </table:table-cell>
          <table:table-cell table:style-name="ce4" table:formula="of:=AVERAGE([.$G$4:.G243])" office:value-type="float" office:value="46.7682817916667">
            <text:p>46,76828179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3]&lt;[.J24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3]*100/[.K24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598">
            <text:p>0,001995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45">
            <text:p>53,7345</text:p>
          </table:table-cell>
          <table:table-cell table:style-name="ce4" table:formula="of:=AVERAGE([.$G$4:.G244])" office:value-type="float" office:value="46.7971872614108">
            <text:p>46,79718726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4]&lt;[.J24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4]*100/[.K24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86">
            <text:p>0,002010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245])" office:value-type="float" office:value="46.8226108677686">
            <text:p>46,82261086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5]&lt;[.J24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5]*100/[.K24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244">
            <text:p>0,00192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0888">
            <text:p>43,0888</text:p>
          </table:table-cell>
          <table:table-cell table:style-name="ce4" table:formula="of:=AVERAGE([.$G$4:.G246])" office:value-type="float" office:value="46.8072453909465">
            <text:p>46,80724539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6]&lt;[.J24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6]*100/[.K24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36">
            <text:p>0,00166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662">
            <text:p>58,4662</text:p>
          </table:table-cell>
          <table:table-cell table:style-name="ce4" table:formula="of:=AVERAGE([.$G$4:.G247])" office:value-type="float" office:value="46.8550279918033">
            <text:p>46,85502799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7]&lt;[.J24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7]*100/[.K24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43">
            <text:p>51,843</text:p>
          </table:table-cell>
          <table:table-cell table:style-name="ce4" table:formula="of:=AVERAGE([.$G$4:.G248])" office:value-type="float" office:value="46.8753870612245">
            <text:p>46,8753870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8]&lt;[.J2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8]*100/[.K24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496">
            <text:p>56,2496</text:p>
          </table:table-cell>
          <table:table-cell table:style-name="ce4" table:formula="of:=AVERAGE([.$G$4:.G249])" office:value-type="float" office:value="46.9134936178862">
            <text:p>46,9134936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9]&lt;[.J24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9]*100/[.K24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7">
            <text:p>0,00160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9907">
            <text:p>38,9907</text:p>
          </table:table-cell>
          <table:table-cell table:style-name="ce4" table:formula="of:=AVERAGE([.$G$4:.G250])" office:value-type="float" office:value="46.8814175303644">
            <text:p>46,8814175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0]&lt;[.J25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0]*100/[.K25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48">
            <text:p>0,001647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056">
            <text:p>52,2056</text:p>
          </table:table-cell>
          <table:table-cell table:style-name="ce4" table:formula="of:=AVERAGE([.$G$4:.G251])" office:value-type="float" office:value="46.9028860080645">
            <text:p>46,90288600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1]&lt;[.J25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1]*100/[.K25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4193">
            <text:p>30,4193</text:p>
          </table:table-cell>
          <table:table-cell table:style-name="ce4" table:formula="of:=AVERAGE([.$G$4:.G252])" office:value-type="float" office:value="46.8366868674699">
            <text:p>46,83668686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2]&lt;[.J25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2]*100/[.K25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15">
            <text:p>0,001602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758">
            <text:p>52,7758</text:p>
          </table:table-cell>
          <table:table-cell table:style-name="ce4" table:formula="of:=AVERAGE([.$G$4:.G253])" office:value-type="float" office:value="46.86044332">
            <text:p>46,860443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3]&lt;[.J2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3]*100/[.K25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753">
            <text:p>55,7753</text:p>
          </table:table-cell>
          <table:table-cell table:style-name="ce4" table:formula="of:=AVERAGE([.$G$4:.G254])" office:value-type="float" office:value="46.8959606772908">
            <text:p>46,89596067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4]&lt;[.J25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4]*100/[.K25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15">
            <text:p>0,00169315</text:p>
          </table:table-cell>
          <table:table-cell table:style-name="ce4" office:value-type="float" office:value="0.0458243">
            <text:p>0,0458243</text:p>
          </table:table-cell>
          <table:table-cell table:style-name="ce4" office:value-type="float" office:value="0.00436178">
            <text:p>0,00436178</text:p>
          </table:table-cell>
          <table:table-cell table:style-name="ce4" office:value-type="float" office:value="0.12283">
            <text:p>0,122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5549">
            <text:p>5,15549</text:p>
          </table:table-cell>
          <table:table-cell table:style-name="ce4" table:formula="of:=AVERAGE([.$G$4:.G255])" office:value-type="float" office:value="46.7303238888889">
            <text:p>46,730323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5]&lt;[.J25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5]*100/[.K25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913">
            <text:p>40,8913</text:p>
          </table:table-cell>
          <table:table-cell table:style-name="ce4" table:formula="of:=AVERAGE([.$G$4:.G256])" office:value-type="float" office:value="46.707244743083">
            <text:p>46,70724474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6]&lt;[.J25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6]*100/[.K25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989">
            <text:p>52,8989</text:p>
          </table:table-cell>
          <table:table-cell table:style-name="ce4" table:formula="of:=AVERAGE([.$G$4:.G257])" office:value-type="float" office:value="46.7316213385827">
            <text:p>46,7316213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7]&lt;[.J25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7]*100/[.K25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59">
            <text:p>0,0016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823">
            <text:p>52,8823</text:p>
          </table:table-cell>
          <table:table-cell table:style-name="ce4" table:formula="of:=AVERAGE([.$G$4:.G258])" office:value-type="float" office:value="46.7557416470588">
            <text:p>46,75574164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8]&lt;[.J25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8]*100/[.K25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45">
            <text:p>0,001595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415">
            <text:p>48,3415</text:p>
          </table:table-cell>
          <table:table-cell table:style-name="ce4" table:formula="of:=AVERAGE([.$G$4:.G259])" office:value-type="float" office:value="46.761936015625">
            <text:p>46,76193601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9]&lt;[.J25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9]*100/[.K25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9.0291">
            <text:p>39,0291</text:p>
          </table:table-cell>
          <table:table-cell table:style-name="ce4" table:formula="of:=AVERAGE([.$G$4:.G260])" office:value-type="float" office:value="46.7318471595331">
            <text:p>46,73184715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0]&lt;[.J26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0]*100/[.K26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78">
            <text:p>0,001605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074">
            <text:p>54,7074</text:p>
          </table:table-cell>
          <table:table-cell table:style-name="ce4" table:formula="of:=AVERAGE([.$G$4:.G261])" office:value-type="float" office:value="46.7627601550387">
            <text:p>46,762760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1]&lt;[.J26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1]*100/[.K26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69">
            <text:p>0,00158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159">
            <text:p>61,9159</text:p>
          </table:table-cell>
          <table:table-cell table:style-name="ce4" table:formula="of:=AVERAGE([.$G$4:.G262])" office:value-type="float" office:value="46.8212664864865">
            <text:p>46,82126648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2]&lt;[.J26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2]*100/[.K26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68">
            <text:p>0,001619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531">
            <text:p>48,2531</text:p>
          </table:table-cell>
          <table:table-cell table:style-name="ce4" table:formula="of:=AVERAGE([.$G$4:.G263])" office:value-type="float" office:value="46.8267735384615">
            <text:p>46,826773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3]&lt;[.J26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3]*100/[.K26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8424">
            <text:p>0,002484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56">
            <text:p>58,4556</text:p>
          </table:table-cell>
          <table:table-cell table:style-name="ce4" table:formula="of:=AVERAGE([.$G$4:.G264])" office:value-type="float" office:value="46.8713284291187">
            <text:p>46,87132842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4]&lt;[.J26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4]*100/[.K26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569">
            <text:p>0,00178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8442">
            <text:p>56,8442</text:p>
          </table:table-cell>
          <table:table-cell table:style-name="ce4" table:formula="of:=AVERAGE([.$G$4:.G265])" office:value-type="float" office:value="46.9093928244275">
            <text:p>46,90939282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5]&lt;[.J26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5]*100/[.K26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315">
            <text:p>0,00186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711">
            <text:p>55,3711</text:p>
          </table:table-cell>
          <table:table-cell table:style-name="ce4" table:formula="of:=AVERAGE([.$G$4:.G266])" office:value-type="float" office:value="46.9415666159696">
            <text:p>46,9415666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6]&lt;[.J26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6]*100/[.K26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51">
            <text:p>0,00186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442">
            <text:p>53,4442</text:p>
          </table:table-cell>
          <table:table-cell table:style-name="ce4" table:formula="of:=AVERAGE([.$G$4:.G267])" office:value-type="float" office:value="46.9661978030303">
            <text:p>46,96619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7]&lt;[.J26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7]*100/[.K26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95">
            <text:p>0,00162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955">
            <text:p>46,955</text:p>
          </table:table-cell>
          <table:table-cell table:style-name="ce4" table:formula="of:=AVERAGE([.$G$4:.G268])" office:value-type="float" office:value="46.9661555471698">
            <text:p>46,9661555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8]&lt;[.J26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8]*100/[.K26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03">
            <text:p>49,6003</text:p>
          </table:table-cell>
          <table:table-cell table:style-name="ce4" table:formula="of:=AVERAGE([.$G$4:.G269])" office:value-type="float" office:value="46.9760583458646">
            <text:p>46,97605834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9]&lt;[.J26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9]*100/[.K26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9">
            <text:p>49,259</text:p>
          </table:table-cell>
          <table:table-cell table:style-name="ce4" table:formula="of:=AVERAGE([.$G$4:.G270])" office:value-type="float" office:value="46.9846086891386">
            <text:p>46,98460868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0]&lt;[.J27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0]*100/[.K27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33">
            <text:p>0,001638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878">
            <text:p>54,9878</text:p>
          </table:table-cell>
          <table:table-cell table:style-name="ce4" table:formula="of:=AVERAGE([.$G$4:.G271])" office:value-type="float" office:value="47.0144713432836">
            <text:p>47,01447134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1]&lt;[.J27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1]*100/[.K27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57">
            <text:p>0,001602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817">
            <text:p>55,1817</text:p>
          </table:table-cell>
          <table:table-cell table:style-name="ce4" table:formula="of:=AVERAGE([.$G$4:.G272])" office:value-type="float" office:value="47.0448327881041">
            <text:p>47,0448327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2]&lt;[.J27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2]*100/[.K27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637417">
            <text:p>0,006374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427">
            <text:p>40,8427</text:p>
          </table:table-cell>
          <table:table-cell table:style-name="ce4" table:formula="of:=AVERAGE([.$G$4:.G273])" office:value-type="float" office:value="47.0218619259259">
            <text:p>47,021861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3]&lt;[.J27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3]*100/[.K27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2">
            <text:p>0,001963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1517">
            <text:p>56,1517</text:p>
          </table:table-cell>
          <table:table-cell table:style-name="ce4" table:formula="of:=AVERAGE([.$G$4:.G274])" office:value-type="float" office:value="47.0555513653136">
            <text:p>47,0555513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4]&lt;[.J27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4]*100/[.K27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266">
            <text:p>0,00197266</text:p>
          </table:table-cell>
          <table:table-cell table:style-name="ce4" office:value-type="float" office:value="0.026374">
            <text:p>0,026374</text:p>
          </table:table-cell>
          <table:table-cell table:style-name="ce4" office:value-type="float" office:value="0.00435898">
            <text:p>0,00435898</text:p>
          </table:table-cell>
          <table:table-cell table:style-name="ce4" office:value-type="float" office:value="0.113338">
            <text:p>0,11333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9045">
            <text:p>6,19045</text:p>
          </table:table-cell>
          <table:table-cell table:style-name="ce4" table:formula="of:=AVERAGE([.$G$4:.G275])" office:value-type="float" office:value="46.9053120220588">
            <text:p>46,9053120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5]&lt;[.J2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5]*100/[.K275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11">
            <text:p>0,001852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8985">
            <text:p>38,8985</text:p>
          </table:table-cell>
          <table:table-cell table:style-name="ce4" table:formula="of:=AVERAGE([.$G$4:.G276])" office:value-type="float" office:value="46.875983040293">
            <text:p>46,87598304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6]&lt;[.J2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6]*100/[.K276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516">
            <text:p>0,00209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165">
            <text:p>48,3165</text:p>
          </table:table-cell>
          <table:table-cell table:style-name="ce4" table:formula="of:=AVERAGE([.$G$4:.G277])" office:value-type="float" office:value="46.8812404014598">
            <text:p>46,88124040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7]&lt;[.J2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7]*100/[.K277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7">
            <text:p>0,00173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274">
            <text:p>53,3274</text:p>
          </table:table-cell>
          <table:table-cell table:style-name="ce4" table:formula="of:=AVERAGE([.$G$4:.G278])" office:value-type="float" office:value="46.9046809818182">
            <text:p>46,9046809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8]&lt;[.J2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8]*100/[.K278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79">
            <text:p>0,001991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83">
            <text:p>54,1683</text:p>
          </table:table-cell>
          <table:table-cell table:style-name="ce4" table:formula="of:=AVERAGE([.$G$4:.G279])" office:value-type="float" office:value="46.930998442029">
            <text:p>46,9309984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9]&lt;[.J27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9]*100/[.K279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G$4:.G280])" office:value-type="float" office:value="46.7981186642599">
            <text:p>46,79811866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0]&lt;[.J28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0]*100/[.K28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79">
            <text:p>57,2179</text:p>
          </table:table-cell>
          <table:table-cell table:style-name="ce4" table:formula="of:=AVERAGE([.$G$4:.G281])" office:value-type="float" office:value="46.8355998920863">
            <text:p>46,83559989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1]&lt;[.J28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1]*100/[.K28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45">
            <text:p>52,9945</text:p>
          </table:table-cell>
          <table:table-cell table:style-name="ce4" table:formula="of:=AVERAGE([.$G$4:.G282])" office:value-type="float" office:value="46.8576748028674">
            <text:p>46,8576748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2]&lt;[.J28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2]*100/[.K28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85">
            <text:p>0,00164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7.8397">
            <text:p>27,8397</text:p>
          </table:table-cell>
          <table:table-cell table:style-name="ce4" table:formula="of:=AVERAGE([.$G$4:.G283])" office:value-type="float" office:value="46.7897534642857">
            <text:p>46,78975346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3]&lt;[.J28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3]*100/[.K28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311">
            <text:p>0,00200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9">
            <text:p>49,039</text:p>
          </table:table-cell>
          <table:table-cell table:style-name="ce4" table:formula="of:=AVERAGE([.$G$4:.G284])" office:value-type="float" office:value="46.7977579003559">
            <text:p>46,79775790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4]&lt;[.J28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4]*100/[.K28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98">
            <text:p>0,001637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096">
            <text:p>57,1096</text:p>
          </table:table-cell>
          <table:table-cell table:style-name="ce4" table:formula="of:=AVERAGE([.$G$4:.G285])" office:value-type="float" office:value="46.834324716312">
            <text:p>46,8343247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5]&lt;[.J28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5]*100/[.K28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14">
            <text:p>0,00163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096">
            <text:p>54,8096</text:p>
          </table:table-cell>
          <table:table-cell table:style-name="ce4" table:formula="of:=AVERAGE([.$G$4:.G286])" office:value-type="float" office:value="46.86250590106">
            <text:p>46,8625059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6]&lt;[.J286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6]*100/[.K286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6">
            <text:p>0,00160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15">
            <text:p>55,0715</text:p>
          </table:table-cell>
          <table:table-cell table:style-name="ce4" table:formula="of:=AVERAGE([.$G$4:.G287])" office:value-type="float" office:value="46.8914108098591">
            <text:p>46,89141080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7]&lt;[.J287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7]*100/[.K287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75">
            <text:p>0,0017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705">
            <text:p>53,8705</text:p>
          </table:table-cell>
          <table:table-cell table:style-name="ce4" table:formula="of:=AVERAGE([.$G$4:.G288])" office:value-type="float" office:value="46.9158988421052">
            <text:p>46,91589884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8]&lt;[.J288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8]*100/[.K288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57">
            <text:p>0,00157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94">
            <text:p>53,894</text:p>
          </table:table-cell>
          <table:table-cell table:style-name="ce4" table:formula="of:=AVERAGE([.$G$4:.G289])" office:value-type="float" office:value="46.9402977972028">
            <text:p>46,9402977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9]&lt;[.J28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9]*100/[.K289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395">
            <text:p>0,001943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807">
            <text:p>53,7807</text:p>
          </table:table-cell>
          <table:table-cell table:style-name="ce4" table:formula="of:=AVERAGE([.$G$4:.G290])" office:value-type="float" office:value="46.9641319512195">
            <text:p>46,9641319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0]&lt;[.J29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0]*100/[.K29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654">
            <text:p>0,001946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04">
            <text:p>56,004</text:p>
          </table:table-cell>
          <table:table-cell table:style-name="ce4" table:formula="of:=AVERAGE([.$G$4:.G291])" office:value-type="float" office:value="46.9955203819444">
            <text:p>46,995520381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1]&lt;[.J29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1]*100/[.K29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212">
            <text:p>0,002062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6126">
            <text:p>35,6126</text:p>
          </table:table-cell>
          <table:table-cell table:style-name="ce4" table:formula="of:=AVERAGE([.$G$4:.G292])" office:value-type="float" office:value="46.9561331141868">
            <text:p>46,95613311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2]&lt;[.J29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2]*100/[.K29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9783">
            <text:p>0,002797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293])" office:value-type="float" office:value="46.9810943793103">
            <text:p>46,98109437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3]&lt;[.J29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3]*100/[.K29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866">
            <text:p>0,00197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472">
            <text:p>55,9472</text:p>
          </table:table-cell>
          <table:table-cell table:style-name="ce4" table:formula="of:=AVERAGE([.$G$4:.G294])" office:value-type="float" office:value="47.0119057388316">
            <text:p>47,01190573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4]&lt;[.J29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4]*100/[.K29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4">
            <text:p>0,0019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252">
            <text:p>53,2252</text:p>
          </table:table-cell>
          <table:table-cell table:style-name="ce4" table:formula="of:=AVERAGE([.$G$4:.G295])" office:value-type="float" office:value="47.0331841438356">
            <text:p>47,03318414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5]&lt;[.J29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5]*100/[.K29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G$4:.G296])" office:value-type="float" office:value="46.8904762798635">
            <text:p>46,8904762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11" table:formula="of:=IF([.K296]&lt;[.J296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296]*100/[.K296]" office:value-type="float" office:value="15.2777777777778">
            <text:p>15,2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G$4:.G297])" office:value-type="float" office:value="46.7449393877551">
            <text:p>46,7449393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11" table:formula="of:=IF([.K297]&lt;[.J297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297]*100/[.K297]" office:value-type="float" office:value="20.3389830508475">
            <text:p>20,33898305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G$4:.G298])" office:value-type="float" office:value="46.6033881694915">
            <text:p>46,60338816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11" table:formula="of:=IF([.K298]&lt;[.J298];1;0)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formula="of:=[.M298]*100/[.K298]" office:value-type="float" office:value="26.0869565217391">
            <text:p>26,0869565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G$4:.G299])" office:value-type="float" office:value="46.4699301013513">
            <text:p>46,46993010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299]&lt;[.J29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299]*100/[.K299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28">
            <text:p>0,001697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133">
            <text:p>58,7133</text:p>
          </table:table-cell>
          <table:table-cell table:style-name="ce4" table:formula="of:=AVERAGE([.$G$4:.G300])" office:value-type="float" office:value="46.5111535690236">
            <text:p>46,5111535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300]&lt;[.J30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00]*100/[.K300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G$4:.G301])" office:value-type="float" office:value="46.3772084899329">
            <text:p>46,37720848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11" table:formula="of:=IF([.K301]&lt;[.J30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01]*100/[.K301]" office:value-type="float" office:value="47.3684210526316">
            <text:p>47,3684210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G$4:.G302])" office:value-type="float" office:value="46.2459760869565">
            <text:p>46,245976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2]&lt;[.J302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2]*100/[.K302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711">
            <text:p>0,00198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21">
            <text:p>50,221</text:p>
          </table:table-cell>
          <table:table-cell table:style-name="ce4" table:formula="of:=AVERAGE([.$G$4:.G303])" office:value-type="float" office:value="46.2592261666667">
            <text:p>46,259226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3]&lt;[.J30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3]*100/[.K303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0445">
            <text:p>30,0445</text:p>
          </table:table-cell>
          <table:table-cell table:style-name="ce4" table:formula="of:=AVERAGE([.$G$4:.G304])" office:value-type="float" office:value="46.2053566445183">
            <text:p>46,20535664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4]&lt;[.J304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4]*100/[.K304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946">
            <text:p>55,6946</text:p>
          </table:table-cell>
          <table:table-cell table:style-name="ce4" table:formula="of:=AVERAGE([.$G$4:.G305])" office:value-type="float" office:value="46.2367779801324">
            <text:p>46,23677798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5]&lt;[.J305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5]*100/[.K305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63">
            <text:p>0,00165663</text:p>
          </table:table-cell>
          <table:table-cell table:style-name="ce4" office:value-type="float" office:value="0.025058">
            <text:p>0,025058</text:p>
          </table:table-cell>
          <table:table-cell table:style-name="ce4" office:value-type="float" office:value="0.00426539">
            <text:p>0,00426539</text:p>
          </table:table-cell>
          <table:table-cell table:style-name="ce4" office:value-type="float" office:value="0.121588">
            <text:p>0,121588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9922">
            <text:p>5,89922</text:p>
          </table:table-cell>
          <table:table-cell table:style-name="ce4" table:formula="of:=AVERAGE([.$G$4:.G306])" office:value-type="float" office:value="46.1036507260726">
            <text:p>46,10365072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6]&lt;[.J30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6]*100/[.K306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094">
            <text:p>65,5094</text:p>
          </table:table-cell>
          <table:table-cell table:style-name="ce4" table:formula="of:=AVERAGE([.$G$4:.G307])" office:value-type="float" office:value="46.1674854276316">
            <text:p>46,1674854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7]&lt;[.J30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7]*100/[.K30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G$4:.G308])" office:value-type="float" office:value="46.0403653114754">
            <text:p>46,04036531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8]&lt;[.J30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8]*100/[.K308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997">
            <text:p>0,00166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4.2178">
            <text:p>24,2178</text:p>
          </table:table-cell>
          <table:table-cell table:style-name="ce4" table:formula="of:=AVERAGE([.$G$4:.G309])" office:value-type="float" office:value="45.9690497385621">
            <text:p>45,9690497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9]&lt;[.J309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9]*100/[.K309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2">
            <text:p>0,00171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1777">
            <text:p>50,1777</text:p>
          </table:table-cell>
          <table:table-cell table:style-name="ce4" table:formula="of:=AVERAGE([.$G$4:.G310])" office:value-type="float" office:value="45.9827586970684">
            <text:p>45,98275869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0]&lt;[.J310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0]*100/[.K310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763">
            <text:p>0,001747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518">
            <text:p>47,8518</text:p>
          </table:table-cell>
          <table:table-cell table:style-name="ce4" table:formula="of:=AVERAGE([.$G$4:.G311])" office:value-type="float" office:value="45.988827012987">
            <text:p>45,9888270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1]&lt;[.J3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1]*100/[.K311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619">
            <text:p>0,00172619</text:p>
          </table:table-cell>
          <table:table-cell table:style-name="ce4" office:value-type="float" office:value="0.0448221">
            <text:p>0,0448221</text:p>
          </table:table-cell>
          <table:table-cell table:style-name="ce4" office:value-type="float" office:value="0.00461781">
            <text:p>0,00461781</text:p>
          </table:table-cell>
          <table:table-cell table:style-name="ce4" office:value-type="float" office:value="0.12398">
            <text:p>0,1239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4114">
            <text:p>5,24114</text:p>
          </table:table-cell>
          <table:table-cell table:style-name="ce4" table:formula="of:=AVERAGE([.$G$4:.G312])" office:value-type="float" office:value="45.8569574757282">
            <text:p>45,85695747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2]&lt;[.J31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2]*100/[.K312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8">
            <text:p>0,001599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791">
            <text:p>55,2791</text:p>
          </table:table-cell>
          <table:table-cell table:style-name="ce4" table:formula="of:=AVERAGE([.$G$4:.G313])" office:value-type="float" office:value="45.887351483871">
            <text:p>45,8873514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3]&lt;[.J31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3]*100/[.K313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899">
            <text:p>53,4899</text:p>
          </table:table-cell>
          <table:table-cell table:style-name="ce4" table:formula="of:=AVERAGE([.$G$4:.G314])" office:value-type="float" office:value="45.911796977492">
            <text:p>45,91179697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4]&lt;[.J31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4]*100/[.K314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">
            <text:p>0,002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75">
            <text:p>55,0875</text:p>
          </table:table-cell>
          <table:table-cell table:style-name="ce4" table:formula="of:=AVERAGE([.$G$4:.G315])" office:value-type="float" office:value="45.9412062820513">
            <text:p>45,941206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5]&lt;[.J31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5]*100/[.K315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567">
            <text:p>55,4567</text:p>
          </table:table-cell>
          <table:table-cell table:style-name="ce4" table:formula="of:=AVERAGE([.$G$4:.G316])" office:value-type="float" office:value="45.9716072204473">
            <text:p>45,97160722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6]&lt;[.J31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6]*100/[.K316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6271">
            <text:p>40,6271</text:p>
          </table:table-cell>
          <table:table-cell table:style-name="ce4" table:formula="of:=AVERAGE([.$G$4:.G317])" office:value-type="float" office:value="45.9545864968153">
            <text:p>45,95458649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7]&lt;[.J31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7]*100/[.K317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G$4:.G318])" office:value-type="float" office:value="45.8396178095238">
            <text:p>45,83961780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8]&lt;[.J31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8]*100/[.K318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42">
            <text:p>0,001634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6974">
            <text:p>53,6974</text:p>
          </table:table-cell>
          <table:table-cell table:style-name="ce4" table:formula="of:=AVERAGE([.$G$4:.G319])" office:value-type="float" office:value="45.8644842088608">
            <text:p>45,8644842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9]&lt;[.J319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9]*100/[.K319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07">
            <text:p>0,00200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166">
            <text:p>53,0166</text:p>
          </table:table-cell>
          <table:table-cell table:style-name="ce4" table:formula="of:=AVERAGE([.$G$4:.G320])" office:value-type="float" office:value="45.8870460883281">
            <text:p>45,88704608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0]&lt;[.J32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0]*100/[.K320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73">
            <text:p>0,00160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08">
            <text:p>47,108</text:p>
          </table:table-cell>
          <table:table-cell table:style-name="ce4" table:formula="of:=AVERAGE([.$G$4:.G321])" office:value-type="float" office:value="45.8908855660377">
            <text:p>45,890885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1]&lt;[.J321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1]*100/[.K321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24">
            <text:p>0,001617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31">
            <text:p>53,4531</text:p>
          </table:table-cell>
          <table:table-cell table:style-name="ce4" table:formula="of:=AVERAGE([.$G$4:.G322])" office:value-type="float" office:value="45.9145915673981">
            <text:p>45,9145915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2]&lt;[.J322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2]*100/[.K322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01">
            <text:p>0,001668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789">
            <text:p>52,8789</text:p>
          </table:table-cell>
          <table:table-cell table:style-name="ce4" table:formula="of:=AVERAGE([.$G$4:.G323])" office:value-type="float" office:value="45.93635503125">
            <text:p>45,93635503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3]&lt;[.J32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3]*100/[.K323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39">
            <text:p>0,001654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307">
            <text:p>50,5307</text:p>
          </table:table-cell>
          <table:table-cell table:style-name="ce4" table:formula="of:=AVERAGE([.$G$4:.G324])" office:value-type="float" office:value="45.9506676323988">
            <text:p>45,9506676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4]&lt;[.J324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4]*100/[.K324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333">
            <text:p>53,4333</text:p>
          </table:table-cell>
          <table:table-cell table:style-name="ce4" table:formula="of:=AVERAGE([.$G$4:.G325])" office:value-type="float" office:value="45.973905621118">
            <text:p>45,9739056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5]&lt;[.J325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5]*100/[.K325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style-name="ce4" office:value-type="float" office:value="0.0268337">
            <text:p>0,0268337</text:p>
          </table:table-cell>
          <table:table-cell table:style-name="ce4" office:value-type="float" office:value="0.00370506">
            <text:p>0,00370506</text:p>
          </table:table-cell>
          <table:table-cell table:style-name="ce4" office:value-type="float" office:value="0.12389">
            <text:p>0,1238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0872">
            <text:p>5,80872</text:p>
          </table:table-cell>
          <table:table-cell table:style-name="ce4" table:formula="of:=AVERAGE([.$G$4:.G326])" office:value-type="float" office:value="45.8495552012384">
            <text:p>45,8495552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6]&lt;[.J326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6]*100/[.K32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52">
            <text:p>0,001598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998">
            <text:p>55,1998</text:p>
          </table:table-cell>
          <table:table-cell table:style-name="ce4" table:formula="of:=AVERAGE([.$G$4:.G327])" office:value-type="float" office:value="45.8784139814815">
            <text:p>45,8784139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7]&lt;[.J32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7]*100/[.K32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313">
            <text:p>53,2313</text:p>
          </table:table-cell>
          <table:table-cell table:style-name="ce4" table:formula="of:=AVERAGE([.$G$4:.G328])" office:value-type="float" office:value="45.9010382461539">
            <text:p>45,9010382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8]&lt;[.J32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8]*100/[.K32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65">
            <text:p>0,001680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739">
            <text:p>52,2739</text:p>
          </table:table-cell>
          <table:table-cell table:style-name="ce4" table:formula="of:=AVERAGE([.$G$4:.G329])" office:value-type="float" office:value="45.9205869018405">
            <text:p>45,9205869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9]&lt;[.J32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9]*100/[.K32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45">
            <text:p>0,001683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4919">
            <text:p>48,4919</text:p>
          </table:table-cell>
          <table:table-cell table:style-name="ce4" table:formula="of:=AVERAGE([.$G$4:.G330])" office:value-type="float" office:value="45.9284502446483">
            <text:p>45,92845024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0]&lt;[.J33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0]*100/[.K33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43">
            <text:p>49,0843</text:p>
          </table:table-cell>
          <table:table-cell table:style-name="ce4" table:formula="of:=AVERAGE([.$G$4:.G331])" office:value-type="float" office:value="45.9380717378049">
            <text:p>45,9380717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1]&lt;[.J33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1]*100/[.K33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G$4:.G332])" office:value-type="float" office:value="45.8223505167173">
            <text:p>45,8223505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2]&lt;[.J33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2]*100/[.K332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553">
            <text:p>0,001855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613">
            <text:p>43,613</text:p>
          </table:table-cell>
          <table:table-cell table:style-name="ce4" table:formula="of:=AVERAGE([.$G$4:.G333])" office:value-type="float" office:value="45.8156555151515">
            <text:p>45,815655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3]&lt;[.J33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3]*100/[.K333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236">
            <text:p>0,002422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4609">
            <text:p>52,4609</text:p>
          </table:table-cell>
          <table:table-cell table:style-name="ce4" table:formula="of:=AVERAGE([.$G$4:.G334])" office:value-type="float" office:value="45.8357317824773">
            <text:p>45,83573178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4]&lt;[.J334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4]*100/[.K334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26">
            <text:p>0,001597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048">
            <text:p>50,0048</text:p>
          </table:table-cell>
          <table:table-cell table:style-name="ce4" table:formula="of:=AVERAGE([.$G$4:.G335])" office:value-type="float" office:value="45.8482892168675">
            <text:p>45,8482892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5]&lt;[.J335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5]*100/[.K335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G$4:.G336])" office:value-type="float" office:value="45.7310021021021">
            <text:p>45,73100210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11" table:formula="of:=IF([.K336]&lt;[.J33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36]*100/[.K336]" office:value-type="float" office:value="44.6808510638298">
            <text:p>44,68085106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G$4:.G337])" office:value-type="float" office:value="45.6167351497006">
            <text:p>45,61673514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11" table:formula="of:=IF([.K337]&lt;[.J3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37]*100/[.K337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G$4:.G338])" office:value-type="float" office:value="45.5040962686567">
            <text:p>45,50409626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8]&lt;[.J338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8]*100/[.K338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935">
            <text:p>53,2935</text:p>
          </table:table-cell>
          <table:table-cell table:style-name="ce4" table:formula="of:=AVERAGE([.$G$4:.G339])" office:value-type="float" office:value="45.5272790178571">
            <text:p>45,5272790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9]&lt;[.J33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9]*100/[.K339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G$4:.G340])" office:value-type="float" office:value="45.4185429080119">
            <text:p>45,4185429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11" table:formula="of:=IF([.K340]&lt;[.J340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40]*100/[.K340]" office:value-type="float" office:value="58.8888888888889">
            <text:p>5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G$4:.G341])" office:value-type="float" office:value="45.3072370118343">
            <text:p>45,30723701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11" table:formula="of:=IF([.K341]&lt;[.J34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1]*100/[.K341]" office:value-type="float" office:value="39.6396396396396">
            <text:p>39,63963963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G$4:.G342])" office:value-type="float" office:value="45.1980650147493">
            <text:p>45,1980650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11" table:formula="of:=IF([.K342]&lt;[.J3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2]*100/[.K342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G$4:.G343])" office:value-type="float" office:value="45.0870779411765">
            <text:p>45,08707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11" table:formula="of:=IF([.K343]&lt;[.J343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43]*100/[.K343]" office:value-type="float" office:value="42.3529411764706">
            <text:p>42,35294117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G$4:.G344])" office:value-type="float" office:value="44.9694153372434">
            <text:p>44,9694153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11" table:formula="of:=IF([.K344]&lt;[.J344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344]*100/[.K344]" office:value-type="float" office:value="21.4285714285714">
            <text:p>2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G$4:.G345])" office:value-type="float" office:value="44.8591677777778">
            <text:p>44,85916777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11" table:formula="of:=IF([.K345]&lt;[.J34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5]*100/[.K345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G$4:.G346])" office:value-type="float" office:value="44.7445717784257">
            <text:p>44,7445717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11" table:formula="of:=IF([.K346]&lt;[.J34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46]*100/[.K346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G$4:.G347])" office:value-type="float" office:value="44.6330538081395">
            <text:p>44,6330538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11" table:formula="of:=IF([.K347]&lt;[.J34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47]*100/[.K347]" office:value-type="float" office:value="48.0519480519481">
            <text:p>48,05194805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G$4:.G348])" office:value-type="float" office:value="44.5172900289855">
            <text:p>44,517290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11" table:formula="of:=IF([.K348]&lt;[.J34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48]*100/[.K348]" office:value-type="float" office:value="26.4367816091954">
            <text:p>26,43678160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7">
            <text:p>0,0015967</text:p>
          </table:table-cell>
          <table:table-cell table:style-name="ce4" office:value-type="float" office:value="0.124333">
            <text:p>0,124333</text:p>
          </table:table-cell>
          <table:table-cell table:style-name="ce4" office:value-type="float" office:value="0.00481707">
            <text:p>0,00481707</text:p>
          </table:table-cell>
          <table:table-cell table:style-name="ce4" office:value-type="float" office:value="0.0276008">
            <text:p>0,027600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">
            <text:p>5,7325</text:p>
          </table:table-cell>
          <table:table-cell table:style-name="ce4" table:formula="of:=AVERAGE([.$G$4:.G349])" office:value-type="float" office:value="44.4051952601156">
            <text:p>44,40519526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4">
            <text:p>94</text:p>
          </table:table-cell>
          <table:table-cell table:style-name="ce11" table:formula="of:=IF([.K349]&lt;[.J3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49]*100/[.K349]" office:value-type="float" office:value="32.9787234042553">
            <text:p>32,9787234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1057">
            <text:p>0,111057</text:p>
          </table:table-cell>
          <table:table-cell table:style-name="ce4" office:value-type="float" office:value="0.00468416">
            <text:p>0,00468416</text:p>
          </table:table-cell>
          <table:table-cell table:style-name="ce4" office:value-type="float" office:value="0.121532">
            <text:p>0,12153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238">
            <text:p>3,94238</text:p>
          </table:table-cell>
          <table:table-cell table:style-name="ce4" table:formula="of:=AVERAGE([.$G$4:.G350])" office:value-type="float" office:value="44.288587723343">
            <text:p>44,28858772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11" table:formula="of:=IF([.K350]&lt;[.J350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350]*100/[.K350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46">
            <text:p>0,00160746</text:p>
          </table:table-cell>
          <table:table-cell table:style-name="ce4" office:value-type="float" office:value="0.12125">
            <text:p>0,12125</text:p>
          </table:table-cell>
          <table:table-cell table:style-name="ce4" office:value-type="float" office:value="0.00474625">
            <text:p>0,00474625</text:p>
          </table:table-cell>
          <table:table-cell table:style-name="ce4" office:value-type="float" office:value="0.0304892">
            <text:p>0,030489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0756">
            <text:p>5,70756</text:p>
          </table:table-cell>
          <table:table-cell table:style-name="ce4" table:formula="of:=AVERAGE([.$G$4:.G351])" office:value-type="float" office:value="44.1777227011494">
            <text:p>44,1777227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87">
            <text:p>87</text:p>
          </table:table-cell>
          <table:table-cell table:style-name="ce11" table:formula="of:=IF([.K351]&lt;[.J35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1]*100/[.K35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G$4:.G352])" office:value-type="float" office:value="44.0672834097421">
            <text:p>44,06728340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11" table:formula="of:=IF([.K352]&lt;[.J352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52]*100/[.K352]" office:value-type="float" office:value="32.1428571428571">
            <text:p>32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G$4:.G353])" office:value-type="float" office:value="43.9598619714286">
            <text:p>43,95986197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11" table:formula="of:=IF([.K353]&lt;[.J3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353]*100/[.K353]" office:value-type="float" office:value="36.5591397849462">
            <text:p>36,5591397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G$4:.G354])" office:value-type="float" office:value="43.8551817094017">
            <text:p>43,85518170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11" table:formula="of:=IF([.K354]&lt;[.J354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54]*100/[.K354]" office:value-type="float" office:value="42.8571428571429">
            <text:p>4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G$4:.G355])" office:value-type="float" office:value="43.7464059943182">
            <text:p>43,7464059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11" table:formula="of:=IF([.K355]&lt;[.J355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5]*100/[.K355]" office:value-type="float" office:value="27.3809523809524">
            <text:p>27,3809523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G$4:.G356])" office:value-type="float" office:value="43.6419216147309">
            <text:p>43,6419216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356]&lt;[.J3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56]*100/[.K356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G$4:.G357])" office:value-type="float" office:value="43.5308598870057">
            <text:p>43,5308598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11" table:formula="of:=IF([.K357]&lt;[.J35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57]*100/[.K35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363">
            <text:p>0,00192363</text:p>
          </table:table-cell>
          <table:table-cell table:style-name="ce4" office:value-type="float" office:value="0.0890372">
            <text:p>0,0890372</text:p>
          </table:table-cell>
          <table:table-cell table:style-name="ce4" office:value-type="float" office:value="0.00471448">
            <text:p>0,00471448</text:p>
          </table:table-cell>
          <table:table-cell table:style-name="ce4" office:value-type="float" office:value="0.0607609">
            <text:p>0,060760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5758">
            <text:p>5,75758</text:p>
          </table:table-cell>
          <table:table-cell table:style-name="ce4" table:formula="of:=AVERAGE([.$G$4:.G358])" office:value-type="float" office:value="43.4244562816901">
            <text:p>43,42445628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2">
            <text:p>72</text:p>
          </table:table-cell>
          <table:table-cell table:style-name="ce11" table:formula="of:=IF([.K358]&lt;[.J35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8]*100/[.K358]" office:value-type="float" office:value="31.9444444444444">
            <text:p>31,9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G$4:.G359])" office:value-type="float" office:value="43.3236123033708">
            <text:p>43,32361230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11" table:formula="of:=IF([.K359]&lt;[.J35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9]*100/[.K359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G$4:.G360])" office:value-type="float" office:value="43.2196425210084">
            <text:p>43,2196425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11" table:formula="of:=IF([.K360]&lt;[.J3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0]*100/[.K360]" office:value-type="float" office:value="45.1219512195122">
            <text:p>45,12195121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G$4:.G361])" office:value-type="float" office:value="43.1195113407821">
            <text:p>43,11951134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11" table:formula="of:=IF([.K361]&lt;[.J36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1]*100/[.K361]" office:value-type="float" office:value="53.7634408602151">
            <text:p>53,76344086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G$4:.G362])" office:value-type="float" office:value="43.0180018941504">
            <text:p>43,0180018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11" table:formula="of:=IF([.K362]&lt;[.J36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62]*100/[.K362]" office:value-type="float" office:value="47.9166666666667">
            <text:p>47,91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G$4:.G363])" office:value-type="float" office:value="42.9190744166667">
            <text:p>42,9190744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11" table:formula="of:=IF([.K363]&lt;[.J363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3]*100/[.K363]" office:value-type="float" office:value="60.2409638554217">
            <text:p>60,2409638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G$4:.G364])" office:value-type="float" office:value="42.8218757894737">
            <text:p>42,8218757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11" table:formula="of:=IF([.K364]&lt;[.J364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4]*100/[.K364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G$4:.G365])" office:value-type="float" office:value="42.7249243922652">
            <text:p>42,72492439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365]&lt;[.J36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5]*100/[.K365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G$4:.G366])" office:value-type="float" office:value="42.6229255371901">
            <text:p>42,6229255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11" table:formula="of:=IF([.K366]&lt;[.J366];1;0)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formula="of:=[.M366]*100/[.K366]" office:value-type="float" office:value="26.3888888888889">
            <text:p>26,3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G$4:.G367])" office:value-type="float" office:value="42.5274196428571">
            <text:p>42,5274196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11" table:formula="of:=IF([.K367]&lt;[.J36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7]*100/[.K367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G$4:.G368])" office:value-type="float" office:value="42.4312406575343">
            <text:p>42,4312406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11" table:formula="of:=IF([.K368]&lt;[.J36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368]*100/[.K368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G$4:.G369])" office:value-type="float" office:value="42.3365972131148">
            <text:p>42,33659721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11" table:formula="of:=IF([.K369]&lt;[.J3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69]*100/[.K369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G$4:.G370])" office:value-type="float" office:value="42.2393717983651">
            <text:p>42,23937179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11" table:formula="of:=IF([.K370]&lt;[.J370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370]*100/[.K370]" office:value-type="float" office:value="42.3423423423423">
            <text:p>42,3423423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51">
            <text:p>0,00207651</text:p>
          </table:table-cell>
          <table:table-cell table:style-name="ce4" office:value-type="float" office:value="0.111348">
            <text:p>0,111348</text:p>
          </table:table-cell>
          <table:table-cell table:style-name="ce4" office:value-type="float" office:value="0.00503023">
            <text:p>0,00503023</text:p>
          </table:table-cell>
          <table:table-cell table:style-name="ce4" office:value-type="float" office:value="0.0132478">
            <text:p>0,0132478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7241">
            <text:p>6,77241</text:p>
          </table:table-cell>
          <table:table-cell table:style-name="ce4" table:formula="of:=AVERAGE([.$G$4:.G371])" office:value-type="float" office:value="42.1429941847826">
            <text:p>42,14299418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83">
            <text:p>83</text:p>
          </table:table-cell>
          <table:table-cell table:style-name="ce11" table:formula="of:=IF([.K371]&lt;[.J371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371]*100/[.K371]" office:value-type="float" office:value="39.7590361445783">
            <text:p>39,7590361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G$4:.G372])" office:value-type="float" office:value="42.0456656910569">
            <text:p>42,04566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11" table:formula="of:=IF([.K372]&lt;[.J37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372]*100/[.K372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G$4:.G373])" office:value-type="float" office:value="41.9518206756757">
            <text:p>41,95182067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11" table:formula="of:=IF([.K373]&lt;[.J37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73]*100/[.K373]" office:value-type="float" office:value="42.4657534246575">
            <text:p>42,46575342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G$4:.G374])" office:value-type="float" office:value="41.8571628571429">
            <text:p>41,8571628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11" table:formula="of:=IF([.K374]&lt;[.J374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74]*100/[.K374]" office:value-type="float" office:value="47.4358974358974">
            <text:p>47,43589743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G$4:.G375])" office:value-type="float" office:value="41.7610879301075">
            <text:p>41,761087930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11" table:formula="of:=IF([.K375]&lt;[.J37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75]*100/[.K375]" office:value-type="float" office:value="47.3118279569893">
            <text:p>47,311827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G$4:.G376])" office:value-type="float" office:value="41.66705">
            <text:p>41,667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11" table:formula="of:=IF([.K376]&lt;[.J376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76]*100/[.K376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955">
            <text:p>0,00155955</text:p>
          </table:table-cell>
          <table:table-cell table:style-name="ce4" office:value-type="float" office:value="0.109867">
            <text:p>0,109867</text:p>
          </table:table-cell>
          <table:table-cell table:style-name="ce4" office:value-type="float" office:value="0.00492784">
            <text:p>0,00492784</text:p>
          </table:table-cell>
          <table:table-cell table:style-name="ce4" office:value-type="float" office:value="0.122436">
            <text:p>0,12243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2633">
            <text:p>3,92633</text:p>
          </table:table-cell>
          <table:table-cell table:style-name="ce4" table:formula="of:=AVERAGE([.$G$4:.G377])" office:value-type="float" office:value="41.5661389839572">
            <text:p>41,5661389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11" table:formula="of:=IF([.K377]&lt;[.J3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77]*100/[.K377]" office:value-type="float" office:value="18.5714285714286">
            <text:p>1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G$4:.G378])" office:value-type="float" office:value="41.4709345866667">
            <text:p>41,47093458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11" table:formula="of:=IF([.K378]&lt;[.J37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378]*100/[.K378]" office:value-type="float" office:value="32.5581395348837">
            <text:p>32,55813953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G$4:.G379])" office:value-type="float" office:value="41.377297606383">
            <text:p>41,37729760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379]&lt;[.J379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79]*100/[.K379]" office:value-type="float" office:value="32.0987654320988">
            <text:p>32,0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G$4:.G380])" office:value-type="float" office:value="41.2831299734748">
            <text:p>41,2831299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380]&lt;[.J38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380]*100/[.K380]" office:value-type="float" office:value="45.7831325301205">
            <text:p>45,7831325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357">
            <text:p>0,00202357</text:p>
          </table:table-cell>
          <table:table-cell table:style-name="ce4" office:value-type="float" office:value="0.0504634">
            <text:p>0,0504634</text:p>
          </table:table-cell>
          <table:table-cell table:style-name="ce4" office:value-type="float" office:value="0.00444217">
            <text:p>0,00444217</text:p>
          </table:table-cell>
          <table:table-cell table:style-name="ce4" office:value-type="float" office:value="0.127902">
            <text:p>0,12790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2298">
            <text:p>5,02298</text:p>
          </table:table-cell>
          <table:table-cell table:style-name="ce4" table:formula="of:=AVERAGE([.$G$4:.G381])" office:value-type="float" office:value="41.1872036507936">
            <text:p>41,18720365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0">
            <text:p>70</text:p>
          </table:table-cell>
          <table:table-cell table:style-name="ce11" table:formula="of:=IF([.K381]&lt;[.J38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81]*100/[.K381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G$4:.G382])" office:value-type="float" office:value="41.0941991029024">
            <text:p>41,0941991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11" table:formula="of:=IF([.K382]&lt;[.J38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2]*100/[.K38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G$4:.G383])" office:value-type="float" office:value="41.0013567105263">
            <text:p>41,00135671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11" table:formula="of:=IF([.K383]&lt;[.J38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3]*100/[.K383]" office:value-type="float" office:value="39.4736842105263">
            <text:p>3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G$4:.G384])" office:value-type="float" office:value="40.908489527559">
            <text:p>40,90848952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11" table:formula="of:=IF([.K384]&lt;[.J384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4]*100/[.K384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G$4:.G385])" office:value-type="float" office:value="40.8148569109948">
            <text:p>40,814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11" table:formula="of:=IF([.K385]&lt;[.J38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385]*100/[.K385]" office:value-type="float" office:value="23.3333333333333">
            <text:p>2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G$4:.G386])" office:value-type="float" office:value="40.722644229765">
            <text:p>40,7226442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6]&lt;[.J386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6]*100/[.K38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G$4:.G387])" office:value-type="float" office:value="40.6323317708333">
            <text:p>40,63233177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7]&lt;[.J38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7]*100/[.K387]" office:value-type="float" office:value="34.6153846153846">
            <text:p>34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G$4:.G388])" office:value-type="float" office:value="40.5476035844156">
            <text:p>40,54760358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11" table:formula="of:=IF([.K388]&lt;[.J388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8]*100/[.K388]" office:value-type="float" office:value="33.7662337662338">
            <text:p>33,76623376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G$4:.G389])" office:value-type="float" office:value="40.4610357512953">
            <text:p>40,46103575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89]&lt;[.J38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89]*100/[.K389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35">
            <text:p>0,001662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0487">
            <text:p>46,0487</text:p>
          </table:table-cell>
          <table:table-cell table:style-name="ce4" table:formula="of:=AVERAGE([.$G$4:.G390])" office:value-type="float" office:value="40.4754741602067">
            <text:p>40,47547416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90]&lt;[.J39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0]*100/[.K390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G$4:.G391])" office:value-type="float" office:value="40.3887151030928">
            <text:p>40,38871510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11" table:formula="of:=IF([.K391]&lt;[.J391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391]*100/[.K391]" office:value-type="float" office:value="38.0434782608696">
            <text:p>38,04347826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G$4:.G392])" office:value-type="float" office:value="40.2990497943445">
            <text:p>40,2990497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11" table:formula="of:=IF([.K392]&lt;[.J392];1;0)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formula="of:=[.M392]*100/[.K392]" office:value-type="float" office:value="30.379746835443">
            <text:p>30,37974683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97">
            <text:p>0,00157897</text:p>
          </table:table-cell>
          <table:table-cell table:style-name="ce4" office:value-type="float" office:value="0.0463312">
            <text:p>0,0463312</text:p>
          </table:table-cell>
          <table:table-cell table:style-name="ce4" office:value-type="float" office:value="0.00432274">
            <text:p>0,00432274</text:p>
          </table:table-cell>
          <table:table-cell table:style-name="ce4" office:value-type="float" office:value="0.120918">
            <text:p>0,12091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30267">
            <text:p>5,30267</text:p>
          </table:table-cell>
          <table:table-cell table:style-name="ce4" table:formula="of:=AVERAGE([.$G$4:.G393])" office:value-type="float" office:value="40.2093154871795">
            <text:p>40,2093154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9">
            <text:p>69</text:p>
          </table:table-cell>
          <table:table-cell table:style-name="ce11" table:formula="of:=IF([.K393]&lt;[.J393];1;0)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formula="of:=[.M393]*100/[.K393]" office:value-type="float" office:value="11.5942028985507">
            <text:p>11,59420289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62">
            <text:p>0,0026462</text:p>
          </table:table-cell>
          <table:table-cell table:style-name="ce4" office:value-type="float" office:value="0.0438336">
            <text:p>0,0438336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259134">
            <text:p>0,025913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.0763">
            <text:p>11,0763</text:p>
          </table:table-cell>
          <table:table-cell table:style-name="ce4" table:formula="of:=AVERAGE([.$G$4:.G394])" office:value-type="float" office:value="40.1348064961637">
            <text:p>40,13480649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9">
            <text:p>79</text:p>
          </table:table-cell>
          <table:table-cell table:style-name="ce11" table:formula="of:=IF([.K394]&lt;[.J39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394]*100/[.K394]" office:value-type="float" office:value="34.1772151898734">
            <text:p>34,17721518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33">
            <text:p>0,00197133</text:p>
          </table:table-cell>
          <table:table-cell table:style-name="ce4" office:value-type="float" office:value="0.0309812">
            <text:p>0,0309812</text:p>
          </table:table-cell>
          <table:table-cell table:style-name="ce4" office:value-type="float" office:value="0.00275243">
            <text:p>0,00275243</text:p>
          </table:table-cell>
          <table:table-cell table:style-name="ce4" office:value-type="float" office:value="0.128436">
            <text:p>0,1284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1709">
            <text:p>5,61709</text:p>
          </table:table-cell>
          <table:table-cell table:style-name="ce4" table:formula="of:=AVERAGE([.$G$4:.G395])" office:value-type="float" office:value="40.0467510969388">
            <text:p>40,04675109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3">
            <text:p>73</text:p>
          </table:table-cell>
          <table:table-cell table:style-name="ce11" table:formula="of:=IF([.K395]&lt;[.J395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395]*100/[.K395]" office:value-type="float" office:value="20.5479452054794">
            <text:p>20,54794520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style-name="ce4" office:value-type="float" office:value="0.0485862">
            <text:p>0,0485862</text:p>
          </table:table-cell>
          <table:table-cell table:style-name="ce4" office:value-type="float" office:value="0.00407822">
            <text:p>0,00407822</text:p>
          </table:table-cell>
          <table:table-cell table:style-name="ce4" office:value-type="float" office:value="0.0496199">
            <text:p>0,049619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35149">
            <text:p>8,35149</text:p>
          </table:table-cell>
          <table:table-cell table:style-name="ce4" table:formula="of:=AVERAGE([.$G$4:.G396])" office:value-type="float" office:value="39.9661015776081">
            <text:p>39,96610157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4">
            <text:p>74</text:p>
          </table:table-cell>
          <table:table-cell table:style-name="ce11" table:formula="of:=IF([.K396]&lt;[.J39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396]*100/[.K396]" office:value-type="float" office:value="28.3783783783784">
            <text:p>28,37837837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G$4:.G397])" office:value-type="float" office:value="39.8784832741117">
            <text:p>39,8784832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397]&lt;[.J397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397]*100/[.K397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G$4:.G398])" office:value-type="float" office:value="39.7882624556962">
            <text:p>39,788262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11" table:formula="of:=IF([.K398]&lt;[.J39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8]*100/[.K398]" office:value-type="float" office:value="25.8426966292135">
            <text:p>25,84269662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515">
            <text:p>0,00193515</text:p>
          </table:table-cell>
          <table:table-cell table:style-name="ce4" office:value-type="float" office:value="0.0507671">
            <text:p>0,0507671</text:p>
          </table:table-cell>
          <table:table-cell table:style-name="ce4" office:value-type="float" office:value="0.00368348">
            <text:p>0,00368348</text:p>
          </table:table-cell>
          <table:table-cell table:style-name="ce4" office:value-type="float" office:value="0.0756394">
            <text:p>0,07563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3773">
            <text:p>6,73773</text:p>
          </table:table-cell>
          <table:table-cell table:style-name="ce4" table:formula="of:=AVERAGE([.$G$4:.G399])" office:value-type="float" office:value="39.7048015151515">
            <text:p>39,704801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5">
            <text:p>55</text:p>
          </table:table-cell>
          <table:table-cell table:style-name="ce11" table:formula="of:=IF([.K399]&lt;[.J399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99]*100/[.K399]" office:value-type="float" office:value="25.4545454545455">
            <text:p>2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G$4:.G400])" office:value-type="float" office:value="39.6149247355164">
            <text:p>39,61492473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400]&lt;[.J40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400]*100/[.K400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946">
            <text:p>0,00195946</text:p>
          </table:table-cell>
          <table:table-cell table:style-name="ce4" office:value-type="float" office:value="0.0602891">
            <text:p>0,0602891</text:p>
          </table:table-cell>
          <table:table-cell table:style-name="ce4" office:value-type="float" office:value="0.00453045">
            <text:p>0,00453045</text:p>
          </table:table-cell>
          <table:table-cell table:style-name="ce4" office:value-type="float" office:value="0.12083">
            <text:p>0,120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8002">
            <text:p>4,78002</text:p>
          </table:table-cell>
          <table:table-cell table:style-name="ce4" table:formula="of:=AVERAGE([.$G$4:.G401])" office:value-type="float" office:value="39.5273998492462">
            <text:p>39,52739984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0">
            <text:p>80</text:p>
          </table:table-cell>
          <table:table-cell table:style-name="ce11" table:formula="of:=IF([.K401]&lt;[.J401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401]*100/[.K401]" office:value-type="float" office:value="13.75">
            <text:p>1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G$4:.G402])" office:value-type="float" office:value="39.4457349373433">
            <text:p>39,4457349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02]&lt;[.J40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402]*100/[.K40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G$4:.G403])" office:value-type="float" office:value="39.360477925">
            <text:p>39,3604779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11" table:formula="of:=IF([.K403]&lt;[.J40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403]*100/[.K403]" office:value-type="float" office:value="23.8636363636364">
            <text:p>23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G$4:.G404])" office:value-type="float" office:value="39.2817680798005">
            <text:p>39,28176807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4]&lt;[.J404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4]*100/[.K404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02">
            <text:p>0,00161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772">
            <text:p>59,0772</text:p>
          </table:table-cell>
          <table:table-cell table:style-name="ce4" table:formula="of:=AVERAGE([.$G$4:.G405])" office:value-type="float" office:value="39.3310104477612">
            <text:p>39,3310104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5]&lt;[.J405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5]*100/[.K405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G$4:.G406])" office:value-type="float" office:value="39.2504128039702">
            <text:p>39,250412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11" table:formula="of:=IF([.K406]&lt;[.J40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406]*100/[.K406]" office:value-type="float" office:value="33.8983050847458">
            <text:p>33,89830508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0674741">
            <text:p>0,0674741</text:p>
          </table:table-cell>
          <table:table-cell table:style-name="ce4" office:value-type="float" office:value="0.00482203">
            <text:p>0,00482203</text:p>
          </table:table-cell>
          <table:table-cell table:style-name="ce4" office:value-type="float" office:value="0.121169">
            <text:p>0,1211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5301">
            <text:p>4,75301</text:p>
          </table:table-cell>
          <table:table-cell table:style-name="ce4" table:formula="of:=AVERAGE([.$G$4:.G407])" office:value-type="float" office:value="39.1650231930693">
            <text:p>39,16502319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4">
            <text:p>74</text:p>
          </table:table-cell>
          <table:table-cell table:style-name="ce11" table:formula="of:=IF([.K407]&lt;[.J407];1;0)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formula="of:=[.M407]*100/[.K407]" office:value-type="float" office:value="13.5135135135135">
            <text:p>13,5135135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G$4:.G408])" office:value-type="float" office:value="39.0845320740741">
            <text:p>39,0845320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11" table:formula="of:=IF([.K408]&lt;[.J408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08]*100/[.K408]" office:value-type="float" office:value="49.3670886075949">
            <text:p>49,36708860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G$4:.G409])" office:value-type="float" office:value="39.0031072660098">
            <text:p>39,0031072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11" table:formula="of:=IF([.K409]&lt;[.J409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09]*100/[.K409]" office:value-type="float" office:value="46.8354430379747">
            <text:p>46,8354430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G$4:.G410])" office:value-type="float" office:value="38.9278253562653">
            <text:p>38,9278253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11" table:formula="of:=IF([.K410]&lt;[.J410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410]*100/[.K410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G$4:.G411])" office:value-type="float" office:value="38.8489888970588">
            <text:p>38,84898889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11" table:formula="of:=IF([.K411]&lt;[.J4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11]*100/[.K411]" office:value-type="float" office:value="49.3827160493827">
            <text:p>49,38271604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G$4:.G412])" office:value-type="float" office:value="38.7707853545232">
            <text:p>38,77078535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11" table:formula="of:=IF([.K412]&lt;[.J41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12]*100/[.K412]" office:value-type="float" office:value="49.4736842105263">
            <text:p>4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G$4:.G413])" office:value-type="float" office:value="38.6949735365854">
            <text:p>38,6949735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11" table:formula="of:=IF([.K413]&lt;[.J41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3]*100/[.K413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G$4:.G414])" office:value-type="float" office:value="38.6126781265207">
            <text:p>38,61267812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4]&lt;[.J414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4]*100/[.K414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44">
            <text:p>0,00158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65">
            <text:p>53,5965</text:p>
          </table:table-cell>
          <table:table-cell table:style-name="ce4" table:formula="of:=AVERAGE([.$G$4:.G415])" office:value-type="float" office:value="38.6490466262136">
            <text:p>38,6490466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5]&lt;[.J415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5]*100/[.K415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G$4:.G416])" office:value-type="float" office:value="38.5756035351089">
            <text:p>38,57560353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11" table:formula="of:=IF([.K416]&lt;[.J41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16]*100/[.K416]" office:value-type="float" office:value="48.2758620689655">
            <text:p>48,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G$4:.G417])" office:value-type="float" office:value="38.4988710869565">
            <text:p>38,498871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11" table:formula="of:=IF([.K417]&lt;[.J417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17]*100/[.K417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G$4:.G418])" office:value-type="float" office:value="38.4220553012048">
            <text:p>38,42205530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11" table:formula="of:=IF([.K418]&lt;[.J41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18]*100/[.K418]" office:value-type="float" office:value="51.1904761904762">
            <text:p>51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G$4:.G419])" office:value-type="float" office:value="38.3449850721154">
            <text:p>38,34498507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11" table:formula="of:=IF([.K419]&lt;[.J419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9]*100/[.K419]" office:value-type="float" office:value="53.0612244897959">
            <text:p>53,06122448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48">
            <text:p>0,00164448</text:p>
          </table:table-cell>
          <table:table-cell table:style-name="ce4" office:value-type="float" office:value="0.0459331">
            <text:p>0,0459331</text:p>
          </table:table-cell>
          <table:table-cell table:style-name="ce4" office:value-type="float" office:value="0.00343436">
            <text:p>0,00343436</text:p>
          </table:table-cell>
          <table:table-cell table:style-name="ce4" office:value-type="float" office:value="0.132636">
            <text:p>0,132636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0092">
            <text:p>5,00092</text:p>
          </table:table-cell>
          <table:table-cell table:style-name="ce4" table:formula="of:=AVERAGE([.$G$4:.G420])" office:value-type="float" office:value="38.2650232853717">
            <text:p>38,26502328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77">
            <text:p>77</text:p>
          </table:table-cell>
          <table:table-cell table:style-name="ce11" table:formula="of:=IF([.K420]&lt;[.J42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20]*100/[.K420]" office:value-type="float" office:value="16.8831168831169">
            <text:p>16,88311688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G$4:.G421])" office:value-type="float" office:value="38.1903976076555">
            <text:p>38,1903976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11" table:formula="of:=IF([.K421]&lt;[.J421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21]*100/[.K421]" office:value-type="float" office:value="55.2941176470588">
            <text:p>5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G$4:.G422])" office:value-type="float" office:value="38.1183566825776">
            <text:p>38,1183566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11" table:formula="of:=IF([.K422]&lt;[.J42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2]*100/[.K422]" office:value-type="float" office:value="57.5">
            <text:p>5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G$4:.G423])" office:value-type="float" office:value="38.0450143809524">
            <text:p>38,0450143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11" table:formula="of:=IF([.K423]&lt;[.J42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23]*100/[.K423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G$4:.G424])" office:value-type="float" office:value="37.9707255819477">
            <text:p>37,97072558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11" table:formula="of:=IF([.K424]&lt;[.J42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24]*100/[.K424]" office:value-type="float" office:value="59.1397849462366">
            <text:p>59,1397849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G$4:.G425])" office:value-type="float" office:value="37.897638056872">
            <text:p>37,89763805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11" table:formula="of:=IF([.K425]&lt;[.J42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5]*100/[.K425]" office:value-type="float" office:value="52.8735632183908">
            <text:p>52,87356321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G$4:.G426])" office:value-type="float" office:value="37.8244272813239">
            <text:p>37,82442728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11" table:formula="of:=IF([.K426]&lt;[.J426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426]*100/[.K426]" office:value-type="float" office:value="37.1794871794872">
            <text:p>37,17948717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G$4:.G427])" office:value-type="float" office:value="37.751630990566">
            <text:p>37,75163099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11" table:formula="of:=IF([.K427]&lt;[.J4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27]*100/[.K427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52">
            <text:p>0,00215452</text:p>
          </table:table-cell>
          <table:table-cell table:style-name="ce4" office:value-type="float" office:value="0.118971">
            <text:p>0,118971</text:p>
          </table:table-cell>
          <table:table-cell table:style-name="ce4" office:value-type="float" office:value="0.00503162">
            <text:p>0,00503162</text:p>
          </table:table-cell>
          <table:table-cell table:style-name="ce4" office:value-type="float" office:value="0.00647803">
            <text:p>0,006478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5495">
            <text:p>6,65495</text:p>
          </table:table-cell>
          <table:table-cell table:style-name="ce4" table:formula="of:=AVERAGE([.$G$4:.G428])" office:value-type="float" office:value="37.6784623294118">
            <text:p>37,6784623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86">
            <text:p>86</text:p>
          </table:table-cell>
          <table:table-cell table:style-name="ce11" table:formula="of:=IF([.K428]&lt;[.J42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28]*100/[.K428]" office:value-type="float" office:value="48.8372093023256">
            <text:p>48,83720930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G$4:.G429])" office:value-type="float" office:value="37.6037567370892">
            <text:p>37,60375673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11" table:formula="of:=IF([.K429]&lt;[.J429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29]*100/[.K429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G$4:.G430])" office:value-type="float" office:value="37.5303386416862">
            <text:p>37,530338641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11" table:formula="of:=IF([.K430]&lt;[.J4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0]*100/[.K430]" office:value-type="float" office:value="44.1558441558442">
            <text:p>44,15584415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G$4:.G431])" office:value-type="float" office:value="37.456826682243">
            <text:p>37,45682668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11" table:formula="of:=IF([.K431]&lt;[.J431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31]*100/[.K431]" office:value-type="float" office:value="52.3364485981309">
            <text:p>52,3364485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G$4:.G432])" office:value-type="float" office:value="37.3851785081585">
            <text:p>37,3851785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11" table:formula="of:=IF([.K432]&lt;[.J43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2]*100/[.K432]" office:value-type="float" office:value="58.1967213114754">
            <text:p>58,1967213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G$4:.G433])" office:value-type="float" office:value="37.3146158837209">
            <text:p>37,31461588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433]&lt;[.J43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33]*100/[.K433]" office:value-type="float" office:value="58.5106382978723">
            <text:p>58,5106382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G$4:.G434])" office:value-type="float" office:value="37.245360324826">
            <text:p>37,24536032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11" table:formula="of:=IF([.K434]&lt;[.J43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34]*100/[.K434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G$4:.G435])" office:value-type="float" office:value="37.1757875925926">
            <text:p>37,1757875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11" table:formula="of:=IF([.K435]&lt;[.J43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35]*100/[.K435]" office:value-type="float" office:value="60.5769230769231">
            <text:p>60,57692307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G$4:.G436])" office:value-type="float" office:value="37.1044284295612">
            <text:p>37,1044284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11" table:formula="of:=IF([.K436]&lt;[.J436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6]*100/[.K436]" office:value-type="float" office:value="62.280701754386">
            <text:p>62,28070175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G$4:.G437])" office:value-type="float" office:value="37.0334573732719">
            <text:p>37,03345737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11" table:formula="of:=IF([.K437]&lt;[.J437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437]*100/[.K437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87">
            <text:p>0,00194787</text:p>
          </table:table-cell>
          <table:table-cell table:style-name="ce4" office:value-type="float" office:value="0.12156">
            <text:p>0,12156</text:p>
          </table:table-cell>
          <table:table-cell table:style-name="ce4" office:value-type="float" office:value="0.00486407">
            <text:p>0,00486407</text:p>
          </table:table-cell>
          <table:table-cell table:style-name="ce4" office:value-type="float" office:value="0.0176638">
            <text:p>0,017663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22471">
            <text:p>6,22471</text:p>
          </table:table-cell>
          <table:table-cell table:style-name="ce4" table:formula="of:=AVERAGE([.$G$4:.G438])" office:value-type="float" office:value="36.9626326666667">
            <text:p>36,96263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92">
            <text:p>92</text:p>
          </table:table-cell>
          <table:table-cell table:style-name="ce11" table:formula="of:=IF([.K438]&lt;[.J4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8]*100/[.K438]" office:value-type="float" office:value="36.9565217391304">
            <text:p>36,95652173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G$4:.G439])" office:value-type="float" office:value="36.8917561926605">
            <text:p>36,89175619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11" table:formula="of:=IF([.K439]&lt;[.J4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39]*100/[.K439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G$4:.G440])" office:value-type="float" office:value="36.8198542562929">
            <text:p>36,8198542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11" table:formula="of:=IF([.K440]&lt;[.J44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0]*100/[.K440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075">
            <text:p>0,00193075</text:p>
          </table:table-cell>
          <table:table-cell table:style-name="ce4" office:value-type="float" office:value="0.137334">
            <text:p>0,137334</text:p>
          </table:table-cell>
          <table:table-cell table:style-name="ce4" office:value-type="float" office:value="0.00509909">
            <text:p>0,00509909</text:p>
          </table:table-cell>
          <table:table-cell table:style-name="ce4" office:value-type="float" office:value="0.00447722">
            <text:p>0,0044772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177">
            <text:p>6,05177</text:p>
          </table:table-cell>
          <table:table-cell table:style-name="ce4" table:formula="of:=AVERAGE([.$G$4:.G441])" office:value-type="float" office:value="36.7496074885845">
            <text:p>36,74960748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4">
            <text:p>94</text:p>
          </table:table-cell>
          <table:table-cell table:style-name="ce11" table:formula="of:=IF([.K441]&lt;[.J44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1]*100/[.K441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44">
            <text:p>0,00196044</text:p>
          </table:table-cell>
          <table:table-cell table:style-name="ce4" office:value-type="float" office:value="0.0259939">
            <text:p>0,0259939</text:p>
          </table:table-cell>
          <table:table-cell table:style-name="ce4" office:value-type="float" office:value="0.00151185">
            <text:p>0,00151185</text:p>
          </table:table-cell>
          <table:table-cell table:style-name="ce4" office:value-type="float" office:value="0.117516">
            <text:p>0,11751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83">
            <text:p>6,0583</text:p>
          </table:table-cell>
          <table:table-cell table:style-name="ce4" table:formula="of:=AVERAGE([.$G$4:.G442])" office:value-type="float" office:value="36.6796956264237">
            <text:p>36,67969562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11" table:formula="of:=IF([.K442]&lt;[.J44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442]*100/[.K442]" office:value-type="float" office:value="22.9508196721311">
            <text:p>22,95081967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G$4:.G443])" office:value-type="float" office:value="36.6106564772727">
            <text:p>36,61065647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11" table:formula="of:=IF([.K443]&lt;[.J443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43]*100/[.K443]" office:value-type="float" office:value="43">
            <text:p>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G$4:.G444])" office:value-type="float" office:value="36.5411046938775">
            <text:p>36,54110469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11" table:formula="of:=IF([.K444]&lt;[.J444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44]*100/[.K444]" office:value-type="float" office:value="48.9583333333333">
            <text:p>48,95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57">
            <text:p>0,002457</text:p>
          </table:table-cell>
          <table:table-cell table:style-name="ce4" office:value-type="float" office:value="0.107533">
            <text:p>0,107533</text:p>
          </table:table-cell>
          <table:table-cell table:style-name="ce4" office:value-type="float" office:value="0.00302935">
            <text:p>0,00302935</text:p>
          </table:table-cell>
          <table:table-cell table:style-name="ce4" office:value-type="float" office:value="0.121493">
            <text:p>0,1214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8624">
            <text:p>3,98624</text:p>
          </table:table-cell>
          <table:table-cell table:style-name="ce4" table:formula="of:=AVERAGE([.$G$4:.G445])" office:value-type="float" office:value="36.4674511538462">
            <text:p>36,46745115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4">
            <text:p>74</text:p>
          </table:table-cell>
          <table:table-cell table:style-name="ce11" table:formula="of:=IF([.K445]&lt;[.J445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445]*100/[.K445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G$4:.G446])" office:value-type="float" office:value="36.4006707674944">
            <text:p>36,40067076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11" table:formula="of:=IF([.K446]&lt;[.J44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46]*100/[.K446]" office:value-type="float" office:value="39.3258426966292">
            <text:p>39,3258426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G$4:.G447])" office:value-type="float" office:value="36.3317782657658">
            <text:p>36,3317782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11" table:formula="of:=IF([.K447]&lt;[.J44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447]*100/[.K447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G$4:.G448])" office:value-type="float" office:value="36.2631413258427">
            <text:p>36,2631413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11" table:formula="of:=IF([.K448]&lt;[.J448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48]*100/[.K448]" office:value-type="float" office:value="52.6881720430108">
            <text:p>52,688172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G$4:.G449])" office:value-type="float" office:value="36.1955061659193">
            <text:p>36,195506165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11" table:formula="of:=IF([.K449]&lt;[.J44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49]*100/[.K449]" office:value-type="float" office:value="42.5925925925926">
            <text:p>42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G$4:.G450])" office:value-type="float" office:value="36.1279417225951">
            <text:p>36,12794172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11" table:formula="of:=IF([.K450]&lt;[.J45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50]*100/[.K450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G$4:.G451])" office:value-type="float" office:value="36.0590150669643">
            <text:p>36,0590150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11" table:formula="of:=IF([.K451]&lt;[.J45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51]*100/[.K451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G$4:.G452])" office:value-type="float" office:value="35.9921666592428">
            <text:p>35,99216665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11" table:formula="of:=IF([.K452]&lt;[.J45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52]*100/[.K452]" office:value-type="float" office:value="46.6666666666667">
            <text:p>4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G$4:.G453])" office:value-type="float" office:value="35.9283666444444">
            <text:p>35,928366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11" table:formula="of:=IF([.K453]&lt;[.J45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53]*100/[.K453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68">
            <text:p>0,00179268</text:p>
          </table:table-cell>
          <table:table-cell table:style-name="ce4" office:value-type="float" office:value="0.115867">
            <text:p>0,115867</text:p>
          </table:table-cell>
          <table:table-cell table:style-name="ce4" office:value-type="float" office:value="0.00509895">
            <text:p>0,00509895</text:p>
          </table:table-cell>
          <table:table-cell table:style-name="ce4" office:value-type="float" office:value="0.00686746">
            <text:p>0,0068674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9019">
            <text:p>6,89019</text:p>
          </table:table-cell>
          <table:table-cell table:style-name="ce4" table:formula="of:=AVERAGE([.$G$4:.G454])" office:value-type="float" office:value="35.863980443459">
            <text:p>35,8639804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454]&lt;[.J454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54]*100/[.K454]" office:value-type="float" office:value="49.4623655913979">
            <text:p>49,46236559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G$4:.G455])" office:value-type="float" office:value="35.7983316371681">
            <text:p>35,7983316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11" table:formula="of:=IF([.K455]&lt;[.J455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55]*100/[.K455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G$4:.G456])" office:value-type="float" office:value="35.73293799117">
            <text:p>35,73293799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11" table:formula="of:=IF([.K456]&lt;[.J4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56]*100/[.K456]" office:value-type="float" office:value="41">
            <text:p>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G$4:.G457])" office:value-type="float" office:value="35.6681927973568">
            <text:p>35,66819279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11" table:formula="of:=IF([.K457]&lt;[.J45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57]*100/[.K457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G$4:.G458])" office:value-type="float" office:value="35.6032812967033">
            <text:p>35,60328129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11" table:formula="of:=IF([.K458]&lt;[.J4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58]*100/[.K458]" office:value-type="float" office:value="55">
            <text:p>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G$4:.G459])" office:value-type="float" office:value="35.5385700657895">
            <text:p>35,5385700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11" table:formula="of:=IF([.K459]&lt;[.J459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459]*100/[.K459]" office:value-type="float" office:value="58.4">
            <text:p>58,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G$4:.G460])" office:value-type="float" office:value="35.4729351641138">
            <text:p>35,47293516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11" table:formula="of:=IF([.K460]&lt;[.J460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60]*100/[.K460]" office:value-type="float" office:value="50.9433962264151">
            <text:p>50,94339622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G$4:.G461])" office:value-type="float" office:value="35.4076359825327">
            <text:p>35,40763598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11" table:formula="of:=IF([.K461]&lt;[.J4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61]*100/[.K461]" office:value-type="float" office:value="57.1428571428571">
            <text:p>57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G$4:.G462])" office:value-type="float" office:value="35.3431702832244">
            <text:p>35,34317028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11" table:formula="of:=IF([.K462]&lt;[.J46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2]*100/[.K462]" office:value-type="float" office:value="48.8636363636364">
            <text:p>48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G$4:.G463])" office:value-type="float" office:value="35.2791593478261">
            <text:p>35,27915934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11" table:formula="of:=IF([.K463]&lt;[.J46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63]*100/[.K463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G$4:.G464])" office:value-type="float" office:value="35.2159136008677">
            <text:p>35,21591360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11" table:formula="of:=IF([.K464]&lt;[.J46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64]*100/[.K464]" office:value-type="float" office:value="52.5252525252525">
            <text:p>52,52525252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G$4:.G465])" office:value-type="float" office:value="35.1516601515151">
            <text:p>35,15166015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11" table:formula="of:=IF([.K465]&lt;[.J46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65]*100/[.K465]" office:value-type="float" office:value="48.421052631579">
            <text:p>48,42105263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22">
            <text:p>0,00164622</text:p>
          </table:table-cell>
          <table:table-cell table:style-name="ce4" office:value-type="float" office:value="0.140171">
            <text:p>0,140171</text:p>
          </table:table-cell>
          <table:table-cell table:style-name="ce4" office:value-type="float" office:value="0.00487692">
            <text:p>0,00487692</text:p>
          </table:table-cell>
          <table:table-cell table:style-name="ce4" office:value-type="float" office:value="0.00872181">
            <text:p>0,008721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2479">
            <text:p>5,72479</text:p>
          </table:table-cell>
          <table:table-cell table:style-name="ce4" table:formula="of:=AVERAGE([.$G$4:.G466])" office:value-type="float" office:value="35.0881031965443">
            <text:p>35,08810319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8">
            <text:p>108</text:p>
          </table:table-cell>
          <table:table-cell table:style-name="ce11" table:formula="of:=IF([.K466]&lt;[.J46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66]*100/[.K466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93">
            <text:p>0,00196093</text:p>
          </table:table-cell>
          <table:table-cell table:style-name="ce4" office:value-type="float" office:value="0.0647949">
            <text:p>0,0647949</text:p>
          </table:table-cell>
          <table:table-cell table:style-name="ce4" office:value-type="float" office:value="0.00469506">
            <text:p>0,00469506</text:p>
          </table:table-cell>
          <table:table-cell table:style-name="ce4" office:value-type="float" office:value="0.0170256">
            <text:p>0,017025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21293">
            <text:p>9,21293</text:p>
          </table:table-cell>
          <table:table-cell table:style-name="ce4" table:formula="of:=AVERAGE([.$G$4:.G467])" office:value-type="float" office:value="35.032337737069">
            <text:p>35,03233773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91">
            <text:p>91</text:p>
          </table:table-cell>
          <table:table-cell table:style-name="ce11" table:formula="of:=IF([.K467]&lt;[.J46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67]*100/[.K467]" office:value-type="float" office:value="37.3626373626374">
            <text:p>37,36263736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589">
            <text:p>0,00223589</text:p>
          </table:table-cell>
          <table:table-cell table:style-name="ce4" office:value-type="float" office:value="0.0831458">
            <text:p>0,0831458</text:p>
          </table:table-cell>
          <table:table-cell table:style-name="ce4" office:value-type="float" office:value="0.00478124">
            <text:p>0,00478124</text:p>
          </table:table-cell>
          <table:table-cell table:style-name="ce4" office:value-type="float" office:value="0.00669062">
            <text:p>0,0066906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6896">
            <text:p>8,66896</text:p>
          </table:table-cell>
          <table:table-cell table:style-name="ce4" table:formula="of:=AVERAGE([.$G$4:.G468])" office:value-type="float" office:value="34.9756423010753">
            <text:p>34,9756423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0">
            <text:p>90</text:p>
          </table:table-cell>
          <table:table-cell table:style-name="ce11" table:formula="of:=IF([.K468]&lt;[.J46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8]*100/[.K468]" office:value-type="float" office:value="47.7777777777778">
            <text:p>4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G$4:.G469])" office:value-type="float" office:value="34.9122616309013">
            <text:p>34,91226163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11" table:formula="of:=IF([.K469]&lt;[.J4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469]*100/[.K469]" office:value-type="float" office:value="23.4567901234568">
            <text:p>23,4567901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G$4:.G470])" office:value-type="float" office:value="34.8528294432548">
            <text:p>34,85282944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11" table:formula="of:=IF([.K470]&lt;[.J47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0]*100/[.K470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082">
            <text:p>0,00204082</text:p>
          </table:table-cell>
          <table:table-cell table:style-name="ce4" office:value-type="float" office:value="0.078033">
            <text:p>0,078033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151033">
            <text:p>0,015103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8412">
            <text:p>8,58412</text:p>
          </table:table-cell>
          <table:table-cell table:style-name="ce4" table:formula="of:=AVERAGE([.$G$4:.G471])" office:value-type="float" office:value="34.7966997222222">
            <text:p>34,7966997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2">
            <text:p>92</text:p>
          </table:table-cell>
          <table:table-cell table:style-name="ce11" table:formula="of:=IF([.K471]&lt;[.J471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71]*100/[.K471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4455">
            <text:p>0,00224455</text:p>
          </table:table-cell>
          <table:table-cell table:style-name="ce4" office:value-type="float" office:value="0.0209534">
            <text:p>0,0209534</text:p>
          </table:table-cell>
          <table:table-cell table:style-name="ce4" office:value-type="float" office:value="0.00125811">
            <text:p>0,00125811</text:p>
          </table:table-cell>
          <table:table-cell table:style-name="ce4" office:value-type="float" office:value="0.0272633">
            <text:p>0,02726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.5328">
            <text:p>14,5328</text:p>
          </table:table-cell>
          <table:table-cell table:style-name="ce4" table:formula="of:=AVERAGE([.$G$4:.G472])" office:value-type="float" office:value="34.7534931130064">
            <text:p>34,7534931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11" table:formula="of:=IF([.K472]&lt;[.J472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472]*100/[.K472]" office:value-type="float" office:value="36.0655737704918">
            <text:p>36,06557377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G$4:.G473])" office:value-type="float" office:value="34.6927839361702">
            <text:p>34,69278393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11" table:formula="of:=IF([.K473]&lt;[.J473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3]*100/[.K473]" office:value-type="float" office:value="54.2553191489362">
            <text:p>54,25531914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G$4:.G474])" office:value-type="float" office:value="34.6315078768577">
            <text:p>34,63150787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11" table:formula="of:=IF([.K474]&lt;[.J47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74]*100/[.K474]" office:value-type="float" office:value="42.7083333333333">
            <text:p>42,70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31789">
            <text:p>0,131789</text:p>
          </table:table-cell>
          <table:table-cell table:style-name="ce4" office:value-type="float" office:value="0.00485178">
            <text:p>0,00485178</text:p>
          </table:table-cell>
          <table:table-cell table:style-name="ce4" office:value-type="float" office:value="0.00487644">
            <text:p>0,0048764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6857">
            <text:p>6,16857</text:p>
          </table:table-cell>
          <table:table-cell table:style-name="ce4" table:formula="of:=AVERAGE([.$G$4:.G475])" office:value-type="float" office:value="34.5712050423729">
            <text:p>34,57120504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87">
            <text:p>87</text:p>
          </table:table-cell>
          <table:table-cell table:style-name="ce11" table:formula="of:=IF([.K475]&lt;[.J47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475]*100/[.K475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G$4:.G476])" office:value-type="float" office:value="34.5100913107822">
            <text:p>34,51009131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11" table:formula="of:=IF([.K476]&lt;[.J47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6]*100/[.K476]" office:value-type="float" office:value="44.2105263157895">
            <text:p>4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G$4:.G477])" office:value-type="float" office:value="34.448884556962">
            <text:p>34,44888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11" table:formula="of:=IF([.K477]&lt;[.J477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77]*100/[.K477]" office:value-type="float" office:value="49.4252873563218">
            <text:p>49,42528735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G$4:.G478])" office:value-type="float" office:value="34.3887313894737">
            <text:p>34,3887313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11" table:formula="of:=IF([.K478]&lt;[.J47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8]*100/[.K478]" office:value-type="float" office:value="47.2222222222222">
            <text:p>47,22222222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G$4:.G479])" office:value-type="float" office:value="34.3288579411765">
            <text:p>34,32885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479]&lt;[.J479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479]*100/[.K479]" office:value-type="float" office:value="54.2857142857143">
            <text:p>54,2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G$4:.G480])" office:value-type="float" office:value="34.2688241090147">
            <text:p>34,268824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11" table:formula="of:=IF([.K480]&lt;[.J480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80]*100/[.K480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G$4:.G481])" office:value-type="float" office:value="34.2111871548117">
            <text:p>34,21118715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1]&lt;[.J48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1]*100/[.K481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2">
            <text:p>0,001602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9274">
            <text:p>60,9274</text:p>
          </table:table-cell>
          <table:table-cell table:style-name="ce4" table:formula="of:=AVERAGE([.$G$4:.G482])" office:value-type="float" office:value="34.2669621294363">
            <text:p>34,2669621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2]&lt;[.J48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2]*100/[.K482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G$4:.G483])" office:value-type="float" office:value="34.2086845">
            <text:p>34,2086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3]&lt;[.J48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3]*100/[.K483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27">
            <text:p>0,0016252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277">
            <text:p>50,6277</text:p>
          </table:table-cell>
          <table:table-cell table:style-name="ce4" table:formula="of:=AVERAGE([.$G$4:.G484])" office:value-type="float" office:value="34.2428196673597">
            <text:p>34,2428196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4]&lt;[.J48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4]*100/[.K484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7">
            <text:p>0,00172277</text:p>
          </table:table-cell>
          <table:table-cell table:style-name="ce4" office:value-type="float" office:value="0.0394266">
            <text:p>0,0394266</text:p>
          </table:table-cell>
          <table:table-cell table:style-name="ce4" office:value-type="float" office:value="0.00421148">
            <text:p>0,00421148</text:p>
          </table:table-cell>
          <table:table-cell table:style-name="ce4" office:value-type="float" office:value="0.123364">
            <text:p>0,12336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1263">
            <text:p>5,41263</text:p>
          </table:table-cell>
          <table:table-cell table:style-name="ce4" table:formula="of:=AVERAGE([.$G$4:.G485])" office:value-type="float" office:value="34.1830059958506">
            <text:p>34,1830059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11" table:formula="of:=IF([.K485]&lt;[.J48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85]*100/[.K485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G$4:.G486])" office:value-type="float" office:value="34.125263747412">
            <text:p>34,12526374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11" table:formula="of:=IF([.K486]&lt;[.J486];1;0)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formula="of:=[.M486]*100/[.K486]" office:value-type="float" office:value="42.2680412371134">
            <text:p>42,26804123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G$4:.G487])" office:value-type="float" office:value="34.0701222107438">
            <text:p>34,07012221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11" table:formula="of:=IF([.K487]&lt;[.J487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87]*100/[.K487]" office:value-type="float" office:value="43.75">
            <text:p>4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G$4:.G488])" office:value-type="float" office:value="34.0135352783505">
            <text:p>34,0135352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11" table:formula="of:=IF([.K488]&lt;[.J488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8]*100/[.K488]" office:value-type="float" office:value="56.5656565656566">
            <text:p>56,56565656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G$4:.G489])" office:value-type="float" office:value="33.9562084773662">
            <text:p>33,9562084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11" table:formula="of:=IF([.K489]&lt;[.J489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9]*100/[.K489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G$4:.G490])" office:value-type="float" office:value="33.9006827926078">
            <text:p>33,9006827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11" table:formula="of:=IF([.K490]&lt;[.J490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490]*100/[.K490]" office:value-type="float" office:value="61.0619469026549">
            <text:p>61,06194690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G$4:.G491])" office:value-type="float" office:value="33.8489117213115">
            <text:p>33,84891172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11" table:formula="of:=IF([.K491]&lt;[.J491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491]*100/[.K491]" office:value-type="float" office:value="54.2056074766355">
            <text:p>54,20560747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G$4:.G492])" office:value-type="float" office:value="33.7992580777096">
            <text:p>33,7992580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2]&lt;[.J49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2]*100/[.K492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75">
            <text:p>0,001600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8817">
            <text:p>42,8817</text:p>
          </table:table-cell>
          <table:table-cell table:style-name="ce4" table:formula="of:=AVERAGE([.$G$4:.G493])" office:value-type="float" office:value="33.8177936734694">
            <text:p>33,81779367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3]&lt;[.J49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3]*100/[.K493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G$4:.G494])" office:value-type="float" office:value="33.7639535845214">
            <text:p>33,7639535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11" table:formula="of:=IF([.K494]&lt;[.J49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494]*100/[.K49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G$4:.G495])" office:value-type="float" office:value="33.7095648780488">
            <text:p>33,709564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11" table:formula="of:=IF([.K495]&lt;[.J49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495]*100/[.K495]" office:value-type="float" office:value="56.1904761904762">
            <text:p>56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G$4:.G496])" office:value-type="float" office:value="33.6540506085193">
            <text:p>33,654050608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11" table:formula="of:=IF([.K496]&lt;[.J496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96]*100/[.K496]" office:value-type="float" office:value="59.3406593406593">
            <text:p>59,34065934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G$4:.G497])" office:value-type="float" office:value="33.5989515587044">
            <text:p>33,59895155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11" table:formula="of:=IF([.K497]&lt;[.J49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497]*100/[.K497]" office:value-type="float" office:value="54.0816326530612">
            <text:p>54,08163265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498])" office:value-type="float" office:value="33.5488757575757">
            <text:p>33,54887575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498]&lt;[.J49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98]*100/[.K498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329">
            <text:p>0,00191329</text:p>
          </table:table-cell>
          <table:table-cell table:style-name="ce4" office:value-type="float" office:value="0.110335">
            <text:p>0,110335</text:p>
          </table:table-cell>
          <table:table-cell table:style-name="ce4" office:value-type="float" office:value="0.00291642">
            <text:p>0,00291642</text:p>
          </table:table-cell>
          <table:table-cell table:style-name="ce4" office:value-type="float" office:value="0.121348">
            <text:p>0,12134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3481">
            <text:p>3,93481</text:p>
          </table:table-cell>
          <table:table-cell table:style-name="ce4" table:formula="of:=AVERAGE([.$G$4:.G499])" office:value-type="float" office:value="33.4891699798387">
            <text:p>33,48916997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73">
            <text:p>73</text:p>
          </table:table-cell>
          <table:table-cell table:style-name="ce11" table:formula="of:=IF([.K499]&lt;[.J49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99]*100/[.K499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G$4:.G500])" office:value-type="float" office:value="33.4290704627766">
            <text:p>33,42907046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11" table:formula="of:=IF([.K500]&lt;[.J500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500]*100/[.K500]" office:value-type="float" office:value="19.1780821917808">
            <text:p>19,17808219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G$4:.G501])" office:value-type="float" office:value="33.3752975702811">
            <text:p>33,37529757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11" table:formula="of:=IF([.K501]&lt;[.J501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01]*100/[.K501]" office:value-type="float" office:value="58.7628865979381">
            <text:p>58,7628865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G$4:.G502])" office:value-type="float" office:value="33.3241601803607">
            <text:p>33,3241601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11" table:formula="of:=IF([.K502]&lt;[.J50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02]*100/[.K502]" office:value-type="float" office:value="61.2244897959184">
            <text:p>61,22448979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G$4:.G503])" office:value-type="float" office:value="33.27381298">
            <text:p>33,27381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3]&lt;[.J50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3]*100/[.K503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1">
            <text:p>0,00164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7948">
            <text:p>59,7948</text:p>
          </table:table-cell>
          <table:table-cell table:style-name="ce4" table:formula="of:=AVERAGE([.$G$4:.G504])" office:value-type="float" office:value="33.3267490818363">
            <text:p>33,3267490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4]&lt;[.J50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4]*100/[.K50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G$4:.G505])" office:value-type="float" office:value="33.2748616135458">
            <text:p>33,27486161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11" table:formula="of:=IF([.K505]&lt;[.J505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05]*100/[.K505]" office:value-type="float" office:value="51.3761467889908">
            <text:p>51,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G$4:.G506])" office:value-type="float" office:value="33.2220778528827">
            <text:p>33,22207785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11" table:formula="of:=IF([.K506]&lt;[.J50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06]*100/[.K50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G$4:.G507])" office:value-type="float" office:value="33.1706960119047">
            <text:p>33,17069601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11" table:formula="of:=IF([.K507]&lt;[.J50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07]*100/[.K507]" office:value-type="float" office:value="54.7826086956522">
            <text:p>54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G$4:.G508])" office:value-type="float" office:value="33.1232427920792">
            <text:p>33,12324279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8]&lt;[.J508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8]*100/[.K508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0198">
            <text:p>0,00300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352">
            <text:p>55,9352</text:p>
          </table:table-cell>
          <table:table-cell table:style-name="ce4" table:formula="of:=AVERAGE([.$G$4:.G509])" office:value-type="float" office:value="33.1683257114624">
            <text:p>33,16832571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9]&lt;[.J509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9]*100/[.K509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G$4:.G510])" office:value-type="float" office:value="33.1168141814595">
            <text:p>33,11681418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11" table:formula="of:=IF([.K510]&lt;[.J51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0]*100/[.K510]" office:value-type="float" office:value="50.5263157894737">
            <text:p>5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G$4:.G511])" office:value-type="float" office:value="33.0643957086614">
            <text:p>33,0643957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11" table:formula="of:=IF([.K511]&lt;[.J511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11]*100/[.K511]" office:value-type="float" office:value="40.5797101449275">
            <text:p>40,57971014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G$4:.G512])" office:value-type="float" office:value="33.0118004125736">
            <text:p>33,01180041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11" table:formula="of:=IF([.K512]&lt;[.J51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12]*100/[.K512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G$4:.G513])" office:value-type="float" office:value="32.9605431372549">
            <text:p>32,9605431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3]&lt;[.J5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3]*100/[.K5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128">
            <text:p>0,001851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11">
            <text:p>53,211</text:p>
          </table:table-cell>
          <table:table-cell table:style-name="ce4" table:formula="of:=AVERAGE([.$G$4:.G514])" office:value-type="float" office:value="33.0001722113503">
            <text:p>33,00017221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4]&lt;[.J51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4]*100/[.K514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G$4:.G515])" office:value-type="float" office:value="32.9508311328125">
            <text:p>32,95083113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11" table:formula="of:=IF([.K515]&lt;[.J51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15]*100/[.K515]" office:value-type="float" office:value="66.3461538461538">
            <text:p>66,3461538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G$4:.G516])" office:value-type="float" office:value="32.9050197076023">
            <text:p>32,90501970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11" table:formula="of:=IF([.K516]&lt;[.J51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6]*100/[.K516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G$4:.G517])" office:value-type="float" office:value="32.854331692607">
            <text:p>32,854331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11" table:formula="of:=IF([.K517]&lt;[.J51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17]*100/[.K517]" office:value-type="float" office:value="67.5925925925926">
            <text:p>67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G$4:.G518])" office:value-type="float" office:value="32.8035952815534">
            <text:p>32,80359528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11" table:formula="of:=IF([.K518]&lt;[.J518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18]*100/[.K518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G$4:.G519])" office:value-type="float" office:value="32.7537400387597">
            <text:p>32,753740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11" table:formula="of:=IF([.K519]&lt;[.J519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519]*100/[.K519]" office:value-type="float" office:value="39">
            <text:p>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G$4:.G520])" office:value-type="float" office:value="32.7025808123791">
            <text:p>32,702580812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520]&lt;[.J52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20]*100/[.K520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G$4:.G521])" office:value-type="float" office:value="32.6502694401544">
            <text:p>32,6502694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11" table:formula="of:=IF([.K521]&lt;[.J521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521]*100/[.K521]" office:value-type="float" office:value="30.8823529411765">
            <text:p>30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G$4:.G522])" office:value-type="float" office:value="32.5994440077071">
            <text:p>32,5994440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11" table:formula="of:=IF([.K522]&lt;[.J5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522]*100/[.K522]" office:value-type="float" office:value="31.6831683168317">
            <text:p>31,68316831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G$4:.G523])" office:value-type="float" office:value="32.5504772692307">
            <text:p>32,5504772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11" table:formula="of:=IF([.K523]&lt;[.J523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3]*100/[.K523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G$4:.G524])" office:value-type="float" office:value="32.5033096161228">
            <text:p>32,50330961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4]&lt;[.J52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4]*100/[.K524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61">
            <text:p>0,0016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242">
            <text:p>54,1242</text:p>
          </table:table-cell>
          <table:table-cell table:style-name="ce4" table:formula="of:=AVERAGE([.$G$4:.G525])" office:value-type="float" office:value="32.5447289463601">
            <text:p>32,5447289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5]&lt;[.J525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5]*100/[.K525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G$4:.G526])" office:value-type="float" office:value="32.4979240152963">
            <text:p>32,49792401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11" table:formula="of:=IF([.K526]&lt;[.J526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526]*100/[.K526]" office:value-type="float" office:value="29.6296296296296">
            <text:p>29,62962962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G$4:.G527])" office:value-type="float" office:value="32.4478428435114">
            <text:p>32,447842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11" table:formula="of:=IF([.K527]&lt;[.J5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27]*100/[.K527]" office:value-type="float" office:value="40.6976744186047">
            <text:p>40,69767441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G$4:.G528])" office:value-type="float" office:value="32.3967653333333">
            <text:p>32,3967653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11" table:formula="of:=IF([.K528]&lt;[.J52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28]*100/[.K528]" office:value-type="float" office:value="37.3737373737374">
            <text:p>37,37373737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G$4:.G529])" office:value-type="float" office:value="32.3421073003802">
            <text:p>32,34210730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11" table:formula="of:=IF([.K529]&lt;[.J52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29]*100/[.K529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96">
            <text:p>0,0021196</text:p>
          </table:table-cell>
          <table:table-cell table:style-name="ce4" office:value-type="float" office:value="0.0957504">
            <text:p>0,0957504</text:p>
          </table:table-cell>
          <table:table-cell table:style-name="ce4" office:value-type="float" office:value="0.00411713">
            <text:p>0,00411713</text:p>
          </table:table-cell>
          <table:table-cell table:style-name="ce4" office:value-type="float" office:value="0.123645">
            <text:p>0,123645</text:p>
          </table:table-cell>
          <table:table-cell table:style-name="ce4" office:value-type="float" office:value="0.000003493">
            <text:p>0,0000034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2645">
            <text:p>4,12645</text:p>
          </table:table-cell>
          <table:table-cell table:style-name="ce4" table:formula="of:=AVERAGE([.$G$4:.G530])" office:value-type="float" office:value="32.2885671537002">
            <text:p>32,2885671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4">
            <text:p>84</text:p>
          </table:table-cell>
          <table:table-cell table:style-name="ce11" table:formula="of:=IF([.K530]&lt;[.J53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30]*100/[.K530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G$4:.G531])" office:value-type="float" office:value="32.2399808333333">
            <text:p>32,239980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11" table:formula="of:=IF([.K531]&lt;[.J53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31]*100/[.K531]" office:value-type="float" office:value="34.0909090909091">
            <text:p>34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G$4:.G532])" office:value-type="float" office:value="32.1928962570888">
            <text:p>32,1928962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11" table:formula="of:=IF([.K532]&lt;[.J53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32]*100/[.K532]" office:value-type="float" office:value="57.5757575757576">
            <text:p>57,57575757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G$4:.G533])" office:value-type="float" office:value="32.1464804150943">
            <text:p>32,14648041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11" table:formula="of:=IF([.K533]&lt;[.J533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33]*100/[.K533]" office:value-type="float" office:value="58.0952380952381">
            <text:p>58,09523809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G$4:.G534])" office:value-type="float" office:value="32.0999054237288">
            <text:p>32,09990542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11" table:formula="of:=IF([.K534]&lt;[.J534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4]*100/[.K534]" office:value-type="float" office:value="62.1359223300971">
            <text:p>62,1359223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G$4:.G535])" office:value-type="float" office:value="32.0550759398496">
            <text:p>32,0550759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11" table:formula="of:=IF([.K535]&lt;[.J535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535]*100/[.K535]" office:value-type="float" office:value="56.3106796116505">
            <text:p>56,31067961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G$4:.G536])" office:value-type="float" office:value="32.0107410881801">
            <text:p>32,01074108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11" table:formula="of:=IF([.K536]&lt;[.J536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6]*100/[.K536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G$4:.G537])" office:value-type="float" office:value="31.9680379026217">
            <text:p>31,96803790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11" table:formula="of:=IF([.K537]&lt;[.J53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37]*100/[.K537]" office:value-type="float" office:value="50.9615384615385">
            <text:p>50,9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G$4:.G538])" office:value-type="float" office:value="31.9243712336448">
            <text:p>31,92437123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11" table:formula="of:=IF([.K538]&lt;[.J53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538]*100/[.K538]" office:value-type="float" office:value="59.6153846153846">
            <text:p>59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G$4:.G539])" office:value-type="float" office:value="31.8795782462686">
            <text:p>31,87957824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11" table:formula="of:=IF([.K539]&lt;[.J539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39]*100/[.K539]" office:value-type="float" office:value="67.8899082568807">
            <text:p>67,88990825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G$4:.G540])" office:value-type="float" office:value="31.8346193296089">
            <text:p>31,8346193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11" table:formula="of:=IF([.K540]&lt;[.J54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40]*100/[.K540]" office:value-type="float" office:value="44.5544554455446">
            <text:p>44,55445544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G$4:.G541])" office:value-type="float" office:value="31.7880585315985">
            <text:p>31,78805853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11" table:formula="of:=IF([.K541]&lt;[.J54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41]*100/[.K541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G$4:.G542])" office:value-type="float" office:value="31.7411521892393">
            <text:p>31,74115218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11" table:formula="of:=IF([.K542]&lt;[.J5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42]*100/[.K542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G$4:.G543])" office:value-type="float" office:value="31.6936686111111">
            <text:p>31,69366861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11" table:formula="of:=IF([.K543]&lt;[.J543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43]*100/[.K543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G$4:.G544])" office:value-type="float" office:value="31.646971219963">
            <text:p>31,646971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11" table:formula="of:=IF([.K544]&lt;[.J544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44]*100/[.K544]" office:value-type="float" office:value="53.7190082644628">
            <text:p>53,71900826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G$4:.G545])" office:value-type="float" office:value="31.5996688929889">
            <text:p>31,5996688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11" table:formula="of:=IF([.K545]&lt;[.J54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45]*100/[.K545]" office:value-type="float" office:value="60.5263157894737">
            <text:p>6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G$4:.G546])" office:value-type="float" office:value="31.5529357090239">
            <text:p>31,552935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11" table:formula="of:=IF([.K546]&lt;[.J5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46]*100/[.K546]" office:value-type="float" office:value="59.8290598290598">
            <text:p>59,82905982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G$4:.G547])" office:value-type="float" office:value="31.5088375735294">
            <text:p>31,5088375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7]&lt;[.J5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547]*100/[.K547]" office:value-type="float" office:value="60.7142857142857">
            <text:p>60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G$4:.G548])" office:value-type="float" office:value="31.4630089541284">
            <text:p>31,4630089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8]&lt;[.J548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548]*100/[.K548]" office:value-type="float" office:value="63.3928571428571">
            <text:p>63,39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G$4:.G549])" office:value-type="float" office:value="31.4237157142857">
            <text:p>31,42371571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11" table:formula="of:=IF([.K549]&lt;[.J54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49]*100/[.K549]" office:value-type="float" office:value="62.6168224299065">
            <text:p>62,61682242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G$4:.G550])" office:value-type="float" office:value="31.3791670018281">
            <text:p>31,37916700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11" table:formula="of:=IF([.K550]&lt;[.J550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50]*100/[.K550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G$4:.G551])" office:value-type="float" office:value="31.3348095437956">
            <text:p>31,33480954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11" table:formula="of:=IF([.K551]&lt;[.J55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51]*100/[.K551]" office:value-type="float" office:value="70.7070707070707">
            <text:p>70,70707070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G$4:.G552])" office:value-type="float" office:value="31.2906390528233">
            <text:p>31,2906390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552]&lt;[.J552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552]*100/[.K552]" office:value-type="float" office:value="51.4285714285714">
            <text:p>5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G$4:.G553])" office:value-type="float" office:value="31.2467457818181">
            <text:p>31,24674578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3]&lt;[.J55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53]*100/[.K553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G$4:.G554])" office:value-type="float" office:value="31.2046909618874">
            <text:p>31,2046909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11" table:formula="of:=IF([.K554]&lt;[.J554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54]*100/[.K554]" office:value-type="float" office:value="48">
            <text:p>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G$4:.G555])" office:value-type="float" office:value="31.1643728442029">
            <text:p>31,16437284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11" table:formula="of:=IF([.K555]&lt;[.J555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55]*100/[.K555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G$4:.G556])" office:value-type="float" office:value="31.1240594575045">
            <text:p>31,1240594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11" table:formula="of:=IF([.K556]&lt;[.J556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556]*100/[.K556]" office:value-type="float" office:value="52.2727272727273">
            <text:p>52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G$4:.G557])" office:value-type="float" office:value="31.0805565703971">
            <text:p>31,08055657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11" table:formula="of:=IF([.K557]&lt;[.J55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57]*100/[.K557]" office:value-type="float" office:value="45.4545454545455">
            <text:p>4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G$4:.G558])" office:value-type="float" office:value="31.0371429189189">
            <text:p>31,03714291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8]&lt;[.J558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558]*100/[.K558]" office:value-type="float" office:value="44.7619047619048">
            <text:p>4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G$4:.G559])" office:value-type="float" office:value="30.9930312230216">
            <text:p>30,9930312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11" table:formula="of:=IF([.K559]&lt;[.J559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559]*100/[.K559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G$4:.G560])" office:value-type="float" office:value="30.9500328725314">
            <text:p>30,95003287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11" table:formula="of:=IF([.K560]&lt;[.J5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60]*100/[.K560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G$4:.G561])" office:value-type="float" office:value="30.907753297491">
            <text:p>30,90775329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11" table:formula="of:=IF([.K561]&lt;[.J5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61]*100/[.K561]" office:value-type="float" office:value="56.0747663551402">
            <text:p>56,07476635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G$4:.G562])" office:value-type="float" office:value="30.863730214669">
            <text:p>30,8637302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562]&lt;[.J562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62]*100/[.K562]" office:value-type="float" office:value="67.2727272727273">
            <text:p>67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G$4:.G563])" office:value-type="float" office:value="30.8213563214285">
            <text:p>30,82135632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11" table:formula="of:=IF([.K563]&lt;[.J563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563]*100/[.K563]" office:value-type="float" office:value="62.2950819672131">
            <text:p>62,29508196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G$4:.G564])" office:value-type="float" office:value="30.7868868805704">
            <text:p>30,78688688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11" table:formula="of:=IF([.K564]&lt;[.J564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564]*100/[.K564]" office:value-type="float" office:value="37.5">
            <text:p>3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G$4:.G565])" office:value-type="float" office:value="30.7434055516014">
            <text:p>30,7434055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11" table:formula="of:=IF([.K565]&lt;[.J565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65]*100/[.K565]" office:value-type="float" office:value="58.4070796460177">
            <text:p>58,4070796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G$4:.G566])" office:value-type="float" office:value="30.7004581882771">
            <text:p>30,7004581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11" table:formula="of:=IF([.K566]&lt;[.J56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66]*100/[.K566]" office:value-type="float" office:value="58.7719298245614">
            <text:p>58,77192982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G$4:.G567])" office:value-type="float" office:value="30.6586626595744">
            <text:p>30,65866265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11" table:formula="of:=IF([.K567]&lt;[.J56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67]*100/[.K567]" office:value-type="float" office:value="64.6017699115044">
            <text:p>64,6017699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G$4:.G568])" office:value-type="float" office:value="30.6172144955752">
            <text:p>30,61721449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11" table:formula="of:=IF([.K568]&lt;[.J56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68]*100/[.K568]" office:value-type="float" office:value="57.8947368421053">
            <text:p>57,89473684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G$4:.G569])" office:value-type="float" office:value="30.5753869081272">
            <text:p>30,5753869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11" table:formula="of:=IF([.K569]&lt;[.J5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69]*100/[.K569]" office:value-type="float" office:value="67.0886075949367">
            <text:p>67,08860759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G$4:.G570])" office:value-type="float" office:value="30.5347475132275">
            <text:p>30,53474751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11" table:formula="of:=IF([.K570]&lt;[.J570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70]*100/[.K570]" office:value-type="float" office:value="63.7254901960784">
            <text:p>63,72549019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G$4:.G571])" office:value-type="float" office:value="30.4943400880281">
            <text:p>30,4943400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11" table:formula="of:=IF([.K571]&lt;[.J571];1;0)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formula="of:=[.M571]*100/[.K571]" office:value-type="float" office:value="35.1648351648352">
            <text:p>35,16483516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G$4:.G572])" office:value-type="float" office:value="30.454979595782">
            <text:p>30,45497959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11" table:formula="of:=IF([.K572]&lt;[.J572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72]*100/[.K572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G$4:.G573])" office:value-type="float" office:value="30.4163093157894">
            <text:p>30,41630931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3]&lt;[.J57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3]*100/[.K573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49">
            <text:p>0,00175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445">
            <text:p>62,445</text:p>
          </table:table-cell>
          <table:table-cell table:style-name="ce4" table:formula="of:=AVERAGE([.$G$4:.G574])" office:value-type="float" office:value="30.4724015936952">
            <text:p>30,47240159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4]&lt;[.J57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4]*100/[.K574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G$4:.G575])" office:value-type="float" office:value="30.4307415909091">
            <text:p>30,43074159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11" table:formula="of:=IF([.K575]&lt;[.J5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575]*100/[.K575]" office:value-type="float" office:value="32.9268292682927">
            <text:p>32,92682926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G$4:.G576])" office:value-type="float" office:value="30.3911972251309">
            <text:p>30,39119722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6]&lt;[.J57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6]*100/[.K576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79">
            <text:p>0,001768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102">
            <text:p>53,4102</text:p>
          </table:table-cell>
          <table:table-cell table:style-name="ce4" table:formula="of:=AVERAGE([.$G$4:.G577])" office:value-type="float" office:value="30.4313000174216">
            <text:p>30,4313000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7]&lt;[.J57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7]*100/[.K577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G$4:.G578])" office:value-type="float" office:value="30.3937957391304">
            <text:p>30,393795739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11" table:formula="of:=IF([.K578]&lt;[.J578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78]*100/[.K578]" office:value-type="float" office:value="57.6923076923077">
            <text:p>57,69230769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G$4:.G579])" office:value-type="float" office:value="30.3530963715277">
            <text:p>30,35309637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579]&lt;[.J57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579]*100/[.K579]" office:value-type="float" office:value="34.7368421052632">
            <text:p>34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G$4:.G580])" office:value-type="float" office:value="30.3077876776429">
            <text:p>30,30778767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11" table:formula="of:=IF([.K580]&lt;[.J580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580]*100/[.K580]" office:value-type="float" office:value="18.2926829268293">
            <text:p>18,29268292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G$4:.G581])" office:value-type="float" office:value="30.2621225605536">
            <text:p>30,2621225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11" table:formula="of:=IF([.K581]&lt;[.J581];1;0)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formula="of:=[.M581]*100/[.K581]" office:value-type="float" office:value="19.7674418604651">
            <text:p>19,76744186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129">
            <text:p>0,00184129</text:p>
          </table:table-cell>
          <table:table-cell table:style-name="ce4" office:value-type="float" office:value="0.109547">
            <text:p>0,109547</text:p>
          </table:table-cell>
          <table:table-cell table:style-name="ce4" office:value-type="float" office:value="0.00460056">
            <text:p>0,00460056</text:p>
          </table:table-cell>
          <table:table-cell table:style-name="ce4" office:value-type="float" office:value="0.121624">
            <text:p>0,121624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0157">
            <text:p>3,90157</text:p>
          </table:table-cell>
          <table:table-cell table:style-name="ce4" table:formula="of:=AVERAGE([.$G$4:.G582])" office:value-type="float" office:value="30.216594835924">
            <text:p>30,21659483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11" table:formula="of:=IF([.K582]&lt;[.J58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582]*100/[.K582]" office:value-type="float" office:value="16.0493827160494">
            <text:p>16,0493827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9">
            <text:p>0,00160599</text:p>
          </table:table-cell>
          <table:table-cell table:style-name="ce4" office:value-type="float" office:value="0.100724">
            <text:p>0,100724</text:p>
          </table:table-cell>
          <table:table-cell table:style-name="ce4" office:value-type="float" office:value="0.00438504">
            <text:p>0,00438504</text:p>
          </table:table-cell>
          <table:table-cell table:style-name="ce4" office:value-type="float" office:value="0.0152272">
            <text:p>0,015227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0237">
            <text:p>7,10237</text:p>
          </table:table-cell>
          <table:table-cell table:style-name="ce4" table:formula="of:=AVERAGE([.$G$4:.G583])" office:value-type="float" office:value="30.1767427241379">
            <text:p>30,17674272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3">
            <text:p>73</text:p>
          </table:table-cell>
          <table:table-cell table:style-name="ce11" table:formula="of:=IF([.K583]&lt;[.J583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83]*100/[.K583]" office:value-type="float" office:value="38.3561643835616">
            <text:p>38,35616438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G$4:.G584])" office:value-type="float" office:value="30.135201858864">
            <text:p>30,13520185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11" table:formula="of:=IF([.K584]&lt;[.J58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584]*100/[.K584]" office:value-type="float" office:value="36.7088607594937">
            <text:p>36,7088607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G$4:.G585])" office:value-type="float" office:value="30.0954155670103">
            <text:p>30,0954155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11" table:formula="of:=IF([.K585]&lt;[.J585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85]*100/[.K58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G$4:.G586])" office:value-type="float" office:value="30.0573034476844">
            <text:p>30,05730344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11" table:formula="of:=IF([.K586]&lt;[.J58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86]*100/[.K58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G$4:.G587])" office:value-type="float" office:value="30.01692375">
            <text:p>30,016923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11" table:formula="of:=IF([.K587]&lt;[.J58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87]*100/[.K587]" office:value-type="float" office:value="41.8367346938776">
            <text:p>41,83673469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17">
            <text:p>0,00161417</text:p>
          </table:table-cell>
          <table:table-cell table:style-name="ce4" office:value-type="float" office:value="0.0940374">
            <text:p>0,0940374</text:p>
          </table:table-cell>
          <table:table-cell table:style-name="ce4" office:value-type="float" office:value="0.00501458">
            <text:p>0,00501458</text:p>
          </table:table-cell>
          <table:table-cell table:style-name="ce4" office:value-type="float" office:value="0.01022">
            <text:p>0,0102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9151">
            <text:p>7,9151</text:p>
          </table:table-cell>
          <table:table-cell table:style-name="ce4" table:formula="of:=AVERAGE([.$G$4:.G588])" office:value-type="float" office:value="29.9791428547008">
            <text:p>29,97914285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01">
            <text:p>101</text:p>
          </table:table-cell>
          <table:table-cell table:style-name="ce11" table:formula="of:=IF([.K588]&lt;[.J58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88]*100/[.K588]" office:value-type="float" office:value="42.5742574257426">
            <text:p>42,57425742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G$4:.G589])" office:value-type="float" office:value="29.9398639419795">
            <text:p>29,939863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589]&lt;[.J58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89]*100/[.K58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G$4:.G590])" office:value-type="float" office:value="29.8993293356047">
            <text:p>29,89932933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11" table:formula="of:=IF([.K590]&lt;[.J590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0]*100/[.K590]" office:value-type="float" office:value="30.952380952381">
            <text:p>3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04899">
            <text:p>0,104899</text:p>
          </table:table-cell>
          <table:table-cell table:style-name="ce4" office:value-type="float" office:value="0.00482643">
            <text:p>0,00482643</text:p>
          </table:table-cell>
          <table:table-cell table:style-name="ce4" office:value-type="float" office:value="0.00542329">
            <text:p>0,00542329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1207">
            <text:p>7,51207</text:p>
          </table:table-cell>
          <table:table-cell table:style-name="ce4" table:formula="of:=AVERAGE([.$G$4:.G591])" office:value-type="float" office:value="29.8612557653061">
            <text:p>29,8612557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7">
            <text:p>97</text:p>
          </table:table-cell>
          <table:table-cell table:style-name="ce11" table:formula="of:=IF([.K591]&lt;[.J591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591]*100/[.K591]" office:value-type="float" office:value="50.5154639175258">
            <text:p>50,51546391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G$4:.G592])" office:value-type="float" office:value="29.8219464006791">
            <text:p>29,82194640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11" table:formula="of:=IF([.K592]&lt;[.J59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92]*100/[.K592]" office:value-type="float" office:value="48.314606741573">
            <text:p>48,31460674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G$4:.G593])" office:value-type="float" office:value="29.7824348813559">
            <text:p>29,78243488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11" table:formula="of:=IF([.K593]&lt;[.J593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3]*100/[.K593]" office:value-type="float" office:value="42.3076923076923">
            <text:p>42,30769230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G$4:.G594])" office:value-type="float" office:value="29.7427516920473">
            <text:p>29,742751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11" table:formula="of:=IF([.K594]&lt;[.J594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4]*100/[.K594]" office:value-type="float" office:value="35.7142857142857">
            <text:p>35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G$4:.G595])" office:value-type="float" office:value="29.703844054054">
            <text:p>29,7038440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595]&lt;[.J59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5]*100/[.K595]" office:value-type="float" office:value="46.8085106382979">
            <text:p>46,80851063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G$4:.G596])" office:value-type="float" office:value="29.6617738279932">
            <text:p>29,6617738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11" table:formula="of:=IF([.K596]&lt;[.J596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596]*100/[.K596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G$4:.G597])" office:value-type="float" office:value="29.619982996633">
            <text:p>29,6199829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11" table:formula="of:=IF([.K597]&lt;[.J597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7]*100/[.K597]" office:value-type="float" office:value="32.5">
            <text:p>3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G$4:.G598])" office:value-type="float" office:value="29.5792083361344">
            <text:p>29,57920833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11" table:formula="of:=IF([.K598]&lt;[.J598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598]*100/[.K598]" office:value-type="float" office:value="39.1752577319588">
            <text:p>39,1752577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G$4:.G599])" office:value-type="float" office:value="29.5383155536912">
            <text:p>29,53831555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11" table:formula="of:=IF([.K599]&lt;[.J599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9]*100/[.K599]" office:value-type="float" office:value="39.7727272727273">
            <text:p>39,7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G$4:.G600])" office:value-type="float" office:value="29.4969952763819">
            <text:p>29,4969952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11" table:formula="of:=IF([.K600]&lt;[.J600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600]*100/[.K600]" office:value-type="float" office:value="35.8974358974359">
            <text:p>35,89743589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G$4:.G601])" office:value-type="float" office:value="29.4559943979933">
            <text:p>29,455994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11" table:formula="of:=IF([.K601]&lt;[.J601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601]*100/[.K601]" office:value-type="float" office:value="34.1176470588235">
            <text:p>3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G$4:.G602])" office:value-type="float" office:value="29.4175080467445">
            <text:p>29,41750804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11" table:formula="of:=IF([.K602]&lt;[.J60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602]*100/[.K602]" office:value-type="float" office:value="53.3333333333333">
            <text:p>5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G$4:.G603])" office:value-type="float" office:value="29.3800607333333">
            <text:p>29,3800607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11" table:formula="of:=IF([.K603]&lt;[.J603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03]*100/[.K603]" office:value-type="float" office:value="50.561797752809">
            <text:p>50,5617977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G$4:.G604])" office:value-type="float" office:value="29.3421062895174">
            <text:p>29,3421062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11" table:formula="of:=IF([.K604]&lt;[.J6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04]*100/[.K604]" office:value-type="float" office:value="43.0379746835443">
            <text:p>43,03797468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G$4:.G605])" office:value-type="float" office:value="29.3035816777408">
            <text:p>29,3035816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11" table:formula="of:=IF([.K605]&lt;[.J605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605]*100/[.K605]" office:value-type="float" office:value="38.4615384615385">
            <text:p>38,4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G$4:.G606])" office:value-type="float" office:value="29.2617149751243">
            <text:p>29,26171497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11" table:formula="of:=IF([.K606]&lt;[.J606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606]*100/[.K606]" office:value-type="float" office:value="22.0588235294118">
            <text:p>22,05882352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2">
            <text:p>0,00158302</text:p>
          </table:table-cell>
          <table:table-cell table:style-name="ce4" office:value-type="float" office:value="0.109699">
            <text:p>0,109699</text:p>
          </table:table-cell>
          <table:table-cell table:style-name="ce4" office:value-type="float" office:value="0.00284958">
            <text:p>0,00284958</text:p>
          </table:table-cell>
          <table:table-cell table:style-name="ce4" office:value-type="float" office:value="0.0675645">
            <text:p>0,0675645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0851">
            <text:p>5,10851</text:p>
          </table:table-cell>
          <table:table-cell table:style-name="ce4" table:formula="of:=AVERAGE([.$G$4:.G607])" office:value-type="float" office:value="29.2217262251655">
            <text:p>29,22172622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61">
            <text:p>61</text:p>
          </table:table-cell>
          <table:table-cell table:style-name="ce11" table:formula="of:=IF([.K607]&lt;[.J60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607]*100/[.K607]" office:value-type="float" office:value="26.2295081967213">
            <text:p>26,22950819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55">
            <text:p>0,00158155</text:p>
          </table:table-cell>
          <table:table-cell table:style-name="ce4" office:value-type="float" office:value="0.103801">
            <text:p>0,103801</text:p>
          </table:table-cell>
          <table:table-cell table:style-name="ce4" office:value-type="float" office:value="0.00184241">
            <text:p>0,00184241</text:p>
          </table:table-cell>
          <table:table-cell table:style-name="ce4" office:value-type="float" office:value="0.028056">
            <text:p>0,028056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716">
            <text:p>6,6716</text:p>
          </table:table-cell>
          <table:table-cell table:style-name="ce4" table:formula="of:=AVERAGE([.$G$4:.G608])" office:value-type="float" office:value="29.1844532892561">
            <text:p>29,18445328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style-name="ce11" table:formula="of:=IF([.K608]&lt;[.J60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608]*100/[.K608]" office:value-type="float" office:value="32.7868852459016">
            <text:p>32,78688524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00678">
            <text:p>0,100678</text:p>
          </table:table-cell>
          <table:table-cell table:style-name="ce4" office:value-type="float" office:value="0.00415819">
            <text:p>0,00415819</text:p>
          </table:table-cell>
          <table:table-cell table:style-name="ce4" office:value-type="float" office:value="0.121447">
            <text:p>0,12144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3172">
            <text:p>4,13172</text:p>
          </table:table-cell>
          <table:table-cell table:style-name="ce4" table:formula="of:=AVERAGE([.$G$4:.G609])" office:value-type="float" office:value="29.1431121452145">
            <text:p>29,14311214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3">
            <text:p>83</text:p>
          </table:table-cell>
          <table:table-cell table:style-name="ce11" table:formula="of:=IF([.K609]&lt;[.J60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609]*100/[.K609]" office:value-type="float" office:value="15.6626506024096">
            <text:p>15,66265060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G$4:.G610])" office:value-type="float" office:value="29.1057810873146">
            <text:p>29,10578108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11" table:formula="of:=IF([.K610]&lt;[.J610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610]*100/[.K610]" office:value-type="float" office:value="45.7446808510638">
            <text:p>45,74468085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G$4:.G611])" office:value-type="float" office:value="29.0716490789473">
            <text:p>29,07164907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11" table:formula="of:=IF([.K611]&lt;[.J61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1]*100/[.K611]" office:value-type="float" office:value="56.3829787234043">
            <text:p>56,3829787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G$4:.G612])" office:value-type="float" office:value="29.0378085057471">
            <text:p>29,03780850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11" table:formula="of:=IF([.K612]&lt;[.J612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12]*100/[.K612]" office:value-type="float" office:value="62.8571428571429">
            <text:p>6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G$4:.G613])" office:value-type="float" office:value="29.0045217377049">
            <text:p>29,00452173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11" table:formula="of:=IF([.K613]&lt;[.J6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13]*100/[.K6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G$4:.G614])" office:value-type="float" office:value="28.967580376432">
            <text:p>28,9675803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11" table:formula="of:=IF([.K614]&lt;[.J61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4]*100/[.K614]" office:value-type="float" office:value="51.9607843137255">
            <text:p>51,96078431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G$4:.G615])" office:value-type="float" office:value="28.9362234803921">
            <text:p>28,9362234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11" table:formula="of:=IF([.K615]&lt;[.J61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15]*100/[.K615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G$4:.G616])" office:value-type="float" office:value="28.902831533442">
            <text:p>28,90283153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11" table:formula="of:=IF([.K616]&lt;[.J616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16]*100/[.K616]" office:value-type="float" office:value="60.1851851851852">
            <text:p>60,18518518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G$4:.G617])" office:value-type="float" office:value="28.8687295276872">
            <text:p>28,86872952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11" table:formula="of:=IF([.K617]&lt;[.J61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17]*100/[.K617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G$4:.G618])" office:value-type="float" office:value="28.8341856910569">
            <text:p>28,8341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11" table:formula="of:=IF([.K618]&lt;[.J61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618]*100/[.K618]" office:value-type="float" office:value="57.9439252336449">
            <text:p>57,94392523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G$4:.G619])" office:value-type="float" office:value="28.797136801948">
            <text:p>28,79713680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11" table:formula="of:=IF([.K619]&lt;[.J619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619]*100/[.K619]" office:value-type="float" office:value="35.2112676056338">
            <text:p>35,21126760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G$4:.G620])" office:value-type="float" office:value="28.7583818314424">
            <text:p>28,75838183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11" table:formula="of:=IF([.K620]&lt;[.J620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620]*100/[.K620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G$4:.G621])" office:value-type="float" office:value="28.7211620388349">
            <text:p>28,721162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11" table:formula="of:=IF([.K621]&lt;[.J62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621]*100/[.K62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G$4:.G622])" office:value-type="float" office:value="28.6871117447495">
            <text:p>28,68711174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11" table:formula="of:=IF([.K622]&lt;[.J62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22]*100/[.K622]" office:value-type="float" office:value="59.0909090909091">
            <text:p>59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G$4:.G623])" office:value-type="float" office:value="28.6545686774193">
            <text:p>28,6545686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623]&lt;[.J623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3]*100/[.K623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G$4:.G624])" office:value-type="float" office:value="28.6198540257648">
            <text:p>28,6198540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4]&lt;[.J62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4]*100/[.K624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85">
            <text:p>0,002092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625])" office:value-type="float" office:value="28.6587754823151">
            <text:p>28,65877548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5]&lt;[.J62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5]*100/[.K625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G$4:.G626])" office:value-type="float" office:value="28.6249899036918">
            <text:p>28,6249899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11" table:formula="of:=IF([.K626]&lt;[.J626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6]*100/[.K626]" office:value-type="float" office:value="50.4761904761905">
            <text:p>50,47619047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G$4:.G627])" office:value-type="float" office:value="28.5908067147435">
            <text:p>28,5908067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11" table:formula="of:=IF([.K627]&lt;[.J627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627]*100/[.K627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G$4:.G628])" office:value-type="float" office:value="28.555624016">
            <text:p>28,5556240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11" table:formula="of:=IF([.K628]&lt;[.J62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628]*100/[.K62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G$4:.G629])" office:value-type="float" office:value="28.5204020127795">
            <text:p>28,52040201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11" table:formula="of:=IF([.K629]&lt;[.J629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29]*100/[.K629]" office:value-type="float" office:value="57.2815533980583">
            <text:p>57,2815533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G$4:.G630])" office:value-type="float" office:value="28.4862473046252">
            <text:p>28,48624730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11" table:formula="of:=IF([.K630]&lt;[.J63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30]*100/[.K630]" office:value-type="float" office:value="51.1363636363636">
            <text:p>51,1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G$4:.G631])" office:value-type="float" office:value="28.4531325318471">
            <text:p>28,45313253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11" table:formula="of:=IF([.K631]&lt;[.J631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631]*100/[.K631]" office:value-type="float" office:value="60.9090909090909">
            <text:p>6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G$4:.G632])" office:value-type="float" office:value="28.4197645786963">
            <text:p>28,4197645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11" table:formula="of:=IF([.K632]&lt;[.J632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632]*100/[.K632]" office:value-type="float" office:value="50.5050505050505">
            <text:p>50,50505050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G$4:.G633])" office:value-type="float" office:value="28.3869911428571">
            <text:p>28,3869911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11" table:formula="of:=IF([.K633]&lt;[.J633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33]*100/[.K633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G$4:.G634])" office:value-type="float" office:value="28.3553069572107">
            <text:p>28,35530695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4]&lt;[.J63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4]*100/[.K634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05">
            <text:p>0,001836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477">
            <text:p>53,3477</text:p>
          </table:table-cell>
          <table:table-cell table:style-name="ce4" table:formula="of:=AVERAGE([.$G$4:.G635])" office:value-type="float" office:value="28.3948518829113">
            <text:p>28,39485188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5]&lt;[.J6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5]*100/[.K635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G$4:.G636])" office:value-type="float" office:value="28.3609663665086">
            <text:p>28,36096636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6]&lt;[.J636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6]*100/[.K636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56">
            <text:p>0,001659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0007">
            <text:p>48,0007</text:p>
          </table:table-cell>
          <table:table-cell table:style-name="ce4" table:formula="of:=AVERAGE([.$G$4:.G637])" office:value-type="float" office:value="28.3919438643533">
            <text:p>28,39194386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7]&lt;[.J637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7]*100/[.K637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G$4:.G638])" office:value-type="float" office:value="28.3587676377952">
            <text:p>28,35876763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8]&lt;[.J638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8]*100/[.K638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64">
            <text:p>0,00175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971">
            <text:p>55,4971</text:p>
          </table:table-cell>
          <table:table-cell table:style-name="ce4" table:formula="of:=AVERAGE([.$G$4:.G639])" office:value-type="float" office:value="28.4014379716981">
            <text:p>28,40143797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9]&lt;[.J639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9]*100/[.K639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7451">
            <text:p>0,002874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115">
            <text:p>48,2115</text:p>
          </table:table-cell>
          <table:table-cell table:style-name="ce4" table:formula="of:=AVERAGE([.$G$4:.G640])" office:value-type="float" office:value="28.4325369701726">
            <text:p>28,43253697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0]&lt;[.J640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0]*100/[.K640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26">
            <text:p>0,001792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208">
            <text:p>45,208</text:p>
          </table:table-cell>
          <table:table-cell table:style-name="ce4" table:formula="of:=AVERAGE([.$G$4:.G641])" office:value-type="float" office:value="28.458830799373">
            <text:p>28,45883079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1]&lt;[.J641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1]*100/[.K64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48">
            <text:p>0,001672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478">
            <text:p>56,3478</text:p>
          </table:table-cell>
          <table:table-cell table:style-name="ce4" table:formula="of:=AVERAGE([.$G$4:.G642])" office:value-type="float" office:value="28.5024755086072">
            <text:p>28,50247550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2]&lt;[.J642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2]*100/[.K64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G$4:.G643])" office:value-type="float" office:value="28.468918171875">
            <text:p>28,46891817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11" table:formula="of:=IF([.K643]&lt;[.J6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43]*100/[.K64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G$4:.G644])" office:value-type="float" office:value="28.434861450858">
            <text:p>28,43486145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4]&lt;[.J64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4]*100/[.K64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636">
            <text:p>0,00175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852">
            <text:p>51,6852</text:p>
          </table:table-cell>
          <table:table-cell table:style-name="ce4" table:formula="of:=AVERAGE([.$G$4:.G645])" office:value-type="float" office:value="28.4710769314641">
            <text:p>28,47107693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5]&lt;[.J64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5]*100/[.K645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G$4:.G646])" office:value-type="float" office:value="28.4369028460342">
            <text:p>28,4369028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6]&lt;[.J646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6]*100/[.K646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16">
            <text:p>0,001570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666">
            <text:p>59,9666</text:p>
          </table:table-cell>
          <table:table-cell table:style-name="ce4" table:formula="of:=AVERAGE([.$G$4:.G647])" office:value-type="float" office:value="28.4858620031055">
            <text:p>28,48586200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7]&lt;[.J6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7]*100/[.K647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G$4:.G648])" office:value-type="float" office:value="28.4560119534883">
            <text:p>28,45601195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11" table:formula="of:=IF([.K648]&lt;[.J6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48]*100/[.K64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G$4:.G649])" office:value-type="float" office:value="28.4228177089783">
            <text:p>28,422817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49]&lt;[.J64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49]*100/[.K649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73">
            <text:p>0,0016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9674">
            <text:p>41,9674</text:p>
          </table:table-cell>
          <table:table-cell table:style-name="ce4" table:formula="of:=AVERAGE([.$G$4:.G650])" office:value-type="float" office:value="28.4437521483771">
            <text:p>28,4437521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50]&lt;[.J65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50]*100/[.K650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G$4:.G651])" office:value-type="float" office:value="28.4120915895061">
            <text:p>28,4120915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1]&lt;[.J651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1]*100/[.K65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81">
            <text:p>0,00160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807">
            <text:p>57,807</text:p>
          </table:table-cell>
          <table:table-cell table:style-name="ce4" table:formula="of:=AVERAGE([.$G$4:.G652])" office:value-type="float" office:value="28.4573842064714">
            <text:p>28,457384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2]&lt;[.J65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2]*100/[.K65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G$4:.G653])" office:value-type="float" office:value="28.4533396153846">
            <text:p>28,45333961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3]&lt;[.J653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3]*100/[.K65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G$4:.G654])" office:value-type="float" office:value="28.4190261904761">
            <text:p>28,41902619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4]&lt;[.J6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4]*100/[.K654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909">
            <text:p>0,001699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177">
            <text:p>52,8177</text:p>
          </table:table-cell>
          <table:table-cell table:style-name="ce4" table:formula="of:=AVERAGE([.$G$4:.G655])" office:value-type="float" office:value="28.4564474693251">
            <text:p>28,4564474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5]&lt;[.J6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5]*100/[.K655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83">
            <text:p>0,001719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656])" office:value-type="float" office:value="28.494613552833">
            <text:p>28,49461355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6]&lt;[.J6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6]*100/[.K656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G$4:.G657])" office:value-type="float" office:value="28.4653150764526">
            <text:p>28,4653150765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7]&lt;[.J657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7]*100/[.K657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49">
            <text:p>0,00161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077">
            <text:p>55,4077</text:p>
          </table:table-cell>
          <table:table-cell table:style-name="ce4" table:formula="of:=AVERAGE([.$G$4:.G658])" office:value-type="float" office:value="28.5064484885496">
            <text:p>28,506448488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8]&lt;[.J658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8]*100/[.K658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961">
            <text:p>0,0034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0149">
            <text:p>42,0149</text:p>
          </table:table-cell>
          <table:table-cell table:style-name="ce4" table:formula="of:=AVERAGE([.$G$4:.G659])" office:value-type="float" office:value="28.5270406402439">
            <text:p>28,527040640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9]&lt;[.J659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9]*100/[.K659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26">
            <text:p>0,001773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705">
            <text:p>53,2705</text:p>
          </table:table-cell>
          <table:table-cell table:style-name="ce4" table:formula="of:=AVERAGE([.$G$4:.G660])" office:value-type="float" office:value="28.5647019178082">
            <text:p>28,564701917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0]&lt;[.J660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0]*100/[.K660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5">
            <text:p>53,865</text:p>
          </table:table-cell>
          <table:table-cell table:style-name="ce4" table:formula="of:=AVERAGE([.$G$4:.G661])" office:value-type="float" office:value="28.6031522188449">
            <text:p>28,603152218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1]&lt;[.J661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1]*100/[.K661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G$4:.G662])" office:value-type="float" office:value="28.5719091502276">
            <text:p>28,57190915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11" table:formula="of:=IF([.K662]&lt;[.J662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62]*100/[.K662]" office:value-type="float" office:value="56.7307692307692">
            <text:p>56,73076923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G$4:.G663])" office:value-type="float" office:value="28.5432728333333">
            <text:p>28,543272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663]&lt;[.J663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663]*100/[.K663]" office:value-type="float" office:value="41.0526315789474">
            <text:p>41,0526315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G$4:.G664])" office:value-type="float" office:value="28.5104106051437">
            <text:p>28,51041060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11" table:formula="of:=IF([.K664]&lt;[.J66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64]*100/[.K664]" office:value-type="float" office:value="60.5504587155963">
            <text:p>60,55045871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G$4:.G665])" office:value-type="float" office:value="28.4773588670694">
            <text:p>28,47735886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11" table:formula="of:=IF([.K665]&lt;[.J66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65]*100/[.K665]" office:value-type="float" office:value="58.6538461538462">
            <text:p>58,65384615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G$4:.G666])" office:value-type="float" office:value="28.4461995475113">
            <text:p>28,44619954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11" table:formula="of:=IF([.K666]&lt;[.J666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666]*100/[.K666]" office:value-type="float" office:value="57.3033707865169">
            <text:p>57,30337078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G$4:.G667])" office:value-type="float" office:value="28.4144361746987">
            <text:p>28,41443617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11" table:formula="of:=IF([.K667]&lt;[.J667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667]*100/[.K667]" office:value-type="float" office:value="61.5384615384615">
            <text:p>6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G$4:.G668])" office:value-type="float" office:value="28.3827833233082">
            <text:p>28,38278332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68]&lt;[.J668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68]*100/[.K668]" office:value-type="float" office:value="61.9047619047619">
            <text:p>61,90476190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3">
            <text:p>0,00160453</text:p>
          </table:table-cell>
          <table:table-cell table:style-name="ce4" office:value-type="float" office:value="0.0213789">
            <text:p>0,0213789</text:p>
          </table:table-cell>
          <table:table-cell table:style-name="ce4" office:value-type="float" office:value="0.00230978">
            <text:p>0,00230978</text:p>
          </table:table-cell>
          <table:table-cell table:style-name="ce4" office:value-type="float" office:value="0.10525">
            <text:p>0,1052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4191">
            <text:p>6,84191</text:p>
          </table:table-cell>
          <table:table-cell table:style-name="ce4" table:formula="of:=AVERAGE([.$G$4:.G669])" office:value-type="float" office:value="28.3504396696696">
            <text:p>28,35043966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1">
            <text:p>51</text:p>
          </table:table-cell>
          <table:table-cell table:style-name="ce11" table:formula="of:=IF([.K669]&lt;[.J669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669]*100/[.K669]" office:value-type="float" office:value="23.5294117647059">
            <text:p>23,52941176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G$4:.G670])" office:value-type="float" office:value="28.3183433883058">
            <text:p>28,3183433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11" table:formula="of:=IF([.K670]&lt;[.J670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70]*100/[.K670]" office:value-type="float" office:value="51.304347826087">
            <text:p>5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G$4:.G671])" office:value-type="float" office:value="28.2868685479041">
            <text:p>28,28686854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11" table:formula="of:=IF([.K671]&lt;[.J67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71]*100/[.K671]" office:value-type="float" office:value="54.4554455445545">
            <text:p>54,4554455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G$4:.G672])" office:value-type="float" office:value="28.255040044843">
            <text:p>28,25504004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672]&lt;[.J67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72]*100/[.K672]" office:value-type="float" office:value="64.3564356435644">
            <text:p>64,35643564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G$4:.G673])" office:value-type="float" office:value="28.2235379253731">
            <text:p>28,22353792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11" table:formula="of:=IF([.K673]&lt;[.J673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673]*100/[.K673]" office:value-type="float" office:value="56.8421052631579">
            <text:p>5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G$4:.G674])" office:value-type="float" office:value="28.1922648435171">
            <text:p>28,192264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4]&lt;[.J674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4]*100/[.K674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7">
            <text:p>0,001622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415">
            <text:p>45,415</text:p>
          </table:table-cell>
          <table:table-cell table:style-name="ce4" table:formula="of:=AVERAGE([.$G$4:.G675])" office:value-type="float" office:value="28.2178939136904">
            <text:p>28,21789391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5]&lt;[.J67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5]*100/[.K675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36">
            <text:p>0,001671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605">
            <text:p>51,3605</text:p>
          </table:table-cell>
          <table:table-cell table:style-name="ce4" table:formula="of:=AVERAGE([.$G$4:.G676])" office:value-type="float" office:value="28.2522811441307">
            <text:p>28,2522811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6]&lt;[.J676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6]*100/[.K676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55">
            <text:p>0,001587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609">
            <text:p>47,0609</text:p>
          </table:table-cell>
          <table:table-cell table:style-name="ce4" table:formula="of:=AVERAGE([.$G$4:.G677])" office:value-type="float" office:value="28.2801871068249">
            <text:p>28,28018710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7]&lt;[.J67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7]*100/[.K677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G$4:.G678])" office:value-type="float" office:value="28.2484936444444">
            <text:p>28,248493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8]&lt;[.J678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8]*100/[.K678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28">
            <text:p>0,002030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227">
            <text:p>50,0227</text:p>
          </table:table-cell>
          <table:table-cell table:style-name="ce4" table:formula="of:=AVERAGE([.$G$4:.G679])" office:value-type="float" office:value="28.2807040088757">
            <text:p>28,2807040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9]&lt;[.J679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9]*100/[.K679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3158">
            <text:p>58,3158</text:p>
          </table:table-cell>
          <table:table-cell table:style-name="ce4" table:formula="of:=AVERAGE([.$G$4:.G680])" office:value-type="float" office:value="28.3250689955686">
            <text:p>28,32506899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0]&lt;[.J680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0]*100/[.K680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15">
            <text:p>0,001577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207">
            <text:p>60,0207</text:p>
          </table:table-cell>
          <table:table-cell table:style-name="ce4" table:formula="of:=AVERAGE([.$G$4:.G681])" office:value-type="float" office:value="28.3718177138643">
            <text:p>28,37181771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1]&lt;[.J68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1]*100/[.K681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181">
            <text:p>0,00242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227">
            <text:p>57,3227</text:p>
          </table:table-cell>
          <table:table-cell table:style-name="ce4" table:formula="of:=AVERAGE([.$G$4:.G682])" office:value-type="float" office:value="28.4144552430044">
            <text:p>28,4144552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2]&lt;[.J68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2]*100/[.K682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81">
            <text:p>0,001679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17">
            <text:p>57,2117</text:p>
          </table:table-cell>
          <table:table-cell table:style-name="ce4" table:formula="of:=AVERAGE([.$G$4:.G683])" office:value-type="float" office:value="28.4568041323529">
            <text:p>28,4568041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3]&lt;[.J68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3]*100/[.K683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803">
            <text:p>52,3803</text:p>
          </table:table-cell>
          <table:table-cell table:style-name="ce4" table:formula="of:=AVERAGE([.$G$4:.G684])" office:value-type="float" office:value="28.491934082232">
            <text:p>28,49193408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4]&lt;[.J68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4]*100/[.K684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368">
            <text:p>57,3368</text:p>
          </table:table-cell>
          <table:table-cell table:style-name="ce4" table:formula="of:=AVERAGE([.$G$4:.G685])" office:value-type="float" office:value="28.5342286070381">
            <text:p>28,534228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5]&lt;[.J68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5]*100/[.K685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87">
            <text:p>0,001598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7173">
            <text:p>41,7173</text:p>
          </table:table-cell>
          <table:table-cell table:style-name="ce4" table:formula="of:=AVERAGE([.$G$4:.G686])" office:value-type="float" office:value="28.5535303221083">
            <text:p>28,5535303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6]&lt;[.J686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6]*100/[.K686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9505">
            <text:p>0,002895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534">
            <text:p>56,7534</text:p>
          </table:table-cell>
          <table:table-cell table:style-name="ce4" table:formula="of:=AVERAGE([.$G$4:.G687])" office:value-type="float" office:value="28.5947582017543">
            <text:p>28,5947582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7]&lt;[.J68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7]*100/[.K687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174">
            <text:p>0,00165174</text:p>
          </table:table-cell>
          <table:table-cell table:style-name="ce4" office:value-type="float" office:value="0.0217203">
            <text:p>0,0217203</text:p>
          </table:table-cell>
          <table:table-cell table:style-name="ce4" office:value-type="float" office:value="0.00398107">
            <text:p>0,00398107</text:p>
          </table:table-cell>
          <table:table-cell table:style-name="ce4" office:value-type="float" office:value="0.121536">
            <text:p>0,12153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90918">
            <text:p>5,90918</text:p>
          </table:table-cell>
          <table:table-cell table:style-name="ce4" table:formula="of:=AVERAGE([.$G$4:.G688])" office:value-type="float" office:value="28.561640569343">
            <text:p>28,5616405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8]&lt;[.J688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8]*100/[.K688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1">
            <text:p>0,001644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3863">
            <text:p>47,3863</text:p>
          </table:table-cell>
          <table:table-cell table:style-name="ce4" table:formula="of:=AVERAGE([.$G$4:.G689])" office:value-type="float" office:value="28.5890817638484">
            <text:p>28,58908176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9]&lt;[.J68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9]*100/[.K689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67">
            <text:p>0,00169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28">
            <text:p>48,128</text:p>
          </table:table-cell>
          <table:table-cell table:style-name="ce4" table:formula="of:=AVERAGE([.$G$4:.G690])" office:value-type="float" office:value="28.6175226928675">
            <text:p>28,61752269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0]&lt;[.J69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0]*100/[.K690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">
            <text:p>0,0016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375">
            <text:p>55,3375</text:p>
          </table:table-cell>
          <table:table-cell table:style-name="ce4" table:formula="of:=AVERAGE([.$G$4:.G691])" office:value-type="float" office:value="28.656359869186">
            <text:p>28,65635986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1]&lt;[.J691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1]*100/[.K691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4">
            <text:p>0,00168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12">
            <text:p>54,6212</text:p>
          </table:table-cell>
          <table:table-cell table:style-name="ce4" table:formula="of:=AVERAGE([.$G$4:.G692])" office:value-type="float" office:value="28.6940446879535">
            <text:p>28,694044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2]&lt;[.J69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2]*100/[.K692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706804">
            <text:p>0,00706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9572">
            <text:p>29,9572</text:p>
          </table:table-cell>
          <table:table-cell table:style-name="ce4" table:formula="of:=AVERAGE([.$G$4:.G693])" office:value-type="float" office:value="28.6958753478261">
            <text:p>28,6958753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3]&lt;[.J69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3]*100/[.K693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25">
            <text:p>0,001940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108">
            <text:p>57,9108</text:p>
          </table:table-cell>
          <table:table-cell table:style-name="ce4" table:formula="of:=AVERAGE([.$G$4:.G694])" office:value-type="float" office:value="28.7381545441389">
            <text:p>28,7381545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4]&lt;[.J694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4]*100/[.K694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519">
            <text:p>0,002125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35">
            <text:p>52,3535</text:p>
          </table:table-cell>
          <table:table-cell table:style-name="ce4" table:formula="of:=AVERAGE([.$G$4:.G695])" office:value-type="float" office:value="28.7722807658959">
            <text:p>28,77228076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5]&lt;[.J69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5]*100/[.K695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725">
            <text:p>0,002047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352">
            <text:p>50,0352</text:p>
          </table:table-cell>
          <table:table-cell table:style-name="ce4" table:formula="of:=AVERAGE([.$G$4:.G696])" office:value-type="float" office:value="28.8029631890332">
            <text:p>28,8029631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6]&lt;[.J696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6]*100/[.K696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949">
            <text:p>0,001989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2125">
            <text:p>35,2125</text:p>
          </table:table-cell>
          <table:table-cell table:style-name="ce4" table:formula="of:=AVERAGE([.$G$4:.G697])" office:value-type="float" office:value="28.812198832853">
            <text:p>28,8121988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7]&lt;[.J697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7]*100/[.K697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G$4:.G698])" office:value-type="float" office:value="28.7804174532374">
            <text:p>28,78041745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8]&lt;[.J69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8]*100/[.K698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31">
            <text:p>0,001623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545">
            <text:p>54,4545</text:p>
          </table:table-cell>
          <table:table-cell table:style-name="ce4" table:formula="of:=AVERAGE([.$G$4:.G699])" office:value-type="float" office:value="28.8173055028735">
            <text:p>28,8173055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9]&lt;[.J69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9]*100/[.K699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9">
            <text:p>0,001942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918">
            <text:p>51,7918</text:p>
          </table:table-cell>
          <table:table-cell table:style-name="ce4" table:formula="of:=AVERAGE([.$G$4:.G700])" office:value-type="float" office:value="28.8502674748924">
            <text:p>28,85026747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0]&lt;[.J70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0]*100/[.K700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277">
            <text:p>50,5277</text:p>
          </table:table-cell>
          <table:table-cell table:style-name="ce4" table:formula="of:=AVERAGE([.$G$4:.G701])" office:value-type="float" office:value="28.8813239684813">
            <text:p>28,88132396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1]&lt;[.J70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1]*100/[.K701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04">
            <text:p>0,001632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047">
            <text:p>54,5047</text:p>
          </table:table-cell>
          <table:table-cell table:style-name="ce4" table:formula="of:=AVERAGE([.$G$4:.G702])" office:value-type="float" office:value="28.9179811587982">
            <text:p>28,91798115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2]&lt;[.J70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2]*100/[.K702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3487">
            <text:p>0,002434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825">
            <text:p>54,2825</text:p>
          </table:table-cell>
          <table:table-cell table:style-name="ce4" table:formula="of:=AVERAGE([.$G$4:.G703])" office:value-type="float" office:value="28.9542161857143">
            <text:p>28,9542161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3]&lt;[.J70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3]*100/[.K703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198">
            <text:p>0,00168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72">
            <text:p>51,7572</text:p>
          </table:table-cell>
          <table:table-cell table:style-name="ce4" table:formula="of:=AVERAGE([.$G$4:.G704])" office:value-type="float" office:value="28.986745406562">
            <text:p>28,98674540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4]&lt;[.J70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4]*100/[.K704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4093">
            <text:p>49,4093</text:p>
          </table:table-cell>
          <table:table-cell table:style-name="ce4" table:formula="of:=AVERAGE([.$G$4:.G705])" office:value-type="float" office:value="29.0158373646723">
            <text:p>29,01583736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5]&lt;[.J70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5]*100/[.K705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4751">
            <text:p>0,002447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9302">
            <text:p>45,9302</text:p>
          </table:table-cell>
          <table:table-cell table:style-name="ce4" table:formula="of:=AVERAGE([.$G$4:.G706])" office:value-type="float" office:value="29.0398976244665">
            <text:p>29,03989762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6]&lt;[.J70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6]*100/[.K706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G$4:.G707])" office:value-type="float" office:value="29.0129666619318">
            <text:p>29,0129666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7]&lt;[.J7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7]*100/[.K70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">
            <text:p>0,00162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24">
            <text:p>52,2524</text:p>
          </table:table-cell>
          <table:table-cell table:style-name="ce4" table:formula="of:=AVERAGE([.$G$4:.G708])" office:value-type="float" office:value="29.0459303971631">
            <text:p>29,0459303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8]&lt;[.J7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8]*100/[.K708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662">
            <text:p>0,002156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37">
            <text:p>52,8037</text:p>
          </table:table-cell>
          <table:table-cell table:style-name="ce4" table:formula="of:=AVERAGE([.$G$4:.G709])" office:value-type="float" office:value="29.0795816288951">
            <text:p>29,0795816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9]&lt;[.J7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9]*100/[.K709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1">
            <text:p>0,001602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049">
            <text:p>49,9049</text:p>
          </table:table-cell>
          <table:table-cell table:style-name="ce4" table:formula="of:=AVERAGE([.$G$4:.G710])" office:value-type="float" office:value="29.1090375247524">
            <text:p>29,1090375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0]&lt;[.J7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0]*100/[.K710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711">
            <text:p>0,00155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33">
            <text:p>57,733</text:p>
          </table:table-cell>
          <table:table-cell table:style-name="ce4" table:formula="of:=AVERAGE([.$G$4:.G711])" office:value-type="float" office:value="29.1494668502825">
            <text:p>29,14946685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1]&lt;[.J7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1]*100/[.K711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77">
            <text:p>0,001659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712])" office:value-type="float" office:value="29.1847918617771">
            <text:p>29,18479186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2]&lt;[.J7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2]*100/[.K712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479">
            <text:p>0,00342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24">
            <text:p>53,4524</text:p>
          </table:table-cell>
          <table:table-cell table:style-name="ce4" table:formula="of:=AVERAGE([.$G$4:.G713])" office:value-type="float" office:value="29.2189715915493">
            <text:p>29,2189715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3]&lt;[.J7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3]*100/[.K713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341">
            <text:p>51,3341</text:p>
          </table:table-cell>
          <table:table-cell table:style-name="ce4" table:formula="of:=AVERAGE([.$G$4:.G714])" office:value-type="float" office:value="29.2500758509142">
            <text:p>29,2500758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4]&lt;[.J7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4]*100/[.K714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45">
            <text:p>0,00196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693">
            <text:p>55,1693</text:p>
          </table:table-cell>
          <table:table-cell table:style-name="ce4" table:formula="of:=AVERAGE([.$G$4:.G715])" office:value-type="float" office:value="29.2864792556179">
            <text:p>29,28647925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5]&lt;[.J7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5]*100/[.K715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569">
            <text:p>0,00200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483">
            <text:p>47,7483</text:p>
          </table:table-cell>
          <table:table-cell table:style-name="ce4" table:formula="of:=AVERAGE([.$G$4:.G716])" office:value-type="float" office:value="29.3123724123422">
            <text:p>29,31237241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6]&lt;[.J7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6]*100/[.K716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33">
            <text:p>0,001883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668">
            <text:p>48,9668</text:p>
          </table:table-cell>
          <table:table-cell table:style-name="ce4" table:formula="of:=AVERAGE([.$G$4:.G717])" office:value-type="float" office:value="29.3398996218487">
            <text:p>29,33989962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7]&lt;[.J7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7]*100/[.K71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559">
            <text:p>0,00181559</text:p>
          </table:table-cell>
          <table:table-cell table:style-name="ce4" office:value-type="float" office:value="0.0206578">
            <text:p>0,0206578</text:p>
          </table:table-cell>
          <table:table-cell table:style-name="ce4" office:value-type="float" office:value="0.003884">
            <text:p>0,003884</text:p>
          </table:table-cell>
          <table:table-cell table:style-name="ce4" office:value-type="float" office:value="0.0998982">
            <text:p>0,099898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98676">
            <text:p>6,98676</text:p>
          </table:table-cell>
          <table:table-cell table:style-name="ce4" table:formula="of:=AVERAGE([.$G$4:.G718])" office:value-type="float" office:value="29.3086364895105">
            <text:p>29,3086364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8]&lt;[.J71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8]*100/[.K718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68">
            <text:p>0,001613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873">
            <text:p>56,2873</text:p>
          </table:table-cell>
          <table:table-cell table:style-name="ce4" table:formula="of:=AVERAGE([.$G$4:.G719])" office:value-type="float" office:value="29.3463161871508">
            <text:p>29,3463161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9]&lt;[.J71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9]*100/[.K719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72">
            <text:p>49,0872</text:p>
          </table:table-cell>
          <table:table-cell table:style-name="ce4" table:formula="of:=AVERAGE([.$G$4:.G720])" office:value-type="float" office:value="29.3738488005578">
            <text:p>29,37384880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0]&lt;[.J72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0]*100/[.K720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74">
            <text:p>0,001896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04">
            <text:p>53,5904</text:p>
          </table:table-cell>
          <table:table-cell table:style-name="ce4" table:formula="of:=AVERAGE([.$G$4:.G721])" office:value-type="float" office:value="29.4075765877437">
            <text:p>29,4075765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1]&lt;[.J72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1]*100/[.K721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13">
            <text:p>0,00215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64">
            <text:p>52,8064</text:p>
          </table:table-cell>
          <table:table-cell table:style-name="ce4" table:formula="of:=AVERAGE([.$G$4:.G722])" office:value-type="float" office:value="29.4401201529902">
            <text:p>29,4401201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2]&lt;[.J722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2]*100/[.K722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G$4:.G723])" office:value-type="float" office:value="29.4102335833333">
            <text:p>29,41023358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11" table:formula="of:=IF([.K723]&lt;[.J723];1;0)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formula="of:=[.M723]*100/[.K723]" office:value-type="float" office:value="49.4505494505495">
            <text:p>49,45054945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G$4:.G724])" office:value-type="float" office:value="29.3799710402219">
            <text:p>29,3799710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11" table:formula="of:=IF([.K724]&lt;[.J72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24]*100/[.K724]" office:value-type="float" office:value="58.2417582417582">
            <text:p>58,24175824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G$4:.G725])" office:value-type="float" office:value="29.3495183240997">
            <text:p>29,34951832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11" table:formula="of:=IF([.K725]&lt;[.J725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25]*100/[.K725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G$4:.G726])" office:value-type="float" office:value="29.318650055325">
            <text:p>29,31865005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11" table:formula="of:=IF([.K726]&lt;[.J726];1;0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formula="of:=[.M726]*100/[.K726]" office:value-type="float" office:value="48.7804878048781">
            <text:p>48,78048780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G$4:.G727])" office:value-type="float" office:value="29.2876432044199">
            <text:p>29,28764320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11" table:formula="of:=IF([.K727]&lt;[.J72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27]*100/[.K727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G$4:.G728])" office:value-type="float" office:value="29.2569328965517">
            <text:p>29,2569328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11" table:formula="of:=IF([.K728]&lt;[.J72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728]*100/[.K728]" office:value-type="float" office:value="43.956043956044">
            <text:p>43,9560439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G$4:.G729])" office:value-type="float" office:value="29.2251687052341">
            <text:p>29,225168705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11" table:formula="of:=IF([.K729]&lt;[.J729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29]*100/[.K729]" office:value-type="float" office:value="42.7272727272727">
            <text:p>4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G$4:.G730])" office:value-type="float" office:value="29.1936417744154">
            <text:p>29,19364177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11" table:formula="of:=IF([.K730]&lt;[.J73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730]*100/[.K730]" office:value-type="float" office:value="47.7272727272727">
            <text:p>47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G$4:.G731])" office:value-type="float" office:value="29.1617577060439">
            <text:p>29,1617577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11" table:formula="of:=IF([.K731]&lt;[.J73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31]*100/[.K731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G$4:.G732])" office:value-type="float" office:value="29.1302188203018">
            <text:p>29,13021882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11" table:formula="of:=IF([.K732]&lt;[.J73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32]*100/[.K732]" office:value-type="float" office:value="51.6483516483517">
            <text:p>51,64835164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G$4:.G733])" office:value-type="float" office:value="29.0990535205479">
            <text:p>29,09905352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11" table:formula="of:=IF([.K733]&lt;[.J73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733]*100/[.K733]" office:value-type="float" office:value="56.6037735849057">
            <text:p>56,6037735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G$4:.G734])" office:value-type="float" office:value="29.0675519288645">
            <text:p>29,0675519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11" table:formula="of:=IF([.K734]&lt;[.J73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734]*100/[.K734]" office:value-type="float" office:value="61.6822429906542">
            <text:p>61,68224299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G$4:.G735])" office:value-type="float" office:value="29.036845136612">
            <text:p>29,0368451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11" table:formula="of:=IF([.K735]&lt;[.J7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35]*100/[.K735]" office:value-type="float" office:value="59.0163934426229">
            <text:p>59,01639344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G$4:.G736])" office:value-type="float" office:value="29.0059327694406">
            <text:p>29,00593276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11" table:formula="of:=IF([.K736]&lt;[.J736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736]*100/[.K736]" office:value-type="float" office:value="59.1836734693878">
            <text:p>59,1836734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G$4:.G737])" office:value-type="float" office:value="28.975477506812">
            <text:p>28,97547750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11" table:formula="of:=IF([.K737]&lt;[.J7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37]*100/[.K737]" office:value-type="float" office:value="41.4141414141414">
            <text:p>41,41414141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G$4:.G738])" office:value-type="float" office:value="28.9451468979592">
            <text:p>28,9451468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11" table:formula="of:=IF([.K738]&lt;[.J738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38]*100/[.K738]" office:value-type="float" office:value="55.6701030927835">
            <text:p>55,67010309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G$4:.G739])" office:value-type="float" office:value="28.9153129211956">
            <text:p>28,91531292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739]&lt;[.J7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39]*100/[.K739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G$4:.G740])" office:value-type="float" office:value="28.8859664043419">
            <text:p>28,88596640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11" table:formula="of:=IF([.K740]&lt;[.J74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40]*100/[.K740]" office:value-type="float" office:value="51.063829787234">
            <text:p>51,06382978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G$4:.G741])" office:value-type="float" office:value="28.8553969918699">
            <text:p>28,85539699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11" table:formula="of:=IF([.K741]&lt;[.J74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41]*100/[.K741]" office:value-type="float" office:value="46.4912280701754">
            <text:p>46,49122807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781">
            <text:p>0,00154781</text:p>
          </table:table-cell>
          <table:table-cell table:style-name="ce4" office:value-type="float" office:value="0.100794">
            <text:p>0,100794</text:p>
          </table:table-cell>
          <table:table-cell table:style-name="ce4" office:value-type="float" office:value="0.0027671">
            <text:p>0,0027671</text:p>
          </table:table-cell>
          <table:table-cell table:style-name="ce4" office:value-type="float" office:value="0.122212">
            <text:p>0,12221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1142">
            <text:p>4,11142</text:p>
          </table:table-cell>
          <table:table-cell table:style-name="ce4" table:formula="of:=AVERAGE([.$G$4:.G742])" office:value-type="float" office:value="28.8219139377537">
            <text:p>28,8219139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9">
            <text:p>79</text:p>
          </table:table-cell>
          <table:table-cell table:style-name="ce11" table:formula="of:=IF([.K742]&lt;[.J742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42]*100/[.K742]" office:value-type="float" office:value="18.9873417721519">
            <text:p>18,98734177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42">
            <text:p>0,00156842</text:p>
          </table:table-cell>
          <table:table-cell table:style-name="ce4" office:value-type="float" office:value="0.108473">
            <text:p>0,108473</text:p>
          </table:table-cell>
          <table:table-cell table:style-name="ce4" office:value-type="float" office:value="0.00273707">
            <text:p>0,00273707</text:p>
          </table:table-cell>
          <table:table-cell table:style-name="ce4" office:value-type="float" office:value="0.122562">
            <text:p>0,12256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117">
            <text:p>3,94117</text:p>
          </table:table-cell>
          <table:table-cell table:style-name="ce4" table:formula="of:=AVERAGE([.$G$4:.G743])" office:value-type="float" office:value="28.7882913108108">
            <text:p>28,78829131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79">
            <text:p>79</text:p>
          </table:table-cell>
          <table:table-cell table:style-name="ce11" table:formula="of:=IF([.K743]&lt;[.J74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743]*100/[.K743]" office:value-type="float" office:value="17.7215189873418">
            <text:p>17,72151898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G$4:.G744])" office:value-type="float" office:value="28.7584072604588">
            <text:p>28,7584072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11" table:formula="of:=IF([.K744]&lt;[.J744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744]*100/[.K744]" office:value-type="float" office:value="52.7777777777778">
            <text:p>52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G$4:.G745])" office:value-type="float" office:value="28.7304585579515">
            <text:p>28,7304585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5]&lt;[.J745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745]*100/[.K745]" office:value-type="float" office:value="62.7450980392157">
            <text:p>62,74509803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G$4:.G746])" office:value-type="float" office:value="28.7019538896366">
            <text:p>28,70195388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11" table:formula="of:=IF([.K746]&lt;[.J74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46]*100/[.K746]" office:value-type="float" office:value="60.3603603603604">
            <text:p>60,3603603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G$4:.G747])" office:value-type="float" office:value="28.672380577957">
            <text:p>28,6723805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11" table:formula="of:=IF([.K747]&lt;[.J74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7]*100/[.K747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G$4:.G748])" office:value-type="float" office:value="28.642014738255">
            <text:p>28,64201473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11" table:formula="of:=IF([.K748]&lt;[.J74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48]*100/[.K748]" office:value-type="float" office:value="47.6635514018692">
            <text:p>47,6635514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G$4:.G749])" office:value-type="float" office:value="28.6133317962466">
            <text:p>28,6133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9]&lt;[.J74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9]*100/[.K749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G$4:.G750])" office:value-type="float" office:value="28.5830352610441">
            <text:p>28,5830352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11" table:formula="of:=IF([.K750]&lt;[.J75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750]*100/[.K750]" office:value-type="float" office:value="45.679012345679">
            <text:p>45,67901234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G$4:.G751])" office:value-type="float" office:value="28.5523387967914">
            <text:p>28,55233879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11" table:formula="of:=IF([.K751]&lt;[.J75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751]*100/[.K751]" office:value-type="float" office:value="41.8604651162791">
            <text:p>41,8604651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57">
            <text:p>0,00171557</text:p>
          </table:table-cell>
          <table:table-cell table:style-name="ce4" office:value-type="float" office:value="0.113208">
            <text:p>0,113208</text:p>
          </table:table-cell>
          <table:table-cell table:style-name="ce4" office:value-type="float" office:value="0.00437882">
            <text:p>0,00437882</text:p>
          </table:table-cell>
          <table:table-cell table:style-name="ce4" office:value-type="float" office:value="0.0959016">
            <text:p>0,095901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3873">
            <text:p>4,33873</text:p>
          </table:table-cell>
          <table:table-cell table:style-name="ce4" table:formula="of:=AVERAGE([.$G$4:.G752])" office:value-type="float" office:value="28.5200108811749">
            <text:p>28,5200108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3">
            <text:p>83</text:p>
          </table:table-cell>
          <table:table-cell table:style-name="ce11" table:formula="of:=IF([.K752]&lt;[.J75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752]*100/[.K752]" office:value-type="float" office:value="24.0963855421687">
            <text:p>24,09638554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G$4:.G753])" office:value-type="float" office:value="28.49066764">
            <text:p>28,49066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11" table:formula="of:=IF([.K753]&lt;[.J75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53]*100/[.K753]" office:value-type="float" office:value="45.7943925233645">
            <text:p>45,7943925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G$4:.G754])" office:value-type="float" office:value="28.4614759121171">
            <text:p>28,46147591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11" table:formula="of:=IF([.K754]&lt;[.J754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754]*100/[.K754]" office:value-type="float" office:value="60.8695652173913">
            <text:p>60,86956521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G$4:.G755])" office:value-type="float" office:value="28.432608643617">
            <text:p>28,43260864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11" table:formula="of:=IF([.K755]&lt;[.J75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55]*100/[.K755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G$4:.G756])" office:value-type="float" office:value="28.4034957901726">
            <text:p>28,4034957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11" table:formula="of:=IF([.K756]&lt;[.J75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756]*100/[.K756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G$4:.G757])" office:value-type="float" office:value="28.3747415915119">
            <text:p>28,37474159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11" table:formula="of:=IF([.K757]&lt;[.J75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57]*100/[.K757]" office:value-type="float" office:value="55.8558558558559">
            <text:p>55,85585585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G$4:.G758])" office:value-type="float" office:value="28.3472532847682">
            <text:p>28,34725328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8]&lt;[.J7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8]*100/[.K758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61">
            <text:p>0,001597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7773">
            <text:p>37,7773</text:p>
          </table:table-cell>
          <table:table-cell table:style-name="ce4" table:formula="of:=AVERAGE([.$G$4:.G759])" office:value-type="float" office:value="28.3597268915344">
            <text:p>28,3597268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9]&lt;[.J75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9]*100/[.K759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G$4:.G760])" office:value-type="float" office:value="28.3308960634082">
            <text:p>28,33089606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11" table:formula="of:=IF([.K760]&lt;[.J76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60]*100/[.K760]" office:value-type="float" office:value="52.8846153846154">
            <text:p>52,8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G$4:.G761])" office:value-type="float" office:value="28.3035099208443">
            <text:p>28,3035099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11" table:formula="of:=IF([.K761]&lt;[.J76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761]*100/[.K761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G$4:.G762])" office:value-type="float" office:value="28.2813176811594">
            <text:p>28,28131768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11" table:formula="of:=IF([.K762]&lt;[.J762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762]*100/[.K76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G$4:.G763])" office:value-type="float" office:value="28.2509419605263">
            <text:p>28,2509419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3]&lt;[.J763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3]*100/[.K763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96">
            <text:p>0,001682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73">
            <text:p>55,5773</text:p>
          </table:table-cell>
          <table:table-cell table:style-name="ce4" table:formula="of:=AVERAGE([.$G$4:.G764])" office:value-type="float" office:value="28.2868504467805">
            <text:p>28,28685044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4]&lt;[.J764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4]*100/[.K764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G$4:.G765])" office:value-type="float" office:value="28.2609706036745">
            <text:p>28,2609706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11" table:formula="of:=IF([.K765]&lt;[.J76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65]*100/[.K76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76">
            <text:p>0,00158176</text:p>
          </table:table-cell>
          <table:table-cell table:style-name="ce4" office:value-type="float" office:value="0.0650737">
            <text:p>0,0650737</text:p>
          </table:table-cell>
          <table:table-cell table:style-name="ce4" office:value-type="float" office:value="0.00430269">
            <text:p>0,00430269</text:p>
          </table:table-cell>
          <table:table-cell table:style-name="ce4" office:value-type="float" office:value="0.117498">
            <text:p>0,11749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5602">
            <text:p>4,85602</text:p>
          </table:table-cell>
          <table:table-cell table:style-name="ce4" table:formula="of:=AVERAGE([.$G$4:.G766])" office:value-type="float" office:value="28.2302957011795">
            <text:p>28,2302957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6]&lt;[.J76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6]*100/[.K766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63">
            <text:p>0,00156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4.2431">
            <text:p>64,2431</text:p>
          </table:table-cell>
          <table:table-cell table:style-name="ce4" table:formula="of:=AVERAGE([.$G$4:.G767])" office:value-type="float" office:value="28.2774328795811">
            <text:p>28,27743287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7]&lt;[.J76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7]*100/[.K767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7">
            <text:p>0,00162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986">
            <text:p>55,5986</text:p>
          </table:table-cell>
          <table:table-cell table:style-name="ce4" table:formula="of:=AVERAGE([.$G$4:.G768])" office:value-type="float" office:value="28.3131468235294">
            <text:p>28,31314682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8]&lt;[.J768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8]*100/[.K768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635">
            <text:p>51,6635</text:p>
          </table:table-cell>
          <table:table-cell table:style-name="ce4" table:formula="of:=AVERAGE([.$G$4:.G769])" office:value-type="float" office:value="28.3436303133159">
            <text:p>28,34363031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9]&lt;[.J7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9]*100/[.K769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89">
            <text:p>0,00173289</text:p>
          </table:table-cell>
          <table:table-cell table:style-name="ce4" office:value-type="float" office:value="0.0306663">
            <text:p>0,0306663</text:p>
          </table:table-cell>
          <table:table-cell table:style-name="ce4" office:value-type="float" office:value="0.00465253">
            <text:p>0,00465253</text:p>
          </table:table-cell>
          <table:table-cell table:style-name="ce4" office:value-type="float" office:value="0.122603">
            <text:p>0,122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838">
            <text:p>5,65838</text:p>
          </table:table-cell>
          <table:table-cell table:style-name="ce4" table:formula="of:=AVERAGE([.$G$4:.G770])" office:value-type="float" office:value="28.3140537157757">
            <text:p>28,31405371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0]&lt;[.J77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0]*100/[.K770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03">
            <text:p>0,001664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6.1593">
            <text:p>66,1593</text:p>
          </table:table-cell>
          <table:table-cell table:style-name="ce4" table:formula="of:=AVERAGE([.$G$4:.G771])" office:value-type="float" office:value="28.3633313802083">
            <text:p>28,36333138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1]&lt;[.J77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1]*100/[.K771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51">
            <text:p>0,001611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918">
            <text:p>47,6918</text:p>
          </table:table-cell>
          <table:table-cell table:style-name="ce4" table:formula="of:=AVERAGE([.$G$4:.G772])" office:value-type="float" office:value="28.3884659297789">
            <text:p>28,38846592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2]&lt;[.J77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2]*100/[.K772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15">
            <text:p>0,00164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68">
            <text:p>55,0268</text:p>
          </table:table-cell>
          <table:table-cell table:style-name="ce4" table:formula="of:=AVERAGE([.$G$4:.G773])" office:value-type="float" office:value="28.4230611688311">
            <text:p>28,4230611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3]&lt;[.J77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3]*100/[.K773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53">
            <text:p>0,001962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66">
            <text:p>54,666</text:p>
          </table:table-cell>
          <table:table-cell table:style-name="ce4" table:formula="of:=AVERAGE([.$G$4:.G774])" office:value-type="float" office:value="28.4570987029831">
            <text:p>28,457098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4]&lt;[.J7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4]*100/[.K774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G$4:.G775])" office:value-type="float" office:value="28.4290235362694">
            <text:p>28,42902353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11" table:formula="of:=IF([.K775]&lt;[.J775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75]*100/[.K775]" office:value-type="float" office:value="48.5714285714286">
            <text:p>4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G$4:.G776])" office:value-type="float" office:value="28.4020760413971">
            <text:p>28,40207604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11" table:formula="of:=IF([.K776]&lt;[.J776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6]*100/[.K776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G$4:.G777])" office:value-type="float" office:value="28.3749273901809">
            <text:p>28,3749273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7]&lt;[.J777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7]*100/[.K777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16">
            <text:p>0,001567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778])" office:value-type="float" office:value="28.4163029677419">
            <text:p>28,41630296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8]&lt;[.J77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8]*100/[.K778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G$4:.G779])" office:value-type="float" office:value="28.3880480798969">
            <text:p>28,3880480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11" table:formula="of:=IF([.K779]&lt;[.J77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9]*100/[.K77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G$4:.G780])" office:value-type="float" office:value="28.3601625225225">
            <text:p>28,36016252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11" table:formula="of:=IF([.K780]&lt;[.J780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80]*100/[.K780]" office:value-type="float" office:value="56.3218390804598">
            <text:p>56,32183908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G$4:.G781])" office:value-type="float" office:value="28.3337794987146">
            <text:p>28,33377949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11" table:formula="of:=IF([.K781]&lt;[.J781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81]*100/[.K781]" office:value-type="float" office:value="52.0408163265306">
            <text:p>52,04081632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2031">
            <text:p>0,102031</text:p>
          </table:table-cell>
          <table:table-cell table:style-name="ce4" office:value-type="float" office:value="0.0048721">
            <text:p>0,0048721</text:p>
          </table:table-cell>
          <table:table-cell table:style-name="ce4" office:value-type="float" office:value="0.00731961">
            <text:p>0,0073196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9209">
            <text:p>7,59209</text:p>
          </table:table-cell>
          <table:table-cell table:style-name="ce4" table:formula="of:=AVERAGE([.$G$4:.G782])" office:value-type="float" office:value="28.307153453145">
            <text:p>28,30715345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92">
            <text:p>92</text:p>
          </table:table-cell>
          <table:table-cell table:style-name="ce11" table:formula="of:=IF([.K782]&lt;[.J78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82]*100/[.K782]" office:value-type="float" office:value="48.9130434782609">
            <text:p>48,91304347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165932">
            <text:p>0,0165932</text:p>
          </table:table-cell>
          <table:table-cell table:style-name="ce4" office:value-type="float" office:value="0.00258852">
            <text:p>0,00258852</text:p>
          </table:table-cell>
          <table:table-cell table:style-name="ce4" office:value-type="float" office:value="0.123085">
            <text:p>0,123085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8776">
            <text:p>6,08776</text:p>
          </table:table-cell>
          <table:table-cell table:style-name="ce4" table:formula="of:=AVERAGE([.$G$4:.G783])" office:value-type="float" office:value="28.278667051282">
            <text:p>28,27866705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85">
            <text:p>85</text:p>
          </table:table-cell>
          <table:table-cell table:style-name="ce11" table:formula="of:=IF([.K783]&lt;[.J783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83]*100/[.K783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G$4:.G784])" office:value-type="float" office:value="28.2508691805377">
            <text:p>28,25086918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11" table:formula="of:=IF([.K784]&lt;[.J78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84]*100/[.K784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G$4:.G785])" office:value-type="float" office:value="28.2223309079284">
            <text:p>28,22233090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11" table:formula="of:=IF([.K785]&lt;[.J785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785]*100/[.K785]" office:value-type="float" office:value="39.5833333333333">
            <text:p>39,58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915">
            <text:p>0,00197915</text:p>
          </table:table-cell>
          <table:table-cell table:style-name="ce4" office:value-type="float" office:value="0.112881">
            <text:p>0,112881</text:p>
          </table:table-cell>
          <table:table-cell table:style-name="ce4" office:value-type="float" office:value="0.00504594">
            <text:p>0,00504594</text:p>
          </table:table-cell>
          <table:table-cell table:style-name="ce4" office:value-type="float" office:value="0.00433084">
            <text:p>0,0043308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8452">
            <text:p>7,18452</text:p>
          </table:table-cell>
          <table:table-cell table:style-name="ce4" table:formula="of:=AVERAGE([.$G$4:.G786])" office:value-type="float" office:value="28.1954626947637">
            <text:p>28,19546269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0">
            <text:p>80</text:p>
          </table:table-cell>
          <table:table-cell table:style-name="ce11" table:formula="of:=IF([.K786]&lt;[.J786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786]*100/[.K786]" office:value-type="float" office:value="53.75">
            <text:p>5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G$4:.G787])" office:value-type="float" office:value="28.1673208035714">
            <text:p>28,16732080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11" table:formula="of:=IF([.K787]&lt;[.J787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87]*100/[.K787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G$4:.G788])" office:value-type="float" office:value="28.1402317961783">
            <text:p>28,1402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11" table:formula="of:=IF([.K788]&lt;[.J78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88]*100/[.K788]" office:value-type="float" office:value="47.1698113207547">
            <text:p>47,16981132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G$4:.G789])" office:value-type="float" office:value="28.1128632188295">
            <text:p>28,11286321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11" table:formula="of:=IF([.K789]&lt;[.J789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89]*100/[.K789]" office:value-type="float" office:value="55.1020408163265">
            <text:p>55,1020408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G$4:.G790])" office:value-type="float" office:value="28.0860326683608">
            <text:p>28,08603266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11" table:formula="of:=IF([.K790]&lt;[.J790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0]*100/[.K790]" office:value-type="float" office:value="65.1376146788991">
            <text:p>65,1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G$4:.G791])" office:value-type="float" office:value="28.0600449111675">
            <text:p>28,06004491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1]&lt;[.J791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1]*100/[.K791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04">
            <text:p>0,001626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3393">
            <text:p>60,3393</text:p>
          </table:table-cell>
          <table:table-cell table:style-name="ce4" table:formula="of:=AVERAGE([.$G$4:.G792])" office:value-type="float" office:value="28.1009565145754">
            <text:p>28,10095651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2]&lt;[.J79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2]*100/[.K792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G$4:.G793])" office:value-type="float" office:value="28.0748367088607">
            <text:p>28,07483670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11" table:formula="of:=IF([.K793]&lt;[.J793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93]*100/[.K793]" office:value-type="float" office:value="62.6262626262626">
            <text:p>62,62626262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G$4:.G794])" office:value-type="float" office:value="28.0498671302149">
            <text:p>28,04986713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11" table:formula="of:=IF([.K794]&lt;[.J79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94]*100/[.K794]" office:value-type="float" office:value="67.9245283018868">
            <text:p>67,9245283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G$4:.G795])" office:value-type="float" office:value="28.0247803914141">
            <text:p>28,02478039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11" table:formula="of:=IF([.K795]&lt;[.J795];1;0)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formula="of:=[.M795]*100/[.K795]" office:value-type="float" office:value="66.1157024793388">
            <text:p>66,11570247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G$4:.G796])" office:value-type="float" office:value="28.0038295964691">
            <text:p>28,00382959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11" table:formula="of:=IF([.K796]&lt;[.J79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796]*100/[.K796]" office:value-type="float" office:value="39.5061728395062">
            <text:p>39,50617283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G$4:.G797])" office:value-type="float" office:value="27.9798090554156">
            <text:p>27,97980905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11" table:formula="of:=IF([.K797]&lt;[.J79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797]*100/[.K797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G$4:.G798])" office:value-type="float" office:value="27.9547202264151">
            <text:p>27,95472022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11" table:formula="of:=IF([.K798]&lt;[.J79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98]*100/[.K798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G$4:.G799])" office:value-type="float" office:value="27.9281814572864">
            <text:p>27,92818145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11" table:formula="of:=IF([.K799]&lt;[.J79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99]*100/[.K799]" office:value-type="float" office:value="55.8333333333333">
            <text:p>55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G$4:.G800])" office:value-type="float" office:value="27.9024346925972">
            <text:p>27,902434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0]&lt;[.J800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0]*100/[.K800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022">
            <text:p>0,001910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952">
            <text:p>54,3952</text:p>
          </table:table-cell>
          <table:table-cell table:style-name="ce4" table:formula="of:=AVERAGE([.$G$4:.G801])" office:value-type="float" office:value="27.9356336466165">
            <text:p>27,93563364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1]&lt;[.J801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1]*100/[.K801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G$4:.G802])" office:value-type="float" office:value="27.9109454693366">
            <text:p>27,91094546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11" table:formula="of:=IF([.K802]&lt;[.J80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802]*100/[.K802]" office:value-type="float" office:value="34.375">
            <text:p>34,3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G$4:.G803])" office:value-type="float" office:value="27.8896509125">
            <text:p>27,88965091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11" table:formula="of:=IF([.K803]&lt;[.J803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803]*100/[.K80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G$4:.G804])" office:value-type="float" office:value="27.8639087515605">
            <text:p>27,8639087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11" table:formula="of:=IF([.K804]&lt;[.J804];1;0)" office:value-type="float" office:value="1">
            <text:p>1</text:p>
          </table:table-cell>
          <table:table-cell table:style-name="ce4" office:value-type="float" office:value="81">
            <text:p>81</text:p>
          </table:table-cell>
          <table:table-cell table:formula="of:=[.M804]*100/[.K804]" office:value-type="float" office:value="68.6440677966102">
            <text:p>68,6440677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G$4:.G805])" office:value-type="float" office:value="27.8366738029925">
            <text:p>27,8366738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5]&lt;[.J805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5]*100/[.K805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073">
            <text:p>0,0021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967">
            <text:p>52,3967</text:p>
          </table:table-cell>
          <table:table-cell table:style-name="ce4" table:formula="of:=AVERAGE([.$G$4:.G806])" office:value-type="float" office:value="27.8672591407223">
            <text:p>27,86725914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6]&lt;[.J806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6]*100/[.K806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73">
            <text:p>0,00157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807])" office:value-type="float" office:value="27.8984562064676">
            <text:p>27,898456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7]&lt;[.J807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7]*100/[.K807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G$4:.G808])" office:value-type="float" office:value="27.8723087826087">
            <text:p>27,8723087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11" table:formula="of:=IF([.K808]&lt;[.J808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8]*100/[.K808]" office:value-type="float" office:value="69.3693693693694">
            <text:p>69,3693693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G$4:.G809])" office:value-type="float" office:value="27.8459152109181">
            <text:p>27,8459152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09]&lt;[.J809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9]*100/[.K809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24">
            <text:p>0,00196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810])" office:value-type="float" office:value="27.8792715737298">
            <text:p>27,8792715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10]&lt;[.J810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10]*100/[.K810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G$4:.G811])" office:value-type="float" office:value="27.8515835396039">
            <text:p>27,85158353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1]&lt;[.J81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1]*100/[.K811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287">
            <text:p>0,002082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909">
            <text:p>48,9909</text:p>
          </table:table-cell>
          <table:table-cell table:style-name="ce4" table:formula="of:=AVERAGE([.$G$4:.G812])" office:value-type="float" office:value="27.8777137206427">
            <text:p>27,87771372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2]&lt;[.J812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2]*100/[.K812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86">
            <text:p>0,00160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9719">
            <text:p>44,9719</text:p>
          </table:table-cell>
          <table:table-cell table:style-name="ce4" table:formula="of:=AVERAGE([.$G$4:.G813])" office:value-type="float" office:value="27.898817654321">
            <text:p>27,89881765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3]&lt;[.J813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3]*100/[.K813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8">
            <text:p>0,001696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814])" office:value-type="float" office:value="27.9303415536375">
            <text:p>27,93034155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4]&lt;[.J814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4]*100/[.K814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96">
            <text:p>0,001613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671">
            <text:p>53,5671</text:p>
          </table:table-cell>
          <table:table-cell table:style-name="ce4" table:formula="of:=AVERAGE([.$G$4:.G815])" office:value-type="float" office:value="27.9619139162561">
            <text:p>27,9619139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5]&lt;[.J815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5]*100/[.K815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style-name="ce4" office:value-type="float" office:value="0.0316538">
            <text:p>0,0316538</text:p>
          </table:table-cell>
          <table:table-cell table:style-name="ce4" office:value-type="float" office:value="0.00217946">
            <text:p>0,00217946</text:p>
          </table:table-cell>
          <table:table-cell table:style-name="ce4" office:value-type="float" office:value="0.101076">
            <text:p>0,101076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54297">
            <text:p>6,54297</text:p>
          </table:table-cell>
          <table:table-cell table:style-name="ce4" table:formula="of:=AVERAGE([.$G$4:.G816])" office:value-type="float" office:value="27.9355683517835">
            <text:p>27,93556835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6]&lt;[.J816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6]*100/[.K816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2">
            <text:p>0,00171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817])" office:value-type="float" office:value="27.9651075798525">
            <text:p>27,96510757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7]&lt;[.J817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7]*100/[.K817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84">
            <text:p>0,001659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485">
            <text:p>47,6485</text:p>
          </table:table-cell>
          <table:table-cell table:style-name="ce4" table:formula="of:=AVERAGE([.$G$4:.G818])" office:value-type="float" office:value="27.9892589815951">
            <text:p>27,98925898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8]&lt;[.J81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8]*100/[.K818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338">
            <text:p>0,0021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103">
            <text:p>49,6103</text:p>
          </table:table-cell>
          <table:table-cell table:style-name="ce4" table:formula="of:=AVERAGE([.$G$4:.G819])" office:value-type="float" office:value="28.0157553553921">
            <text:p>28,01575535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9]&lt;[.J819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9]*100/[.K819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3">
            <text:p>0,0016059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957">
            <text:p>57,3957</text:p>
          </table:table-cell>
          <table:table-cell table:style-name="ce4" table:formula="of:=AVERAGE([.$G$4:.G820])" office:value-type="float" office:value="28.051716119951">
            <text:p>28,05171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0]&lt;[.J820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0]*100/[.K820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98">
            <text:p>0,001703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247">
            <text:p>51,3247</text:p>
          </table:table-cell>
          <table:table-cell table:style-name="ce4" table:formula="of:=AVERAGE([.$G$4:.G821])" office:value-type="float" office:value="28.080167200489">
            <text:p>28,0801672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1]&lt;[.J82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1]*100/[.K821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66">
            <text:p>0,001595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709">
            <text:p>54,7709</text:p>
          </table:table-cell>
          <table:table-cell table:style-name="ce4" table:formula="of:=AVERAGE([.$G$4:.G822])" office:value-type="float" office:value="28.1127566178266">
            <text:p>28,11275661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2]&lt;[.J822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2]*100/[.K822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2">
            <text:p>0,00194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026">
            <text:p>58,7026</text:p>
          </table:table-cell>
          <table:table-cell table:style-name="ce4" table:formula="of:=AVERAGE([.$G$4:.G823])" office:value-type="float" office:value="28.150061304878">
            <text:p>28,15006130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3]&lt;[.J823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3]*100/[.K823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824])" office:value-type="float" office:value="28.1265063337393">
            <text:p>28,12650633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4]&lt;[.J824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4]*100/[.K824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582">
            <text:p>48,3582</text:p>
          </table:table-cell>
          <table:table-cell table:style-name="ce4" table:formula="of:=AVERAGE([.$G$4:.G825])" office:value-type="float" office:value="28.1511190997567">
            <text:p>28,1511190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5]&lt;[.J825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5]*100/[.K825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208">
            <text:p>0,00182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826])" office:value-type="float" office:value="28.1811043742406">
            <text:p>28,18110437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6]&lt;[.J826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6]*100/[.K826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7">
            <text:p>0,001582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839">
            <text:p>59,0839</text:p>
          </table:table-cell>
          <table:table-cell table:style-name="ce4" table:formula="of:=AVERAGE([.$G$4:.G827])" office:value-type="float" office:value="28.2186077669903">
            <text:p>28,218607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7]&lt;[.J82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7]*100/[.K827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12081">
            <text:p>0,005120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0648">
            <text:p>44,0648</text:p>
          </table:table-cell>
          <table:table-cell table:style-name="ce4" table:formula="of:=AVERAGE([.$G$4:.G828])" office:value-type="float" office:value="28.2378152727272">
            <text:p>28,237815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8]&lt;[.J82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8]*100/[.K828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54">
            <text:p>0,001597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829])" office:value-type="float" office:value="28.2729598062954">
            <text:p>28,27295980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9]&lt;[.J829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9]*100/[.K829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63">
            <text:p>0,00194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5784">
            <text:p>51,5784</text:p>
          </table:table-cell>
          <table:table-cell table:style-name="ce4" table:formula="of:=AVERAGE([.$G$4:.G830])" office:value-type="float" office:value="28.3011405078597">
            <text:p>28,30114050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30]&lt;[.J830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30]*100/[.K830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G$4:.G831])" office:value-type="float" office:value="28.2744516666666">
            <text:p>28,2744516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1]&lt;[.J831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1]*100/[.K831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2">
            <text:p>0,001678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816">
            <text:p>36,816</text:p>
          </table:table-cell>
          <table:table-cell table:style-name="ce4" table:formula="of:=AVERAGE([.$G$4:.G832])" office:value-type="float" office:value="28.2847551025331">
            <text:p>28,2847551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2]&lt;[.J83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2]*100/[.K832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89">
            <text:p>0,00161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975">
            <text:p>53,1975</text:p>
          </table:table-cell>
          <table:table-cell table:style-name="ce4" table:formula="of:=AVERAGE([.$G$4:.G833])" office:value-type="float" office:value="28.3147704578313">
            <text:p>28,31477045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3]&lt;[.J833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3]*100/[.K833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834])" office:value-type="float" office:value="28.3496541275571">
            <text:p>28,3496541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4]&lt;[.J834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4]*100/[.K834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8">
            <text:p>50,958</text:p>
          </table:table-cell>
          <table:table-cell table:style-name="ce4" table:formula="of:=AVERAGE([.$G$4:.G835])" office:value-type="float" office:value="28.3768276201923">
            <text:p>28,3768276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5]&lt;[.J835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5]*100/[.K835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36">
            <text:p>0,001640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728">
            <text:p>60,5728</text:p>
          </table:table-cell>
          <table:table-cell table:style-name="ce4" table:formula="of:=AVERAGE([.$G$4:.G836])" office:value-type="float" office:value="28.4154782472989">
            <text:p>28,41547824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6]&lt;[.J83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6]*100/[.K836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8239">
            <text:p>0,00218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9135">
            <text:p>47,9135</text:p>
          </table:table-cell>
          <table:table-cell table:style-name="ce4" table:formula="of:=AVERAGE([.$G$4:.G837])" office:value-type="float" office:value="28.4388571702638">
            <text:p>28,4388571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7]&lt;[.J837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7]*100/[.K837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G$4:.G838])" office:value-type="float" office:value="28.4130381197604">
            <text:p>28,41303811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8]&lt;[.J83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8]*100/[.K83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181">
            <text:p>0,00203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39">
            <text:p>55,0239</text:p>
          </table:table-cell>
          <table:table-cell table:style-name="ce4" table:formula="of:=AVERAGE([.$G$4:.G839])" office:value-type="float" office:value="28.4448692942583">
            <text:p>28,44486929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9]&lt;[.J83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9]*100/[.K839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69">
            <text:p>0,001606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212">
            <text:p>51,8212</text:p>
          </table:table-cell>
          <table:table-cell table:style-name="ce4" table:formula="of:=AVERAGE([.$G$4:.G840])" office:value-type="float" office:value="28.4727980047789">
            <text:p>28,4727980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0]&lt;[.J84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0]*100/[.K840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38">
            <text:p>0,001598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5069">
            <text:p>52,5069</text:p>
          </table:table-cell>
          <table:table-cell table:style-name="ce4" table:formula="of:=AVERAGE([.$G$4:.G841])" office:value-type="float" office:value="28.5014783174224">
            <text:p>28,5014783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1]&lt;[.J84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1]*100/[.K841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28">
            <text:p>0,001656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767">
            <text:p>58,1767</text:p>
          </table:table-cell>
          <table:table-cell table:style-name="ce4" table:formula="of:=AVERAGE([.$G$4:.G842])" office:value-type="float" office:value="28.5368480691299">
            <text:p>28,53684806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2]&lt;[.J84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2]*100/[.K842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73">
            <text:p>0,00166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159">
            <text:p>51,3159</text:p>
          </table:table-cell>
          <table:table-cell table:style-name="ce4" table:formula="of:=AVERAGE([.$G$4:.G843])" office:value-type="float" office:value="28.5639659880952">
            <text:p>28,5639659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3]&lt;[.J8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3]*100/[.K843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542">
            <text:p>0,001725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7431">
            <text:p>44,7431</text:p>
          </table:table-cell>
          <table:table-cell table:style-name="ce4" table:formula="of:=AVERAGE([.$G$4:.G844])" office:value-type="float" office:value="28.5832039595719">
            <text:p>28,58320395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4]&lt;[.J84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4]*100/[.K844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05">
            <text:p>0,00161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2816">
            <text:p>47,2816</text:p>
          </table:table-cell>
          <table:table-cell table:style-name="ce4" table:formula="of:=AVERAGE([.$G$4:.G845])" office:value-type="float" office:value="28.6054110807601">
            <text:p>28,60541108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5]&lt;[.J84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5]*100/[.K845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98">
            <text:p>0,00161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837">
            <text:p>52,0837</text:p>
          </table:table-cell>
          <table:table-cell table:style-name="ce4" table:formula="of:=AVERAGE([.$G$4:.G846])" office:value-type="float" office:value="28.6332619572953">
            <text:p>28,63326195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6]&lt;[.J8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6]*100/[.K846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847])" office:value-type="float" office:value="28.6625814336493">
            <text:p>28,66258143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7]&lt;[.J847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7]*100/[.K847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85">
            <text:p>0,00158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23">
            <text:p>58,4523</text:p>
          </table:table-cell>
          <table:table-cell table:style-name="ce4" table:formula="of:=AVERAGE([.$G$4:.G848])" office:value-type="float" office:value="28.6978355384615">
            <text:p>28,697835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8]&lt;[.J84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8]*100/[.K84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G$4:.G849])" office:value-type="float" office:value="28.6723029787234">
            <text:p>28,6723029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49]&lt;[.J849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49]*100/[.K849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718">
            <text:p>0,001767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18">
            <text:p>54,218</text:p>
          </table:table-cell>
          <table:table-cell table:style-name="ce4" table:formula="of:=AVERAGE([.$G$4:.G850])" office:value-type="float" office:value="28.7024631877213">
            <text:p>28,7024631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50]&lt;[.J850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50]*100/[.K850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G$4:.G851])" office:value-type="float" office:value="28.6762388207547">
            <text:p>28,6762388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11" table:formula="of:=IF([.K851]&lt;[.J851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851]*100/[.K851]" office:value-type="float" office:value="59.4594594594595">
            <text:p>59,4594594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G$4:.G852])" office:value-type="float" office:value="28.6509191401649">
            <text:p>28,6509191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11" table:formula="of:=IF([.K852]&lt;[.J85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852]*100/[.K852]" office:value-type="float" office:value="55.8823529411765">
            <text:p>55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G$4:.G853])" office:value-type="float" office:value="28.6273958588235">
            <text:p>28,62739585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853]&lt;[.J85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53]*100/[.K853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G$4:.G854])" office:value-type="float" office:value="28.604471680376">
            <text:p>28,6044716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11" table:formula="of:=IF([.K854]&lt;[.J85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854]*100/[.K854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G$4:.G855])" office:value-type="float" office:value="28.5827780516432">
            <text:p>28,5827780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11" table:formula="of:=IF([.K855]&lt;[.J855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855]*100/[.K855]" office:value-type="float" office:value="33.7837837837838">
            <text:p>33,78378378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G$4:.G856])" office:value-type="float" office:value="28.5585073856975">
            <text:p>28,5585073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11" table:formula="of:=IF([.K856]&lt;[.J856];1;0)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formula="of:=[.M856]*100/[.K856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G$4:.G857])" office:value-type="float" office:value="28.5295594379391">
            <text:p>28,52955943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11" table:formula="of:=IF([.K857]&lt;[.J85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857]*100/[.K857]" office:value-type="float" office:value="20.4545454545455">
            <text:p>20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G$4:.G858])" office:value-type="float" office:value="28.5035666081871">
            <text:p>28,5035666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11" table:formula="of:=IF([.K858]&lt;[.J85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858]*100/[.K858]" office:value-type="float" office:value="36.8421052631579">
            <text:p>3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75">
            <text:p>0,00161975</text:p>
          </table:table-cell>
          <table:table-cell table:style-name="ce4" office:value-type="float" office:value="0.143153">
            <text:p>0,143153</text:p>
          </table:table-cell>
          <table:table-cell table:style-name="ce4" office:value-type="float" office:value="0.00496716">
            <text:p>0,00496716</text:p>
          </table:table-cell>
          <table:table-cell table:style-name="ce4" office:value-type="float" office:value="0.00861754">
            <text:p>0,0086175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6792">
            <text:p>5,46792</text:p>
          </table:table-cell>
          <table:table-cell table:style-name="ce4" table:formula="of:=AVERAGE([.$G$4:.G859])" office:value-type="float" office:value="28.4766558060747">
            <text:p>28,47665580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84">
            <text:p>84</text:p>
          </table:table-cell>
          <table:table-cell table:style-name="ce11" table:formula="of:=IF([.K859]&lt;[.J859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859]*100/[.K859]" office:value-type="float" office:value="46.4285714285714">
            <text:p>46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G$4:.G860])" office:value-type="float" office:value="28.4506615985997">
            <text:p>28,45066159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11" table:formula="of:=IF([.K860]&lt;[.J86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860]*100/[.K860]" office:value-type="float" office:value="42.6966292134832">
            <text:p>42,6966292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G$4:.G861])" office:value-type="float" office:value="28.4254094289044">
            <text:p>28,4254094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11" table:formula="of:=IF([.K861]&lt;[.J861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861]*100/[.K861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G$4:.G862])" office:value-type="float" office:value="28.4004411175786">
            <text:p>28,40044111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11" table:formula="of:=IF([.K862]&lt;[.J86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862]*100/[.K862]" office:value-type="float" office:value="61.7647058823529">
            <text:p>6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G$4:.G863])" office:value-type="float" office:value="28.3760678488372">
            <text:p>28,37606784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863]&lt;[.J86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63]*100/[.K863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G$4:.G864])" office:value-type="float" office:value="28.351037804878">
            <text:p>28,351037804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11" table:formula="of:=IF([.K864]&lt;[.J86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864]*100/[.K86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formula="of:=AVERAGE([.A4:.A864])" office:value-type="float" office:value="0.00184481967479675">
            <text:p>0,0018448197</text:p>
          </table:table-cell>
          <table:table-cell table:formula="of:=AVERAGE([.B4:.B864])" office:value-type="float" office:value="0.0505611543670151">
            <text:p>0,0505611544</text:p>
          </table:table-cell>
          <table:table-cell table:formula="of:=AVERAGE([.C4:.C864])" office:value-type="float" office:value="0.00249662498953488">
            <text:p>0,002496625</text:p>
          </table:table-cell>
          <table:table-cell table:formula="of:=AVERAGE([.D4:.D864])" office:value-type="float" office:value="0.0139792305574913">
            <text:p>0,0139792306</text:p>
          </table:table-cell>
          <table:table-cell table:formula="of:=AVERAGE([.E4:.E864])" office:value-type="float" office:value="0.00000159498490127758">
            <text:p>0,000001595</text:p>
          </table:table-cell>
          <table:table-cell table:formula="of:=AVERAGE([.F4:.F864])" office:value-type="float" office:value="0.004056387456446">
            <text:p>0,0040563875</text:p>
          </table:table-cell>
          <table:table-cell table:formula="of:=AVERAGE([.G4:.G864])" office:value-type="float" office:value="28.351037804878">
            <text:p>28,3510378049</text:p>
          </table:table-cell>
          <table:table-cell table:number-columns-repeated="1017"/>
        </table:table-row>
        <table:table-row table:style-name="ro4" table:number-rows-repeated="10477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L4:Hoja1.L864">
            <calcext:condition calcext:apply-style-name="Sin nombre2" calcext:value="=1" calcext:base-cell-address="Hoja1.L4"/>
            <calcext:condition calcext:apply-style-name="Sin nombre3" calcext:value="=0" calcext:base-cell-address="Hoja1.L4"/>
          </calcext:conditional-format>
          <calcext:conditional-format calcext:target-range-address="Hoja1.I1:Hoja1.I1048576">
            <calcext:condition calcext:apply-style-name="Sin nombre2" calcext:value="=1" calcext:base-cell-address="Hoja1.I1"/>
            <calcext:condition calcext:apply-style-name="Sin nombre3" calcext:value="=0" calcext:base-cell-address="Hoja1.I1"/>
          </calcext:conditional-format>
        </calcext:conditional-formats>
      </table:table>
      <table:table table:name="Hoja2" table:style-name="ta2">
        <table:table-column table:style-name="co10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10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0" table:number-columns-repeated="239" table:default-cell-style-name="ce2"/>
        <table:table-column table:style-name="co10" table:number-columns-repeated="767" table:default-cell-style-name="Default"/>
        <table:table-row table:style-name="ro1">
          <table:table-cell table:style-name="ce5" office:value-type="string">
            <text:p>Total Keypoints train: 192</text:p>
          </table:table-cell>
          <table:table-cell table:style-name="ce4" table:number-columns-repeated="12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style-name="ce4" table:number-columns-repeated="12"/>
          <table:table-cell table:number-columns-repeated="1011"/>
        </table:table-row>
        <table:table-row table:style-name="ro2">
          <table:table-cell/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3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/>
          <table:table-cell table:style-name="ce12"/>
          <table:table-cell table:style-name="ce12" office:value-type="string">
            <text:p>Min</text:p>
          </table:table-cell>
          <table:table-cell table:style-name="ce12" office:value-type="string">
            <text:p>Max</text:p>
          </table:table-cell>
          <table:table-cell table:style-name="ce12" office:value-type="string">
            <text:p>Prom</text:p>
          </table:table-cell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H4])" office:value-type="float" office:value="5.12511">
            <text:p>5,125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/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13" table:formula="of:=MIN([.K4:.K393])" office:value-type="float" office:value="28">
            <text:p>28</text:p>
          </table:table-cell>
          <table:table-cell table:style-name="ce13" table:formula="of:=MAX([.K4:.K393])" office:value-type="float" office:value="256">
            <text:p>256</text:p>
          </table:table-cell>
          <table:table-cell table:style-name="ce14" table:formula="of:=AVERAGE([.K4:.K393])" office:value-type="float" office:value="146.171794871795">
            <text:p>146,17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H$4:.H5])" office:value-type="float" office:value="5.680345">
            <text:p>5,6803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9">
            <text:p>29</text:p>
          </table:table-cell>
          <table:table-cell/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13" table:formula="of:=MIN([.L4:.L393])" office:value-type="float" office:value="57">
            <text:p>57</text:p>
          </table:table-cell>
          <table:table-cell table:style-name="ce13" table:formula="of:=MAX([.L4:.L393])" office:value-type="float" office:value="125">
            <text:p>125</text:p>
          </table:table-cell>
          <table:table-cell table:style-name="ce14" table:formula="of:=AVERAGE([.L4:.L393])" office:value-type="float" office:value="94.7589743589744">
            <text:p>94,76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H$4:.H6])" office:value-type="float" office:value="6.12258666666667">
            <text:p>6,12258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style-name="ce13" table:formula="of:=MIN([.M4:.M393])" office:value-type="float" office:value="11">
            <text:p>11</text:p>
          </table:table-cell>
          <table:table-cell table:style-name="ce13" table:formula="of:=MAX([.M4:.M393])" office:value-type="float" office:value="81">
            <text:p>81</text:p>
          </table:table-cell>
          <table:table-cell table:style-name="ce14" table:formula="of:=AVERAGE([.M4:.M393])" office:value-type="float" office:value="46.0282051282051">
            <text:p>46,03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H$4:.H7])" office:value-type="float" office:value="6.1860625">
            <text:p>6,186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H$4:.H8])" office:value-type="float" office:value="6.90603">
            <text:p>6,906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H$4:.H9])" office:value-type="float" office:value="7.19324666666667">
            <text:p>7,19324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H$4:.H10])" office:value-type="float" office:value="7.10914">
            <text:p>7,109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H$4:.H11])" office:value-type="float" office:value="6.862465">
            <text:p>6,8624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H$4:.H12])" office:value-type="float" office:value="6.81680222222222">
            <text:p>6,81680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H$4:.H13])" office:value-type="float" office:value="6.68365">
            <text:p>6,683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H$4:.H14])" office:value-type="float" office:value="6.54642363636364">
            <text:p>6,546423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H$4:.H15])" office:value-type="float" office:value="6.61016166666667">
            <text:p>6,610161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H$4:.H16])" office:value-type="float" office:value="6.69183307692308">
            <text:p>6,691833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H$4:.H17])" office:value-type="float" office:value="6.71380357142857">
            <text:p>6,71380357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H$4:.H18])" office:value-type="float" office:value="6.68803">
            <text:p>6,688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H$4:.H19])" office:value-type="float" office:value="6.595723125">
            <text:p>6,59572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H$4:.H20])" office:value-type="float" office:value="6.55144705882353">
            <text:p>6,55144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H$4:.H21])" office:value-type="float" office:value="6.52041277777778">
            <text:p>6,520412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H$4:.H22])" office:value-type="float" office:value="6.42844631578947">
            <text:p>6,428446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H$4:.H23])" office:value-type="float" office:value="6.509455">
            <text:p>6,5094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H$4:.H24])" office:value-type="float" office:value="6.52543333333333">
            <text:p>6,52543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H$4:.H25])" office:value-type="float" office:value="6.58279181818182">
            <text:p>6,58279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H$4:.H26])" office:value-type="float" office:value="6.59062782608696">
            <text:p>6,59062782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63">
            <text:p>163</text:p>
          </table:table-cell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H$4:.H27])" office:value-type="float" office:value="6.7378225">
            <text:p>6,7378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179">
            <text:p>179</text:p>
          </table:table-cell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H$4:.H28])" office:value-type="float" office:value="6.6771008">
            <text:p>6,67710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float" office:value="180">
            <text:p>180</text:p>
          </table:table-cell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H$4:.H29])" office:value-type="float" office:value="6.57808269230769">
            <text:p>6,578082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81">
            <text:p>181</text:p>
          </table:table-cell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H$4:.H30])" office:value-type="float" office:value="6.51916592592593">
            <text:p>6,51916592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182">
            <text:p>182</text:p>
          </table:table-cell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H$4:.H31])" office:value-type="float" office:value="6.53990285714286">
            <text:p>6,539902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H$4:.H32])" office:value-type="float" office:value="6.54182068965517">
            <text:p>6,54182068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185">
            <text:p>185</text:p>
          </table:table-cell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H$4:.H33])" office:value-type="float" office:value="6.56171733333333">
            <text:p>6,561717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191">
            <text:p>191</text:p>
          </table:table-cell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H$4:.H34])" office:value-type="float" office:value="6.58862483870968">
            <text:p>6,58862483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01">
            <text:p>201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H$4:.H35])" office:value-type="float" office:value="6.687088125">
            <text:p>6,687088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15">
            <text:p>215</text:p>
          </table:table-cell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H$4:.H36])" office:value-type="float" office:value="6.72280636363637">
            <text:p>6,72280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219">
            <text:p>219</text:p>
          </table:table-cell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H$4:.H37])" office:value-type="float" office:value="6.72483205882353">
            <text:p>6,724832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20">
            <text:p>220</text:p>
          </table:table-cell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H$4:.H38])" office:value-type="float" office:value="6.74886085714286">
            <text:p>6,748860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21">
            <text:p>221</text:p>
          </table:table-cell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H$4:.H39])" office:value-type="float" office:value="6.78035666666667">
            <text:p>6,78035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23">
            <text:p>223</text:p>
          </table:table-cell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H$4:.H40])" office:value-type="float" office:value="6.83719054054054">
            <text:p>6,83719054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24">
            <text:p>224</text:p>
          </table:table-cell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H$4:.H41])" office:value-type="float" office:value="6.86245263157895">
            <text:p>6,8624526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5">
            <text:p>225</text:p>
          </table:table-cell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H$4:.H42])" office:value-type="float" office:value="6.89925974358974">
            <text:p>6,89925974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6">
            <text:p>226</text:p>
          </table:table-cell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H$4:.H43])" office:value-type="float" office:value="6.91333975">
            <text:p>6,913339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227">
            <text:p>227</text:p>
          </table:table-cell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H$4:.H44])" office:value-type="float" office:value="6.86579804878049">
            <text:p>6,86579804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28">
            <text:p>228</text:p>
          </table:table-cell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H$4:.H45])" office:value-type="float" office:value="6.87529690476191">
            <text:p>6,87529690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9">
            <text:p>229</text:p>
          </table:table-cell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H$4:.H46])" office:value-type="float" office:value="6.84453976744186">
            <text:p>6,84453976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30">
            <text:p>230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H$4:.H47])" office:value-type="float" office:value="6.83403636363636">
            <text:p>6,83403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31">
            <text:p>231</text:p>
          </table:table-cell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H$4:.H48])" office:value-type="float" office:value="6.78649222222222">
            <text:p>6,78649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5">
            <text:p>235</text:p>
          </table:table-cell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H$4:.H49])" office:value-type="float" office:value="6.76144695652174">
            <text:p>6,76144695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36">
            <text:p>236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H$4:.H50])" office:value-type="float" office:value="6.75524127659575">
            <text:p>6,75524127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237">
            <text:p>23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H$4:.H51])" office:value-type="float" office:value="6.764863125">
            <text:p>6,76486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38">
            <text:p>238</text:p>
          </table:table-cell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H$4:.H52])" office:value-type="float" office:value="6.74039918367347">
            <text:p>6,74039918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9">
            <text:p>239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H$4:.H53])" office:value-type="float" office:value="6.7428596">
            <text:p>6,7428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H$4:.H54])" office:value-type="float" office:value="6.69547156862745">
            <text:p>6,69547156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242">
            <text:p>242</text:p>
          </table:table-cell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H$4:.H55])" office:value-type="float" office:value="6.71140480769231">
            <text:p>6,7114048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43">
            <text:p>243</text:p>
          </table:table-cell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H$4:.H56])" office:value-type="float" office:value="6.70187641509434">
            <text:p>6,7018764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44">
            <text:p>244</text:p>
          </table:table-cell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H$4:.H57])" office:value-type="float" office:value="6.7142987037037">
            <text:p>6,7142987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5">
            <text:p>245</text:p>
          </table:table-cell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H$4:.H58])" office:value-type="float" office:value="6.71363181818182">
            <text:p>6,71363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46">
            <text:p>246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H$4:.H59])" office:value-type="float" office:value="6.72596178571429">
            <text:p>6,7259617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7">
            <text:p>247</text:p>
          </table:table-cell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H$4:.H60])" office:value-type="float" office:value="6.74533736842105">
            <text:p>6,74533736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8">
            <text:p>248</text:p>
          </table:table-cell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H$4:.H61])" office:value-type="float" office:value="6.76223620689655">
            <text:p>6,76223620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9">
            <text:p>249</text:p>
          </table:table-cell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H$4:.H62])" office:value-type="float" office:value="6.74422101694915">
            <text:p>6,74422101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250">
            <text:p>250</text:p>
          </table:table-cell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H$4:.H63])" office:value-type="float" office:value="6.762797">
            <text:p>6,7627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1">
            <text:p>251</text:p>
          </table:table-cell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H$4:.H64])" office:value-type="float" office:value="6.77360508196721">
            <text:p>6,7736050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252">
            <text:p>252</text:p>
          </table:table-cell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H$4:.H65])" office:value-type="float" office:value="6.79002661290323">
            <text:p>6,790026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53">
            <text:p>253</text:p>
          </table:table-cell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H$4:.H66])" office:value-type="float" office:value="6.78788126984127">
            <text:p>6,78788126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55">
            <text:p>255</text:p>
          </table:table-cell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H$4:.H67])" office:value-type="float" office:value="6.7791453125">
            <text:p>6,779145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256">
            <text:p>256</text:p>
          </table:table-cell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H$4:.H68])" office:value-type="float" office:value="6.78751246153846">
            <text:p>6,787512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257">
            <text:p>257</text:p>
          </table:table-cell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H$4:.H69])" office:value-type="float" office:value="6.78821333333334">
            <text:p>6,78821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8">
            <text:p>258</text:p>
          </table:table-cell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H$4:.H70])" office:value-type="float" office:value="6.77819955223881">
            <text:p>6,7781995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59">
            <text:p>259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H$4:.H71])" office:value-type="float" office:value="6.7768280882353">
            <text:p>6,77682808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61">
            <text:p>261</text:p>
          </table:table-cell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H$4:.H72])" office:value-type="float" office:value="6.76360579710145">
            <text:p>6,76360579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62">
            <text:p>262</text:p>
          </table:table-cell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H$4:.H73])" office:value-type="float" office:value="6.75646042857143">
            <text:p>6,7564604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63">
            <text:p>263</text:p>
          </table:table-cell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H$4:.H74])" office:value-type="float" office:value="6.7440609859155">
            <text:p>6,74406098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265">
            <text:p>265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H$4:.H75])" office:value-type="float" office:value="6.73287236111111">
            <text:p>6,7328723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6">
            <text:p>266</text:p>
          </table:table-cell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H$4:.H76])" office:value-type="float" office:value="6.72028630136987">
            <text:p>6,72028630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H$4:.H77])" office:value-type="float" office:value="6.70540351351352">
            <text:p>6,70540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68">
            <text:p>268</text:p>
          </table:table-cell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H$4:.H78])" office:value-type="float" office:value="6.68454253333334">
            <text:p>6,6845425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269">
            <text:p>26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H$4:.H79])" office:value-type="float" office:value="6.66892223684211">
            <text:p>6,66892223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H$4:.H80])" office:value-type="float" office:value="6.66078896103896">
            <text:p>6,6607889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71">
            <text:p>271</text:p>
          </table:table-cell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H$4:.H81])" office:value-type="float" office:value="6.67811192307693">
            <text:p>6,678111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2">
            <text:p>272</text:p>
          </table:table-cell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H$4:.H82])" office:value-type="float" office:value="6.68386265822785">
            <text:p>6,6838626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74">
            <text:p>274</text:p>
          </table:table-cell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H$4:.H83])" office:value-type="float" office:value="6.685476375">
            <text:p>6,685476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275">
            <text:p>275</text:p>
          </table:table-cell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H$4:.H84])" office:value-type="float" office:value="6.67095086419753">
            <text:p>6,67095086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80">
            <text:p>280</text:p>
          </table:table-cell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H$4:.H85])" office:value-type="float" office:value="6.65599402439025">
            <text:p>6,65599402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281">
            <text:p>281</text:p>
          </table:table-cell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H$4:.H86])" office:value-type="float" office:value="6.6269008433735">
            <text:p>6,6269008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3">
            <text:p>283</text:p>
          </table:table-cell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H$4:.H87])" office:value-type="float" office:value="6.5959105952381">
            <text:p>6,5959105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285">
            <text:p>285</text:p>
          </table:table-cell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H$4:.H88])" office:value-type="float" office:value="6.59999517647059">
            <text:p>6,59999517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6">
            <text:p>286</text:p>
          </table:table-cell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H$4:.H89])" office:value-type="float" office:value="6.58537813953489">
            <text:p>6,5853781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287">
            <text:p>287</text:p>
          </table:table-cell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H$4:.H90])" office:value-type="float" office:value="6.59931436781609">
            <text:p>6,59931436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89">
            <text:p>28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H$4:.H91])" office:value-type="float" office:value="6.60216488636364">
            <text:p>6,60216488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291">
            <text:p>291</text:p>
          </table:table-cell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H$4:.H92])" office:value-type="float" office:value="6.60175988764045">
            <text:p>6,6017598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H$4:.H93])" office:value-type="float" office:value="6.59536322222222">
            <text:p>6,595363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93">
            <text:p>293</text:p>
          </table:table-cell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H$4:.H94])" office:value-type="float" office:value="6.61479186813187">
            <text:p>6,61479186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94">
            <text:p>294</text:p>
          </table:table-cell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H$4:.H95])" office:value-type="float" office:value="6.61639793478261">
            <text:p>6,61639793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95">
            <text:p>295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H$4:.H96])" office:value-type="float" office:value="6.61905752688172">
            <text:p>6,61905752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96">
            <text:p>296</text:p>
          </table:table-cell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H$4:.H97])" office:value-type="float" office:value="6.63042861702128">
            <text:p>6,6304286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297">
            <text:p>297</text:p>
          </table:table-cell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H$4:.H98])" office:value-type="float" office:value="6.61191421052632">
            <text:p>6,61191421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299">
            <text:p>299</text:p>
          </table:table-cell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H$4:.H99])" office:value-type="float" office:value="6.62967604166667">
            <text:p>6,62967604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00">
            <text:p>300</text:p>
          </table:table-cell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H$4:.H100])" office:value-type="float" office:value="6.63151824742268">
            <text:p>6,63151824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01">
            <text:p>301</text:p>
          </table:table-cell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H$4:.H101])" office:value-type="float" office:value="6.63140397959184">
            <text:p>6,6314039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02">
            <text:p>302</text:p>
          </table:table-cell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H$4:.H102])" office:value-type="float" office:value="6.62867101010101">
            <text:p>6,62867101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H$4:.H103])" office:value-type="float" office:value="6.6330992">
            <text:p>6,6330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05">
            <text:p>305</text:p>
          </table:table-cell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H$4:.H104])" office:value-type="float" office:value="6.64668485148515">
            <text:p>6,64668485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6">
            <text:p>306</text:p>
          </table:table-cell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H$4:.H105])" office:value-type="float" office:value="6.65323294117647">
            <text:p>6,65323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7">
            <text:p>307</text:p>
          </table:table-cell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H$4:.H106])" office:value-type="float" office:value="6.65436106796117">
            <text:p>6,6543610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H$4:.H107])" office:value-type="float" office:value="6.65891326923077">
            <text:p>6,6589132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9">
            <text:p>309</text:p>
          </table:table-cell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H$4:.H108])" office:value-type="float" office:value="6.6614900952381">
            <text:p>6,661490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310">
            <text:p>310</text:p>
          </table:table-cell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H$4:.H109])" office:value-type="float" office:value="6.66429490566038">
            <text:p>6,66429490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H$4:.H110])" office:value-type="float" office:value="6.65672093457944">
            <text:p>6,65672093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313">
            <text:p>313</text:p>
          </table:table-cell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H$4:.H111])" office:value-type="float" office:value="6.65299416666667">
            <text:p>6,65299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314">
            <text:p>314</text:p>
          </table:table-cell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H$4:.H112])" office:value-type="float" office:value="6.64762009174312">
            <text:p>6,64762009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15">
            <text:p>315</text:p>
          </table:table-cell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H$4:.H113])" office:value-type="float" office:value="6.64827590909091">
            <text:p>6,6482759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H$4:.H114])" office:value-type="float" office:value="6.65183423423424">
            <text:p>6,6518342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17">
            <text:p>317</text:p>
          </table:table-cell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H$4:.H115])" office:value-type="float" office:value="6.65909883928572">
            <text:p>6,65909883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18">
            <text:p>318</text:p>
          </table:table-cell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H$4:.H116])" office:value-type="float" office:value="6.66379654867257">
            <text:p>6,66379654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19">
            <text:p>319</text:p>
          </table:table-cell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H$4:.H117])" office:value-type="float" office:value="6.66040596491228">
            <text:p>6,66040596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H$4:.H118])" office:value-type="float" office:value="6.657298">
            <text:p>6,6572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22">
            <text:p>322</text:p>
          </table:table-cell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H$4:.H119])" office:value-type="float" office:value="6.65215310344828">
            <text:p>6,65215310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23">
            <text:p>323</text:p>
          </table:table-cell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H$4:.H120])" office:value-type="float" office:value="6.64205444444445">
            <text:p>6,64205444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26">
            <text:p>326</text:p>
          </table:table-cell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H$4:.H121])" office:value-type="float" office:value="6.63917661016949">
            <text:p>6,63917661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27">
            <text:p>327</text:p>
          </table:table-cell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H$4:.H122])" office:value-type="float" office:value="6.63328705882353">
            <text:p>6,63328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29">
            <text:p>329</text:p>
          </table:table-cell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H$4:.H123])" office:value-type="float" office:value="6.63537416666667">
            <text:p>6,63537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H$4:.H124])" office:value-type="float" office:value="6.62857272727273">
            <text:p>6,62857272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331">
            <text:p>331</text:p>
          </table:table-cell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H$4:.H125])" office:value-type="float" office:value="6.62168557377049">
            <text:p>6,62168557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H$4:.H126])" office:value-type="float" office:value="6.61742682926829">
            <text:p>6,61742682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33">
            <text:p>333</text:p>
          </table:table-cell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H$4:.H127])" office:value-type="float" office:value="6.61240080645161">
            <text:p>6,6124008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34">
            <text:p>334</text:p>
          </table:table-cell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H$4:.H128])" office:value-type="float" office:value="6.601492">
            <text:p>6,6014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35">
            <text:p>335</text:p>
          </table:table-cell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H$4:.H129])" office:value-type="float" office:value="6.5970680952381">
            <text:p>6,597068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6">
            <text:p>336</text:p>
          </table:table-cell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H$4:.H130])" office:value-type="float" office:value="6.60246251968504">
            <text:p>6,6024625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8">
            <text:p>338</text:p>
          </table:table-cell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H$4:.H131])" office:value-type="float" office:value="6.59924578125">
            <text:p>6,59924578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339">
            <text:p>339</text:p>
          </table:table-cell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H$4:.H132])" office:value-type="float" office:value="6.59595713178295">
            <text:p>6,59595713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40">
            <text:p>340</text:p>
          </table:table-cell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H$4:.H133])" office:value-type="float" office:value="6.59397761538462">
            <text:p>6,59397761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41">
            <text:p>341</text:p>
          </table:table-cell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H$4:.H134])" office:value-type="float" office:value="6.59046221374046">
            <text:p>6,59046221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42">
            <text:p>342</text:p>
          </table:table-cell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H$4:.H135])" office:value-type="float" office:value="6.58670840909091">
            <text:p>6,5867084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343">
            <text:p>343</text:p>
          </table:table-cell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H$4:.H136])" office:value-type="float" office:value="6.57886413533835">
            <text:p>6,57886413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H$4:.H137])" office:value-type="float" office:value="6.5713047761194">
            <text:p>6,5713047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45">
            <text:p>345</text:p>
          </table:table-cell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H$4:.H138])" office:value-type="float" office:value="6.56572385185185">
            <text:p>6,5657238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46">
            <text:p>346</text:p>
          </table:table-cell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H$4:.H139])" office:value-type="float" office:value="6.56081514705882">
            <text:p>6,56081514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47">
            <text:p>347</text:p>
          </table:table-cell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H$4:.H140])" office:value-type="float" office:value="6.55761846715329">
            <text:p>6,55761846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H$4:.H141])" office:value-type="float" office:value="6.55017789855073">
            <text:p>6,55017789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H$4:.H142])" office:value-type="float" office:value="6.5421928057554">
            <text:p>6,54219280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353">
            <text:p>353</text:p>
          </table:table-cell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H$4:.H143])" office:value-type="float" office:value="6.54658735714286">
            <text:p>6,546587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56">
            <text:p>356</text:p>
          </table:table-cell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H$4:.H144])" office:value-type="float" office:value="6.54427241134752">
            <text:p>6,54427241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57">
            <text:p>357</text:p>
          </table:table-cell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H$4:.H145])" office:value-type="float" office:value="6.53925471830986">
            <text:p>6,5392547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59">
            <text:p>359</text:p>
          </table:table-cell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H$4:.H146])" office:value-type="float" office:value="6.53313692307692">
            <text:p>6,533136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60">
            <text:p>360</text:p>
          </table:table-cell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H$4:.H147])" office:value-type="float" office:value="6.52594909722222">
            <text:p>6,52594909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61">
            <text:p>361</text:p>
          </table:table-cell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H$4:.H148])" office:value-type="float" office:value="6.5214675862069">
            <text:p>6,52146758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62">
            <text:p>362</text:p>
          </table:table-cell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H$4:.H149])" office:value-type="float" office:value="6.51713541095891">
            <text:p>6,5171354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63">
            <text:p>363</text:p>
          </table:table-cell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H$4:.H150])" office:value-type="float" office:value="6.51152714285714">
            <text:p>6,5115271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64">
            <text:p>364</text:p>
          </table:table-cell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H$4:.H151])" office:value-type="float" office:value="6.51292466216216">
            <text:p>6,5129246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66">
            <text:p>366</text:p>
          </table:table-cell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H$4:.H152])" office:value-type="float" office:value="6.5114533557047">
            <text:p>6,51145335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69">
            <text:p>369</text:p>
          </table:table-cell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H$4:.H153])" office:value-type="float" office:value="6.51000033333333">
            <text:p>6,510000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70">
            <text:p>370</text:p>
          </table:table-cell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H$4:.H154])" office:value-type="float" office:value="6.51613781456954">
            <text:p>6,5161378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71">
            <text:p>371</text:p>
          </table:table-cell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H$4:.H155])" office:value-type="float" office:value="6.51685703947368">
            <text:p>6,5168570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2">
            <text:p>372</text:p>
          </table:table-cell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H$4:.H156])" office:value-type="float" office:value="6.51447699346405">
            <text:p>6,51447699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3">
            <text:p>373</text:p>
          </table:table-cell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H$4:.H157])" office:value-type="float" office:value="6.51707909090909">
            <text:p>6,517079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74">
            <text:p>374</text:p>
          </table:table-cell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H$4:.H158])" office:value-type="float" office:value="6.53075212903226">
            <text:p>6,530752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375">
            <text:p>375</text:p>
          </table:table-cell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H$4:.H159])" office:value-type="float" office:value="6.55022346153846">
            <text:p>6,550223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77">
            <text:p>377</text:p>
          </table:table-cell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H$4:.H160])" office:value-type="float" office:value="6.55552337579618">
            <text:p>6,555523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78">
            <text:p>378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H$4:.H161])" office:value-type="float" office:value="6.55836632911392">
            <text:p>6,55836632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379">
            <text:p>379</text:p>
          </table:table-cell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H$4:.H162])" office:value-type="float" office:value="6.55699943396226">
            <text:p>6,556999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80">
            <text:p>380</text:p>
          </table:table-cell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H$4:.H163])" office:value-type="float" office:value="6.5562376875">
            <text:p>6,5562376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381">
            <text:p>381</text:p>
          </table:table-cell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164])" office:value-type="float" office:value="6.5702450931677">
            <text:p>6,57024509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383">
            <text:p>383</text:p>
          </table:table-cell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H$4:.H165])" office:value-type="float" office:value="6.55203191358025">
            <text:p>6,55203191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384">
            <text:p>384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H$4:.H166])" office:value-type="float" office:value="6.55263398773006">
            <text:p>6,55263398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85">
            <text:p>385</text:p>
          </table:table-cell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H$4:.H167])" office:value-type="float" office:value="6.56059195121951">
            <text:p>6,56059195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86">
            <text:p>386</text:p>
          </table:table-cell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H$4:.H168])" office:value-type="float" office:value="6.57022812121212">
            <text:p>6,57022812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88">
            <text:p>388</text:p>
          </table:table-cell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H$4:.H169])" office:value-type="float" office:value="6.57449927710843">
            <text:p>6,57449927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89">
            <text:p>389</text:p>
          </table:table-cell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H$4:.H170])" office:value-type="float" office:value="6.57539826347305">
            <text:p>6,57539826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90">
            <text:p>390</text:p>
          </table:table-cell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H$4:.H171])" office:value-type="float" office:value="6.57986392857143">
            <text:p>6,5798639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1">
            <text:p>391</text:p>
          </table:table-cell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H$4:.H172])" office:value-type="float" office:value="6.59540804733728">
            <text:p>6,5954080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93">
            <text:p>393</text:p>
          </table:table-cell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H$4:.H173])" office:value-type="float" office:value="6.59809376470588">
            <text:p>6,59809376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94">
            <text:p>394</text:p>
          </table:table-cell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H$4:.H174])" office:value-type="float" office:value="6.59745128654971">
            <text:p>6,59745128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395">
            <text:p>395</text:p>
          </table:table-cell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H$4:.H175])" office:value-type="float" office:value="6.59568348837209">
            <text:p>6,59568348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96">
            <text:p>396</text:p>
          </table:table-cell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H$4:.H176])" office:value-type="float" office:value="6.5972725433526">
            <text:p>6,5972725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8">
            <text:p>398</text:p>
          </table:table-cell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H$4:.H177])" office:value-type="float" office:value="6.6038258045977">
            <text:p>6,60382580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99">
            <text:p>399</text:p>
          </table:table-cell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H$4:.H178])" office:value-type="float" office:value="6.6200872">
            <text:p>6,62008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00">
            <text:p>400</text:p>
          </table:table-cell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H$4:.H179])" office:value-type="float" office:value="6.62140136363636">
            <text:p>6,621401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01">
            <text:p>401</text:p>
          </table:table-cell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H$4:.H180])" office:value-type="float" office:value="6.62198711864407">
            <text:p>6,6219871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02">
            <text:p>402</text:p>
          </table:table-cell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H$4:.H181])" office:value-type="float" office:value="6.62455061797753">
            <text:p>6,6245506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403">
            <text:p>403</text:p>
          </table:table-cell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H$4:.H182])" office:value-type="float" office:value="6.62276217877095">
            <text:p>6,62276217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04">
            <text:p>404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H$4:.H183])" office:value-type="float" office:value="6.61710955555555">
            <text:p>6,61710955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05">
            <text:p>405</text:p>
          </table:table-cell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H$4:.H184])" office:value-type="float" office:value="6.61520215469613">
            <text:p>6,61520215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06">
            <text:p>406</text:p>
          </table:table-cell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H$4:.H185])" office:value-type="float" office:value="6.61806774725275">
            <text:p>6,6180677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H$4:.H186])" office:value-type="float" office:value="6.62548885245901">
            <text:p>6,62548885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9">
            <text:p>409</text:p>
          </table:table-cell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H$4:.H187])" office:value-type="float" office:value="6.63331635869565">
            <text:p>6,63331635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410">
            <text:p>410</text:p>
          </table:table-cell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H$4:.H188])" office:value-type="float" office:value="6.63127351351351">
            <text:p>6,63127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11">
            <text:p>411</text:p>
          </table:table-cell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H$4:.H189])" office:value-type="float" office:value="6.62590188172043">
            <text:p>6,62590188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12">
            <text:p>412</text:p>
          </table:table-cell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H$4:.H190])" office:value-type="float" office:value="6.60997">
            <text:p>6,6099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414">
            <text:p>414</text:p>
          </table:table-cell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H$4:.H191])" office:value-type="float" office:value="6.61010308510638">
            <text:p>6,61010308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15">
            <text:p>415</text:p>
          </table:table-cell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H$4:.H192])" office:value-type="float" office:value="6.61392391534391">
            <text:p>6,61392391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416">
            <text:p>416</text:p>
          </table:table-cell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H$4:.H193])" office:value-type="float" office:value="6.61907431578947">
            <text:p>6,619074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17">
            <text:p>417</text:p>
          </table:table-cell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H$4:.H194])" office:value-type="float" office:value="6.62324230366492">
            <text:p>6,6232423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18">
            <text:p>418</text:p>
          </table:table-cell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H$4:.H195])" office:value-type="float" office:value="6.63171822916666">
            <text:p>6,63171822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419">
            <text:p>419</text:p>
          </table:table-cell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H$4:.H196])" office:value-type="float" office:value="6.64100777202072">
            <text:p>6,6410077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20">
            <text:p>420</text:p>
          </table:table-cell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H$4:.H197])" office:value-type="float" office:value="6.65423577319587">
            <text:p>6,65423577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21">
            <text:p>421</text:p>
          </table:table-cell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H$4:.H198])" office:value-type="float" office:value="6.66424671794872">
            <text:p>6,6642467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422">
            <text:p>422</text:p>
          </table:table-cell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H$4:.H199])" office:value-type="float" office:value="6.67062979591837">
            <text:p>6,67062979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23">
            <text:p>423</text:p>
          </table:table-cell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H$4:.H200])" office:value-type="float" office:value="6.67604101522842">
            <text:p>6,67604101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24">
            <text:p>424</text:p>
          </table:table-cell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H$4:.H201])" office:value-type="float" office:value="6.67659085858586">
            <text:p>6,6765908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25">
            <text:p>425</text:p>
          </table:table-cell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H$4:.H202])" office:value-type="float" office:value="6.67573130653266">
            <text:p>6,6757313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26">
            <text:p>426</text:p>
          </table:table-cell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H$4:.H203])" office:value-type="float" office:value="6.67285275">
            <text:p>6,672852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427">
            <text:p>42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H$4:.H204])" office:value-type="float" office:value="6.67164641791045">
            <text:p>6,6716464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28">
            <text:p>428</text:p>
          </table:table-cell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H$4:.H205])" office:value-type="float" office:value="6.66836653465346">
            <text:p>6,66836653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429">
            <text:p>429</text:p>
          </table:table-cell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H$4:.H206])" office:value-type="float" office:value="6.66617532019704">
            <text:p>6,6661753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0">
            <text:p>430</text:p>
          </table:table-cell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H$4:.H207])" office:value-type="float" office:value="6.67057421568627">
            <text:p>6,67057421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431">
            <text:p>431</text:p>
          </table:table-cell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H$4:.H208])" office:value-type="float" office:value="6.66989941463415">
            <text:p>6,6698994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432">
            <text:p>432</text:p>
          </table:table-cell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H$4:.H209])" office:value-type="float" office:value="6.68610815533981">
            <text:p>6,6861081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33">
            <text:p>433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H$4:.H210])" office:value-type="float" office:value="6.68789299516908">
            <text:p>6,6878929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34">
            <text:p>434</text:p>
          </table:table-cell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H$4:.H211])" office:value-type="float" office:value="6.68973620192308">
            <text:p>6,6897362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5">
            <text:p>435</text:p>
          </table:table-cell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H$4:.H212])" office:value-type="float" office:value="6.69162842105263">
            <text:p>6,69162842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436">
            <text:p>436</text:p>
          </table:table-cell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H$4:.H213])" office:value-type="float" office:value="6.693808">
            <text:p>6,6938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37">
            <text:p>437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H$4:.H214])" office:value-type="float" office:value="6.7003517535545">
            <text:p>6,70035175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38">
            <text:p>438</text:p>
          </table:table-cell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H$4:.H215])" office:value-type="float" office:value="6.71095900943396">
            <text:p>6,71095900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39">
            <text:p>439</text:p>
          </table:table-cell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H$4:.H216])" office:value-type="float" office:value="6.72110037558685">
            <text:p>6,72110037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440">
            <text:p>440</text:p>
          </table:table-cell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H$4:.H217])" office:value-type="float" office:value="6.72251327102804">
            <text:p>6,7225132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41">
            <text:p>441</text:p>
          </table:table-cell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H$4:.H218])" office:value-type="float" office:value="6.72373869767442">
            <text:p>6,72373869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442">
            <text:p>442</text:p>
          </table:table-cell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H$4:.H219])" office:value-type="float" office:value="6.72275398148148">
            <text:p>6,72275398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3">
            <text:p>443</text:p>
          </table:table-cell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H$4:.H220])" office:value-type="float" office:value="6.72422953917051">
            <text:p>6,72422953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4">
            <text:p>444</text:p>
          </table:table-cell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H$4:.H221])" office:value-type="float" office:value="6.72713688073395">
            <text:p>6,72713688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45">
            <text:p>445</text:p>
          </table:table-cell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H$4:.H222])" office:value-type="float" office:value="6.72518123287671">
            <text:p>6,72518123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46">
            <text:p>446</text:p>
          </table:table-cell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H$4:.H223])" office:value-type="float" office:value="6.72704109090909">
            <text:p>6,727041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447">
            <text:p>447</text:p>
          </table:table-cell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H$4:.H224])" office:value-type="float" office:value="6.7485657918552">
            <text:p>6,74856579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48">
            <text:p>448</text:p>
          </table:table-cell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H$4:.H225])" office:value-type="float" office:value="6.74677216216216">
            <text:p>6,7467721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49">
            <text:p>449</text:p>
          </table:table-cell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H$4:.H226])" office:value-type="float" office:value="6.74595273542601">
            <text:p>6,74595273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50">
            <text:p>450</text:p>
          </table:table-cell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H$4:.H227])" office:value-type="float" office:value="6.74765732142857">
            <text:p>6,74765732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51">
            <text:p>451</text:p>
          </table:table-cell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H$4:.H228])" office:value-type="float" office:value="6.74984751111111">
            <text:p>6,74984751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52">
            <text:p>452</text:p>
          </table:table-cell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H$4:.H229])" office:value-type="float" office:value="6.75070128318584">
            <text:p>6,75070128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53">
            <text:p>453</text:p>
          </table:table-cell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H$4:.H230])" office:value-type="float" office:value="6.7541468722467">
            <text:p>6,75414687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54">
            <text:p>454</text:p>
          </table:table-cell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H$4:.H231])" office:value-type="float" office:value="6.75778364035088">
            <text:p>6,75778364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55">
            <text:p>455</text:p>
          </table:table-cell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H$4:.H232])" office:value-type="float" office:value="6.76363707423581">
            <text:p>6,76363707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56">
            <text:p>456</text:p>
          </table:table-cell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H$4:.H233])" office:value-type="float" office:value="6.77080786956522">
            <text:p>6,77080786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58">
            <text:p>458</text:p>
          </table:table-cell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H$4:.H234])" office:value-type="float" office:value="6.77025406926407">
            <text:p>6,7702540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459">
            <text:p>459</text:p>
          </table:table-cell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H$4:.H235])" office:value-type="float" office:value="6.7745711637931">
            <text:p>6,77457116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61">
            <text:p>461</text:p>
          </table:table-cell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H$4:.H236])" office:value-type="float" office:value="6.78354871244635">
            <text:p>6,78354871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62">
            <text:p>462</text:p>
          </table:table-cell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H$4:.H237])" office:value-type="float" office:value="6.78426414529915">
            <text:p>6,78426414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63">
            <text:p>463</text:p>
          </table:table-cell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H$4:.H238])" office:value-type="float" office:value="6.77330974468085">
            <text:p>6,77330974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64">
            <text:p>464</text:p>
          </table:table-cell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H$4:.H239])" office:value-type="float" office:value="6.76119127118644">
            <text:p>6,76119127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467">
            <text:p>467</text:p>
          </table:table-cell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H$4:.H240])" office:value-type="float" office:value="6.75815459915612">
            <text:p>6,7581545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68">
            <text:p>468</text:p>
          </table:table-cell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H$4:.H241])" office:value-type="float" office:value="6.75908495798319">
            <text:p>6,7590849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69">
            <text:p>469</text:p>
          </table:table-cell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H$4:.H242])" office:value-type="float" office:value="6.76375845188285">
            <text:p>6,7637584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70">
            <text:p>470</text:p>
          </table:table-cell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H$4:.H243])" office:value-type="float" office:value="6.762557625">
            <text:p>6,762557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72">
            <text:p>472</text:p>
          </table:table-cell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H$4:.H244])" office:value-type="float" office:value="6.76338394190872">
            <text:p>6,76338394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73">
            <text:p>473</text:p>
          </table:table-cell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H$4:.H245])" office:value-type="float" office:value="6.76083297520661">
            <text:p>6,76083297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75">
            <text:p>475</text:p>
          </table:table-cell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H$4:.H246])" office:value-type="float" office:value="6.76061572016461">
            <text:p>6,7606157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76">
            <text:p>476</text:p>
          </table:table-cell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H$4:.H247])" office:value-type="float" office:value="6.75958922131148">
            <text:p>6,75958922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7">
            <text:p>477</text:p>
          </table:table-cell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H$4:.H248])" office:value-type="float" office:value="6.75783444897959">
            <text:p>6,7578344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78">
            <text:p>478</text:p>
          </table:table-cell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H$4:.H249])" office:value-type="float" office:value="6.75763768292683">
            <text:p>6,7576376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9">
            <text:p>479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H$4:.H250])" office:value-type="float" office:value="6.74953469635628">
            <text:p>6,74953469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480">
            <text:p>480</text:p>
          </table:table-cell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H$4:.H251])" office:value-type="float" office:value="6.74182697580645">
            <text:p>6,7418269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81">
            <text:p>481</text:p>
          </table:table-cell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H$4:.H252])" office:value-type="float" office:value="6.73627369477912">
            <text:p>6,7362736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482">
            <text:p>482</text:p>
          </table:table-cell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H$4:.H253])" office:value-type="float" office:value="6.73015704">
            <text:p>6,730157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3">
            <text:p>483</text:p>
          </table:table-cell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H$4:.H254])" office:value-type="float" office:value="6.72274649402391">
            <text:p>6,7227464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484">
            <text:p>484</text:p>
          </table:table-cell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H$4:.H255])" office:value-type="float" office:value="6.71582476190476">
            <text:p>6,71582476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85">
            <text:p>485</text:p>
          </table:table-cell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H$4:.H256])" office:value-type="float" office:value="6.71458699604743">
            <text:p>6,714586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86">
            <text:p>486</text:p>
          </table:table-cell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H$4:.H257])" office:value-type="float" office:value="6.71551035433071">
            <text:p>6,71551035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87">
            <text:p>487</text:p>
          </table:table-cell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H$4:.H258])" office:value-type="float" office:value="6.71493752941177">
            <text:p>6,71493752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488">
            <text:p>488</text:p>
          </table:table-cell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H$4:.H259])" office:value-type="float" office:value="6.712731875">
            <text:p>6,712731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9">
            <text:p>489</text:p>
          </table:table-cell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H$4:.H260])" office:value-type="float" office:value="6.70240202334631">
            <text:p>6,70240202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93">
            <text:p>493</text:p>
          </table:table-cell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H$4:.H261])" office:value-type="float" office:value="6.70155224806202">
            <text:p>6,70155224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94">
            <text:p>494</text:p>
          </table:table-cell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H$4:.H262])" office:value-type="float" office:value="6.7079305019305">
            <text:p>6,7079305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5">
            <text:p>495</text:p>
          </table:table-cell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H$4:.H263])" office:value-type="float" office:value="6.71467976923077">
            <text:p>6,7146797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96">
            <text:p>496</text:p>
          </table:table-cell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H$4:.H264])" office:value-type="float" office:value="6.72241233716475">
            <text:p>6,72241233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497">
            <text:p>497</text:p>
          </table:table-cell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H$4:.H265])" office:value-type="float" office:value="6.72130904580153">
            <text:p>6,72130904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8">
            <text:p>498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H$4:.H266])" office:value-type="float" office:value="6.73292825095057">
            <text:p>6,7329282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99">
            <text:p>499</text:p>
          </table:table-cell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H$4:.H267])" office:value-type="float" office:value="6.73949655303031">
            <text:p>6,739496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0">
            <text:p>500</text:p>
          </table:table-cell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H$4:.H268])" office:value-type="float" office:value="6.7441180754717">
            <text:p>6,74411807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01">
            <text:p>501</text:p>
          </table:table-cell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H$4:.H269])" office:value-type="float" office:value="6.74742691729324">
            <text:p>6,74742691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502">
            <text:p>502</text:p>
          </table:table-cell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H$4:.H270])" office:value-type="float" office:value="6.74467277153558">
            <text:p>6,74467277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503">
            <text:p>503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H$4:.H271])" office:value-type="float" office:value="6.7377348880597">
            <text:p>6,7377348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504">
            <text:p>504</text:p>
          </table:table-cell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H$4:.H272])" office:value-type="float" office:value="6.7340873605948">
            <text:p>6,73408736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505">
            <text:p>505</text:p>
          </table:table-cell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H$4:.H273])" office:value-type="float" office:value="6.73745751851852">
            <text:p>6,7374575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6">
            <text:p>506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H$4:.H274])" office:value-type="float" office:value="6.74399977859779">
            <text:p>6,74399977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07">
            <text:p>507</text:p>
          </table:table-cell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H$4:.H275])" office:value-type="float" office:value="6.74529672794118">
            <text:p>6,74529672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09">
            <text:p>509</text:p>
          </table:table-cell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H$4:.H276])" office:value-type="float" office:value="6.74846545787546">
            <text:p>6,74846545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10">
            <text:p>510</text:p>
          </table:table-cell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H$4:.H277])" office:value-type="float" office:value="6.75045894160584">
            <text:p>6,75045894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511">
            <text:p>511</text:p>
          </table:table-cell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H$4:.H278])" office:value-type="float" office:value="6.74991770909091">
            <text:p>6,7499177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512">
            <text:p>512</text:p>
          </table:table-cell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H$4:.H279])" office:value-type="float" office:value="6.74903630434783">
            <text:p>6,74903630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13">
            <text:p>513</text:p>
          </table:table-cell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H$4:.H280])" office:value-type="float" office:value="6.75032281588448">
            <text:p>6,75032281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514">
            <text:p>514</text:p>
          </table:table-cell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H$4:.H281])" office:value-type="float" office:value="6.75370356115108">
            <text:p>6,75370356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515">
            <text:p>515</text:p>
          </table:table-cell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H$4:.H282])" office:value-type="float" office:value="6.75625189964158">
            <text:p>6,7562518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516">
            <text:p>516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H$4:.H283])" office:value-type="float" office:value="6.75988135714286">
            <text:p>6,759881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17">
            <text:p>517</text:p>
          </table:table-cell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H$4:.H284])" office:value-type="float" office:value="6.76569768683274">
            <text:p>6,76569768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19">
            <text:p>519</text:p>
          </table:table-cell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H$4:.H285])" office:value-type="float" office:value="6.76633464539007">
            <text:p>6,76633464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21">
            <text:p>521</text:p>
          </table:table-cell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H$4:.H286])" office:value-type="float" office:value="6.76830886925795">
            <text:p>6,768308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526">
            <text:p>526</text:p>
          </table:table-cell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H$4:.H287])" office:value-type="float" office:value="6.76921545774648">
            <text:p>6,76921545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27">
            <text:p>527</text:p>
          </table:table-cell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H$4:.H288])" office:value-type="float" office:value="6.76875701754386">
            <text:p>6,7687570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29">
            <text:p>529</text:p>
          </table:table-cell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H$4:.H289])" office:value-type="float" office:value="6.76780730769231">
            <text:p>6,7678073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531">
            <text:p>531</text:p>
          </table:table-cell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H$4:.H290])" office:value-type="float" office:value="6.77639536585366">
            <text:p>6,77639536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532">
            <text:p>532</text:p>
          </table:table-cell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H$4:.H291])" office:value-type="float" office:value="6.77721527777778">
            <text:p>6,7772152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34">
            <text:p>534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H$4:.H292])" office:value-type="float" office:value="6.78119622837371">
            <text:p>6,78119622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6">
            <text:p>536</text:p>
          </table:table-cell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H$4:.H293])" office:value-type="float" office:value="6.84687624137931">
            <text:p>6,84687624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7">
            <text:p>537</text:p>
          </table:table-cell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H$4:.H294])" office:value-type="float" office:value="6.84436223367698">
            <text:p>6,8443622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540">
            <text:p>540</text:p>
          </table:table-cell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H$4:.H295])" office:value-type="float" office:value="6.85288636986302">
            <text:p>6,8528863699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545">
            <text:p>545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H$4:.H296])" office:value-type="float" office:value="6.85684911262799">
            <text:p>6,85684911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46">
            <text:p>546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H$4:.H297])" office:value-type="float" office:value="6.86642425170068">
            <text:p>6,86642425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547">
            <text:p>547</text:p>
          </table:table-cell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H$4:.H298])" office:value-type="float" office:value="6.86627142372882">
            <text:p>6,8662714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48">
            <text:p>548</text:p>
          </table:table-cell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H$4:.H299])" office:value-type="float" office:value="6.86547375">
            <text:p>6,86547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49">
            <text:p>549</text:p>
          </table:table-cell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H$4:.H300])" office:value-type="float" office:value="6.86868336700337">
            <text:p>6,8686833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550">
            <text:p>550</text:p>
          </table:table-cell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H$4:.H301])" office:value-type="float" office:value="6.87031637583893">
            <text:p>6,870316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551">
            <text:p>551</text:p>
          </table:table-cell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H$4:.H302])" office:value-type="float" office:value="6.87197180602007">
            <text:p>6,8719718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3">
            <text:p>553</text:p>
          </table:table-cell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H$4:.H303])" office:value-type="float" office:value="6.87220596666667">
            <text:p>6,8722059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54">
            <text:p>554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H$4:.H304])" office:value-type="float" office:value="6.87360445182724">
            <text:p>6,87360445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55">
            <text:p>555</text:p>
          </table:table-cell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H$4:.H305])" office:value-type="float" office:value="6.87400178807947">
            <text:p>6,8740017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6">
            <text:p>556</text:p>
          </table:table-cell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H$4:.H306])" office:value-type="float" office:value="6.87490811881188">
            <text:p>6,8749081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557">
            <text:p>557</text:p>
          </table:table-cell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H$4:.H307])" office:value-type="float" office:value="6.87610677631579">
            <text:p>6,87610677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61">
            <text:p>561</text:p>
          </table:table-cell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H$4:.H308])" office:value-type="float" office:value="6.87614281967213">
            <text:p>6,8761428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581">
            <text:p>581</text:p>
          </table:table-cell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H$4:.H309])" office:value-type="float" office:value="6.87564607843137">
            <text:p>6,87564607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H$4:.H310])" office:value-type="float" office:value="6.88608534201955">
            <text:p>6,886085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H$4:.H311])" office:value-type="float" office:value="6.88944801948052">
            <text:p>6,88944801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07">
            <text:p>607</text:p>
          </table:table-cell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H$4:.H312])" office:value-type="float" office:value="6.89171822006473">
            <text:p>6,89171822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08">
            <text:p>608</text:p>
          </table:table-cell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H$4:.H313])" office:value-type="float" office:value="6.89333561290323">
            <text:p>6,893335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H$4:.H314])" office:value-type="float" office:value="6.8937807073955">
            <text:p>6,89378070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0">
            <text:p>610</text:p>
          </table:table-cell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H$4:.H315])" office:value-type="float" office:value="6.89370349358974">
            <text:p>6,8937034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11">
            <text:p>611</text:p>
          </table:table-cell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H$4:.H316])" office:value-type="float" office:value="6.89411552715655">
            <text:p>6,89411552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2">
            <text:p>612</text:p>
          </table:table-cell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H$4:.H317])" office:value-type="float" office:value="6.8918926433121">
            <text:p>6,89189264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3">
            <text:p>613</text:p>
          </table:table-cell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H$4:.H318])" office:value-type="float" office:value="6.89002977777778">
            <text:p>6,890029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614">
            <text:p>614</text:p>
          </table:table-cell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H$4:.H319])" office:value-type="float" office:value="6.88715639240506">
            <text:p>6,88715639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15">
            <text:p>615</text:p>
          </table:table-cell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H$4:.H320])" office:value-type="float" office:value="6.88489378548896">
            <text:p>6,88489378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6">
            <text:p>616</text:p>
          </table:table-cell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H$4:.H321])" office:value-type="float" office:value="6.88330465408805">
            <text:p>6,88330465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617">
            <text:p>617</text:p>
          </table:table-cell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H$4:.H322])" office:value-type="float" office:value="6.88075946708464">
            <text:p>6,88075946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618">
            <text:p>618</text:p>
          </table:table-cell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H$4:.H323])" office:value-type="float" office:value="6.87985140625">
            <text:p>6,8798514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19">
            <text:p>619</text:p>
          </table:table-cell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H$4:.H324])" office:value-type="float" office:value="6.87828825545171">
            <text:p>6,87828825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H$4:.H325])" office:value-type="float" office:value="6.87758478260869">
            <text:p>6,87758478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21">
            <text:p>621</text:p>
          </table:table-cell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H$4:.H326])" office:value-type="float" office:value="6.87698074303405">
            <text:p>6,8769807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22">
            <text:p>622</text:p>
          </table:table-cell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H$4:.H327])" office:value-type="float" office:value="6.87732135802469">
            <text:p>6,8773213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H$4:.H328])" office:value-type="float" office:value="6.87858169230769">
            <text:p>6,878581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H$4:.H329])" office:value-type="float" office:value="6.87688585889571">
            <text:p>6,87688585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27">
            <text:p>627</text:p>
          </table:table-cell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H$4:.H330])" office:value-type="float" office:value="6.87617431192661">
            <text:p>6,87617431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H$4:.H331])" office:value-type="float" office:value="6.87966301829268">
            <text:p>6,8796630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629">
            <text:p>629</text:p>
          </table:table-cell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H$4:.H332])" office:value-type="float" office:value="6.88170504559271">
            <text:p>6,88170504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30">
            <text:p>630</text:p>
          </table:table-cell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H$4:.H333])" office:value-type="float" office:value="6.88115263636364">
            <text:p>6,881152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H$4:.H334])" office:value-type="float" office:value="6.87864108761329">
            <text:p>6,8786410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H$4:.H335])" office:value-type="float" office:value="6.87974319277109">
            <text:p>6,8797431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H$4:.H336])" office:value-type="float" office:value="6.87704672672673">
            <text:p>6,87704672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H$4:.H337])" office:value-type="float" office:value="6.87328934131737">
            <text:p>6,87328934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636">
            <text:p>636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H$4:.H338])" office:value-type="float" office:value="6.87221259701493">
            <text:p>6,8722125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37">
            <text:p>637</text:p>
          </table:table-cell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H$4:.H339])" office:value-type="float" office:value="6.87130625">
            <text:p>6,8713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638">
            <text:p>638</text:p>
          </table:table-cell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H$4:.H340])" office:value-type="float" office:value="6.87095605341246">
            <text:p>6,87095605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39">
            <text:p>639</text:p>
          </table:table-cell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H$4:.H341])" office:value-type="float" office:value="6.86989">
            <text:p>6,869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H$4:.H342])" office:value-type="float" office:value="6.86945619469027">
            <text:p>6,86945619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41">
            <text:p>641</text:p>
          </table:table-cell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H$4:.H343])" office:value-type="float" office:value="6.87166682352942">
            <text:p>6,87166682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3">
            <text:p>643</text:p>
          </table:table-cell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H$4:.H344])" office:value-type="float" office:value="6.87067891495602">
            <text:p>6,8706789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4">
            <text:p>644</text:p>
          </table:table-cell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H$4:.H345])" office:value-type="float" office:value="6.87273014619883">
            <text:p>6,87273014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H$4:.H346])" office:value-type="float" office:value="6.88610294460642">
            <text:p>6,88610294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646">
            <text:p>646</text:p>
          </table:table-cell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H$4:.H347])" office:value-type="float" office:value="6.88118918604652">
            <text:p>6,881189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648">
            <text:p>648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H$4:.H348])" office:value-type="float" office:value="6.88607388405797">
            <text:p>6,88607388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58">
            <text:p>658</text:p>
          </table:table-cell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H$4:.H349])" office:value-type="float" office:value="6.8857761849711">
            <text:p>6,885776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59">
            <text:p>659</text:p>
          </table:table-cell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H$4:.H350])" office:value-type="float" office:value="6.8878304610951">
            <text:p>6,8878304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0">
            <text:p>660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H$4:.H351])" office:value-type="float" office:value="6.88927066091954">
            <text:p>6,8892706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62">
            <text:p>662</text:p>
          </table:table-cell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H$4:.H352])" office:value-type="float" office:value="6.88812808022923">
            <text:p>6,88812808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3">
            <text:p>663</text:p>
          </table:table-cell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H$4:.H353])" office:value-type="float" office:value="6.88765048571429">
            <text:p>6,8876504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64">
            <text:p>664</text:p>
          </table:table-cell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H$4:.H354])" office:value-type="float" office:value="6.89034712250713">
            <text:p>6,8903471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67">
            <text:p>667</text:p>
          </table:table-cell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H$4:.H355])" office:value-type="float" office:value="6.88943286931819">
            <text:p>6,889432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68">
            <text:p>668</text:p>
          </table:table-cell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H$4:.H356])" office:value-type="float" office:value="6.88672609065156">
            <text:p>6,88672609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670">
            <text:p>670</text:p>
          </table:table-cell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H$4:.H357])" office:value-type="float" office:value="6.88459471751413">
            <text:p>6,8845947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H$4:.H358])" office:value-type="float" office:value="6.88464501408451">
            <text:p>6,88464501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72">
            <text:p>672</text:p>
          </table:table-cell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H$4:.H359])" office:value-type="float" office:value="6.88392558988764">
            <text:p>6,88392558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73">
            <text:p>673</text:p>
          </table:table-cell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H$4:.H360])" office:value-type="float" office:value="6.88424294117647">
            <text:p>6,88424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4">
            <text:p>674</text:p>
          </table:table-cell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H$4:.H361])" office:value-type="float" office:value="6.8862637150838">
            <text:p>6,8862637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6">
            <text:p>676</text:p>
          </table:table-cell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H$4:.H362])" office:value-type="float" office:value="6.88787944289694">
            <text:p>6,8878794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77">
            <text:p>677</text:p>
          </table:table-cell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H$4:.H363])" office:value-type="float" office:value="6.89186838888889">
            <text:p>6,89186838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78">
            <text:p>678</text:p>
          </table:table-cell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H$4:.H364])" office:value-type="float" office:value="6.89543986149585">
            <text:p>6,8954398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float" office:value="679">
            <text:p>679</text:p>
          </table:table-cell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H$4:.H365])" office:value-type="float" office:value="6.9079132320442">
            <text:p>6,9079132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680">
            <text:p>680</text:p>
          </table:table-cell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H$4:.H366])" office:value-type="float" office:value="6.91348790633609">
            <text:p>6,9134879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681">
            <text:p>681</text:p>
          </table:table-cell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H$4:.H367])" office:value-type="float" office:value="6.91656675824176">
            <text:p>6,9165667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82">
            <text:p>682</text:p>
          </table:table-cell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H$4:.H368])" office:value-type="float" office:value="6.91632920547945">
            <text:p>6,91632920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83">
            <text:p>683</text:p>
          </table:table-cell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H$4:.H369])" office:value-type="float" office:value="6.91767259562842">
            <text:p>6,91767259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685">
            <text:p>685</text:p>
          </table:table-cell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H$4:.H370])" office:value-type="float" office:value="6.92119332425068">
            <text:p>6,92119332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6">
            <text:p>686</text:p>
          </table:table-cell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H$4:.H371])" office:value-type="float" office:value="6.93193817934783">
            <text:p>6,93193817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687">
            <text:p>687</text:p>
          </table:table-cell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H$4:.H372])" office:value-type="float" office:value="6.93285482384824">
            <text:p>6,93285482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81">
            <text:p>81</text:p>
          </table:table-cell>
          <table:table-cell table:number-columns-repeated="1011"/>
        </table:table-row>
        <table:table-row table:style-name="ro1">
          <table:table-cell office:value-type="float" office:value="688">
            <text:p>688</text:p>
          </table:table-cell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H$4:.H373])" office:value-type="float" office:value="6.93039164864865">
            <text:p>6,9303916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691">
            <text:p>691</text:p>
          </table:table-cell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H$4:.H374])" office:value-type="float" office:value="6.93017436657682">
            <text:p>6,93017436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2">
            <text:p>692</text:p>
          </table:table-cell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H$4:.H375])" office:value-type="float" office:value="6.92928435483871">
            <text:p>6,92928435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4">
            <text:p>694</text:p>
          </table:table-cell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H$4:.H376])" office:value-type="float" office:value="6.92547217158177">
            <text:p>6,92547217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707">
            <text:p>707</text:p>
          </table:table-cell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377])" office:value-type="float" office:value="6.9305148395722">
            <text:p>6,93051483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714">
            <text:p>714</text:p>
          </table:table-cell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H$4:.H378])" office:value-type="float" office:value="6.92857421333334">
            <text:p>6,92857421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721">
            <text:p>721</text:p>
          </table:table-cell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H$4:.H379])" office:value-type="float" office:value="6.92844489361702">
            <text:p>6,9284448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732">
            <text:p>732</text:p>
          </table:table-cell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H$4:.H380])" office:value-type="float" office:value="6.92889275862069">
            <text:p>6,9288927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734">
            <text:p>734</text:p>
          </table:table-cell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H$4:.H381])" office:value-type="float" office:value="6.92766341269842">
            <text:p>6,92766341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735">
            <text:p>735</text:p>
          </table:table-cell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H$4:.H382])" office:value-type="float" office:value="6.92832875989446">
            <text:p>6,92832875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736">
            <text:p>736</text:p>
          </table:table-cell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H$4:.H383])" office:value-type="float" office:value="6.93287560526316">
            <text:p>6,93287560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37">
            <text:p>737</text:p>
          </table:table-cell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H$4:.H384])" office:value-type="float" office:value="6.93861325459318">
            <text:p>6,93861325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738">
            <text:p>738</text:p>
          </table:table-cell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H$4:.H385])" office:value-type="float" office:value="6.94694541884817">
            <text:p>6,9469454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739">
            <text:p>739</text:p>
          </table:table-cell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H$4:.H386])" office:value-type="float" office:value="6.94938133159269">
            <text:p>6,9493813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740">
            <text:p>740</text:p>
          </table:table-cell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H$4:.H387])" office:value-type="float" office:value="6.94127606770834">
            <text:p>6,94127606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741">
            <text:p>741</text:p>
          </table:table-cell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H$4:.H388])" office:value-type="float" office:value="6.9396251948052">
            <text:p>6,9396251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743">
            <text:p>743</text:p>
          </table:table-cell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H$4:.H389])" office:value-type="float" office:value="6.93770808290156">
            <text:p>6,9377080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744">
            <text:p>744</text:p>
          </table:table-cell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H$4:.H390])" office:value-type="float" office:value="6.93731167958657">
            <text:p>6,9373116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745">
            <text:p>745</text:p>
          </table:table-cell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H$4:.H391])" office:value-type="float" office:value="6.93741559278351">
            <text:p>6,9374155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746">
            <text:p>746</text:p>
          </table:table-cell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H$4:.H392])" office:value-type="float" office:value="6.93870611825193">
            <text:p>6,9387061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47">
            <text:p>747</text:p>
          </table:table-cell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H$4:.H393])" office:value-type="float" office:value="6.93841507692308">
            <text:p>6,938415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/>
          <table:table-cell table:formula="of:=AVERAGE([.B4:.B393])" office:value-type="float" office:value="0.00185491474358974">
            <text:p>0,0018549147</text:p>
          </table:table-cell>
          <table:table-cell table:formula="of:=AVERAGE([.C4:.C393])" office:value-type="float" office:value="0.0989873427179487">
            <text:p>0,0989873427</text:p>
          </table:table-cell>
          <table:table-cell table:formula="of:=AVERAGE([.D4:.D393])" office:value-type="float" office:value="0.00483917951156812">
            <text:p>0,0048391795</text:p>
          </table:table-cell>
          <table:table-cell table:formula="of:=AVERAGE([.E4:.E393])" office:value-type="float" office:value="0.0172571167435898">
            <text:p>0,0172571167</text:p>
          </table:table-cell>
          <table:table-cell table:formula="of:=AVERAGE([.F4:.F393])" office:value-type="float" office:value="0.00000299797435897436">
            <text:p>0,000002998</text:p>
          </table:table-cell>
          <table:table-cell table:formula="of:=AVERAGE([.G4:.G393])" office:value-type="float" office:value="0.00895525538461539">
            <text:p>0,0089552554</text:p>
          </table:table-cell>
          <table:table-cell table:formula="of:=AVERAGE([.H4:.H393])" office:value-type="float" office:value="6.93841507692308">
            <text:p>6,9384150769</text:p>
          </table:table-cell>
          <table:table-cell table:number-columns-repeated="1016"/>
        </table:table-row>
        <table:table-row table:style-name="ro4" table:number-rows-repeated="10481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office:forms form:automatic-focus="false" form:apply-design-mode="false"/>
        <table:shapes>
          <draw:frame draw:z-index="0" draw:name="Chart 1" draw:style-name="gr1" svg:width="23.67cm" svg:height="15.232cm" svg:x="19.746cm" svg:y="8.439cm">
            <draw:object draw:notify-on-update-of-ranges="Hoja3.B10:Hoja3.G10 Hoja3.A11:Hoja3.A11 Hoja3.B11:Hoja3.G11 Hoja3.A12:Hoja3.A12 Hoja3.B12:Hoja3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ce18"/>
        <table:table-column table:style-name="co10" table:default-cell-style-name="ce18"/>
        <table:table-column table:style-name="co20" table:default-cell-style-name="ce18"/>
        <table:table-column table:style-name="co3" table:default-cell-style-name="ce18"/>
        <table:table-column table:style-name="co14" table:default-cell-style-name="ce18"/>
        <table:table-column table:style-name="co4" table:number-columns-repeated="2" table:default-cell-style-name="ce18"/>
        <table:table-column table:style-name="co21" table:default-cell-style-name="ce18"/>
        <table:table-column table:style-name="co10" table:number-columns-repeated="249" table:default-cell-style-name="ce18"/>
        <table:table-column table:style-name="co10" table:number-columns-repeated="767" table:default-cell-style-name="Default"/>
        <table:table-row table:style-name="ro1">
          <table:table-cell/>
          <table:table-cell table:style-name="ce19" table:number-columns-repeated="6"/>
          <table:table-cell table:number-columns-repeated="1017"/>
        </table:table-row>
        <table:table-row table:style-name="ro5">
          <table:table-cell/>
          <table:table-cell table:style-name="ce19" office:value-type="string">
            <text:p>Detección de</text:p>
            <text:p>Movimiento</text:p>
          </table:table-cell>
          <table:table-cell table:style-name="ce19" office:value-type="string">
            <text:p>Extracción y </text:p>
            <text:p>Descripción de Caract.</text:p>
          </table:table-cell>
          <table:table-cell table:style-name="ce19" office:value-type="string">
            <text:p>Correspondencias</text:p>
          </table:table-cell>
          <table:table-cell table:style-name="ce19" office:value-type="string">
            <text:p>Homografía</text:p>
          </table:table-cell>
          <table:table-cell table:style-name="ce19" office:value-type="string">
            <text:p>Comprobación</text:p>
            <text:p>Convexidad y </text:p>
            <text:p>Vértices</text:p>
          </table:table-cell>
          <table:table-cell table:style-name="ce19" office:value-type="string">
            <text:p>Transf. Persp.</text:p>
            <text:p>Imagen AR</text:p>
          </table:table-cell>
          <table:table-cell table:style-name="ce22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Pocesa==1</text:p>
          </table:table-cell>
          <table:table-cell table:style-name="ce20" office:value-type="float" office:value="0.00185491474358974">
            <text:p>0,00185491</text:p>
          </table:table-cell>
          <table:table-cell table:style-name="ce20" office:value-type="float" office:value="0.0989873427179487">
            <text:p>0,09898734</text:p>
          </table:table-cell>
          <table:table-cell table:style-name="ce20" office:value-type="float" office:value="0.00483917951156812">
            <text:p>0,00483918</text:p>
          </table:table-cell>
          <table:table-cell table:style-name="ce20" office:value-type="float" office:value="0.0172571167435898">
            <text:p>0,01725712</text:p>
          </table:table-cell>
          <table:table-cell table:style-name="ce20" office:value-type="float" office:value="0.00000299797435897436">
            <text:p>0,00000300</text:p>
          </table:table-cell>
          <table:table-cell table:style-name="ce20" office:value-type="float" office:value="0.00895525538461539">
            <text:p>0,00895526</text:p>
          </table:table-cell>
          <table:table-cell table:style-name="ce21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Todo el proceso</text:p>
          </table:table-cell>
          <table:table-cell table:style-name="ce20" office:value-type="float" office:value="0.00184481967479675">
            <text:p>0,00184482</text:p>
          </table:table-cell>
          <table:table-cell table:style-name="ce20" office:value-type="float" office:value="0.0505611543670151">
            <text:p>0,05056115</text:p>
          </table:table-cell>
          <table:table-cell table:style-name="ce20" office:value-type="float" office:value="0.00249662498953488">
            <text:p>0,00249662</text:p>
          </table:table-cell>
          <table:table-cell table:style-name="ce20" office:value-type="float" office:value="0.0139792305574913">
            <text:p>0,01397923</text:p>
          </table:table-cell>
          <table:table-cell table:style-name="ce20" office:value-type="float" office:value="0.00000159498490127758">
            <text:p>0,00000159</text:p>
          </table:table-cell>
          <table:table-cell table:style-name="ce20" office:value-type="float" office:value="0.004056387456446">
            <text:p>0,00405639</text:p>
          </table:table-cell>
          <table:table-cell table:style-name="ce21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office:value-type="string">
            <text:p>en ms:</text:p>
          </table:table-cell>
          <table:table-cell table:number-columns-repeated="1023"/>
        </table:table-row>
        <table:table-row table:style-name="ro1">
          <table:table-cell/>
          <table:table-cell table:style-name="ce19" table:number-columns-repeated="6"/>
          <table:table-cell table:number-columns-repeated="1017"/>
        </table:table-row>
        <table:table-row table:style-name="ro3">
          <table:table-cell/>
          <table:table-cell table:style-name="ce19" office:value-type="string">
            <text:p>Detección de movimiento</text:p>
          </table:table-cell>
          <table:table-cell table:style-name="ce19" office:value-type="string">
            <text:p>Extracción y </text:p>
            <text:p>descripción de</text:p>
            <text:p>Características</text:p>
          </table:table-cell>
          <table:table-cell table:style-name="ce19" office:value-type="string">
            <text:p>Correspondencias</text:p>
          </table:table-cell>
          <table:table-cell table:style-name="ce19" office:value-type="string">
            <text:p>Homografía</text:p>
          </table:table-cell>
          <table:table-cell table:style-name="ce19" office:value-type="string">
            <text:p>Comprobación</text:p>
            <text:p>convexidad y </text:p>
            <text:p>Vértices</text:p>
          </table:table-cell>
          <table:table-cell table:style-name="ce19" office:value-type="string">
            <text:p>Transf. Persp. Imagen AR</text:p>
          </table:table-cell>
          <table:table-cell table:style-name="ce22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PSBC (método estándar)</text:p>
          </table:table-cell>
          <table:table-cell table:style-name="ce21"/>
          <table:table-cell table:style-name="ce21" office:value-type="float" office:value="98.98">
            <text:p>98,9800</text:p>
          </table:table-cell>
          <table:table-cell table:style-name="ce21" office:value-type="float" office:value="4.83">
            <text:p>4,8300</text:p>
          </table:table-cell>
          <table:table-cell table:style-name="ce21" office:value-type="float" office:value="17.25">
            <text:p>17,2500</text:p>
          </table:table-cell>
          <table:table-cell table:style-name="ce21"/>
          <table:table-cell table:style-name="ce21" office:value-type="float" office:value="8.95525538461539">
            <text:p>8,9553</text:p>
          </table:table-cell>
          <table:table-cell table:style-name="ce21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PCBC (método propuesto)</text:p>
          </table:table-cell>
          <table:table-cell table:style-name="ce21" office:value-type="float" office:value="1.84">
            <text:p>1,8400</text:p>
          </table:table-cell>
          <table:table-cell table:style-name="ce21" office:value-type="float" office:value="50.5">
            <text:p>50,5000</text:p>
          </table:table-cell>
          <table:table-cell table:style-name="ce21" office:value-type="float" office:value="2.49">
            <text:p>2,4900</text:p>
          </table:table-cell>
          <table:table-cell table:style-name="ce21" office:value-type="float" office:value="13.9">
            <text:p>13,9000</text:p>
          </table:table-cell>
          <table:table-cell table:style-name="ce21" office:value-type="float" office:value="0.00159498490127758">
            <text:p>0,0016</text:p>
          </table:table-cell>
          <table:table-cell table:style-name="ce21" office:value-type="float" office:value="4.056387456446">
            <text:p>4,0564</text:p>
          </table:table-cell>
          <table:table-cell table:style-name="ce21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8"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 fo:padding="0.071cm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2_5f_1_5f_1" style:display-name="Excel_CondFormat_2_1_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00ff00"/>
    </style:style>
    <style:style style:name="Sin_20_nombre3" style:display-name="Sin nombre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2:32:5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</dc:creator>
    <dc:date>2013-07-26T12:34:41</dc:date>
    <meta:editing-cycles>11</meta:editing-cycles>
    <meta:editing-duration>PT5H26M42S</meta:editing-duration>
    <meta:generator>LibreOffice/3.6$Linux_X86_64 LibreOffice_project/360m1$Build-2</meta:generator>
    <meta:document-statistic meta:table-count="3" meta:cell-count="17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size="10.5pt" style:font-size-asian="10.5pt" style:font-family-complex="Arial" style:font-size-complex="10.5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9999cc"/>
      <style:text-properties fo:color="#3c3c3c" fo:font-size="9pt" style:font-size-asian="9pt" style:font-family-complex="Arial" style:font-size-complex="9pt"/>
    </style:style>
    <style:style style:name="ch10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aecf00"/>
      <style:text-properties fo:color="#3c3c3c" fo:font-size="10pt" style:font-size-asian="10pt" style:font-family-complex="Arial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3.671cm" svg:height="15.233cm" xlink:href=".." xlink:type="simple" chart:class="chart:bar" chart:style-name="ch1">
        <chart:legend chart:legend-position="bottom" svg:x="6.881cm" svg:y="14.404cm" style:legend-expansion="wide" chart:style-name="ch2"/>
        <chart:plot-area chart:style-name="ch3" table:cell-range-address="Hoja3.B10:Hoja3.G12 Hoja3.A11:Hoja3.A12" chart:data-source-has-labels="both" svg:x="1.589cm" svg:y="1.351cm" svg:width="21.136cm" svg:height="11.663cm">
          <chartooo:coordinate-region svg:x="5.945cm" svg:y="1.351cm" svg:width="16.01cm" svg:height="10.999cm"/>
          <chart:axis chart:dimension="x" chart:name="primary-x" chart:style-name="ch4" chartooo:axis-type="auto">
            <chartooo:date-scale/>
            <chart:title svg:x="0.451cm" svg:y="8.002cm" chart:style-name="ch5">
              <text:p>Proceso</text:p>
            </chart:title>
            <chart:categories table:cell-range-address="Hoja3.B10:Hoja3.G10"/>
          </chart:axis>
          <chart:axis chart:dimension="y" chart:name="primary-y" chart:style-name="ch6">
            <chart:title svg:x="9.993cm" svg:y="13.319cm" chart:style-name="ch7">
              <text:p>Tiempo promedio [ms]</text:p>
            </chart:title>
            <chart:grid chart:style-name="ch8" chart:class="major"/>
          </chart:axis>
          <chart:series chart:style-name="ch9" chart:values-cell-range-address="Hoja3.B11:Hoja3.G11" chart:label-cell-address="Hoja3.A11:Hoja3.A11" chart:class="chart:bar">
            <chart:data-point chart:repeated="6"/>
          </chart:series>
          <chart:series chart:style-name="ch10" chart:values-cell-range-address="Hoja3.B12:Hoja3.G12" chart:label-cell-address="Hoja3.A12:Hoja3.A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ción de movimiento</text:p>
                <draw:g>
                  <svg:desc>Hoja3.B10:Hoja3.G10</svg:desc>
                </draw:g>
              </table:table-cell>
              <table:table-cell office:value-type="string">
                <text:p>Extracción y 
descripción de
Características</text:p>
              </table:table-cell>
              <table:table-cell office:value-type="string">
                <text:p>Correspondencias</text:p>
              </table:table-cell>
              <table:table-cell office:value-type="string">
                <text:p>Homografía</text:p>
              </table:table-cell>
              <table:table-cell office:value-type="string">
                <text:p>Comprobación
convexidad y 
Vértices</text:p>
              </table:table-cell>
              <table:table-cell office:value-type="string">
                <text:p>Transf. Persp. Imagen AR</text:p>
              </table:table-cell>
            </table:table-row>
          </table:table-header-rows>
          <table:table-rows>
            <table:table-row>
              <table:table-cell office:value-type="string">
                <text:p>PSBC (método estándar)</text:p>
                <draw:g>
                  <svg:desc>Hoja3.A11:Hoja3.A11</svg:desc>
                </draw:g>
              </table:table-cell>
              <table:table-cell office:value-type="float" office:value="NaN">
                <text:p>NaN</text:p>
                <draw:g>
                  <svg:desc>Hoja3.B11:Hoja3.G11</svg:desc>
                </draw:g>
              </table:table-cell>
              <table:table-cell office:value-type="float" office:value="98.98">
                <text:p>98.98</text:p>
              </table:table-cell>
              <table:table-cell office:value-type="float" office:value="4.83">
                <text:p>4.83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8.95525538461539">
                <text:p>8.95525538461539</text:p>
              </table:table-cell>
            </table:table-row>
            <table:table-row>
              <table:table-cell office:value-type="string">
                <text:p>PCBC (método propuesto)</text:p>
                <draw:g>
                  <svg:desc>Hoja3.A12:Hoja3.A12</svg:desc>
                </draw:g>
              </table:table-cell>
              <table:table-cell office:value-type="float" office:value="1.84">
                <text:p>1.84</text:p>
                <draw:g>
                  <svg:desc>Hoja3.B12:Hoja3.G12</svg:desc>
                </draw:g>
              </table:table-cell>
              <table:table-cell office:value-type="float" office:value="50.5">
                <text:p>50.5</text:p>
              </table:table-cell>
              <table:table-cell office:value-type="float" office:value="2.49">
                <text:p>2.49</text:p>
              </table:table-cell>
              <table:table-cell office:value-type="float" office:value="13.9">
                <text:p>13.9</text:p>
              </table:table-cell>
              <table:table-cell office:value-type="float" office:value="0.00159498490127758">
                <text:p>0.00159498490127758</text:p>
              </table:table-cell>
              <table:table-cell office:value-type="float" office:value="4.056387456446">
                <text:p>4.056387456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